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svg" manifest:media-type=""/>
  <manifest:file-entry manifest:full-path="settings.xml" manifest:media-type="text/xml"/>
  <manifest:file-entry manifest:full-path="styles.xml" manifest:media-type="text/xml"/>
  <manifest:file-entry manifest:full-path="media/image2.png" manifest:media-type="image/png"/>
  <manifest:file-entry manifest:full-path="media/image3.svg" manifest:media-type=""/>
  <manifest:file-entry manifest:full-path="media/image4.png" manifest:media-type="image/png"/>
  <manifest:file-entry manifest:full-path="media/image5.svg" manifest:media-type=""/>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545">
      <style:text-properties fo:font-variant="normal" fo:text-transform="none" fo:color="#e7e8e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83333in" style:font-size-asian="0.83333in" style:font-size-complex="0.83333in" fo:letter-spacing="0in" fo:language="nl" fo:country="NL"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1">
      <style:drawing-page-properties draw:fill="bitmap" draw:fill-image-name="a620"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547">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9">
      <style:drawing-page-properties draw:fill="bitmap" draw:fill-image-name="a548"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24">
      <style:graphic-properties fo:wrap-option="wrap" fo:padding-top="0.05in" fo:padding-bottom="0.05in" fo:padding-left="0.1in" fo:padding-right="0.1in" draw:textarea-vertical-align="middle" draw:textarea-horizontal-align="center" draw:fill="solid" draw:fill-color="#262626" draw:opacity="100%" draw:stroke="none" draw:auto-grow-width="false" draw:auto-grow-height="false" draw:decorative="true" style:protect="position siz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05in" fo:padding-bottom="0.05in" fo:padding-left="0.1in" fo:padding-right="0.1in" draw:textarea-vertical-align="middle" draw:textarea-horizontal-align="center" draw:fill="bitmap" draw:fill-image-name="a627" style:repeat="stretch" draw:opacity="100%" draw:stroke="none" draw:shadow="visible" draw:shadow-offset-x="0in" draw:shadow-offset-y="0.04167in" draw:shadow-color="#000000" draw:shadow-opacity="40%" draw:auto-grow-width="false" draw:auto-grow-height="false" draw:decorative="true" style:protect="position size"/>
      <style:paragraph-properties style:font-independent-line-spacing="true" style:writing-mode="lr-tb"/>
    </style:style>
    <style:style style:family="text" style:name="a629">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83333in" style:font-size-asian="0.83333in" style:font-size-complex="0.8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Gill Sans MT" fo:font-size="0.5in" style:font-size-asian="0.5in" style:font-size-complex="0.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center" style:tab-stop-distance="1.75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585">
      <style:drawing-page-properties draw:fill="bitmap" draw:fill-image-name="a584"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86">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55556in" style:font-size-asian="0.55556in" style:font-size-complex="0.55556in" fo:letter-spacing="0in" fo:language="nl" fo:country="NL"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05in" fo:padding-bottom="0.05in" fo:padding-left="0.1in" fo:padding-right="0.1in" draw:textarea-vertical-align="middle" draw:textarea-horizontal-align="center" draw:fill="solid" draw:fill-color="#262626" draw:opacity="100%" draw:stroke="none" draw:auto-grow-width="false" draw:auto-grow-height="false" draw:decorative="true" style:protect="position size"/>
      <style:paragraph-properties style:font-independent-line-spacing="true" style:writing-mode="lr-tb"/>
    </style:style>
    <style:style style:family="text" style:name="a553">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47222in" style:font-size-asian="0.47222in" style:font-size-complex="0.47222in" fo:letter-spacing="0in" fo:language="nl" fo:country="NL"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1">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559">
      <style:graphic-properties fo:wrap-option="wrap" fo:padding-top="0.05in" fo:padding-bottom="0.05in" fo:padding-left="0.1in" fo:padding-right="0.1in" draw:textarea-vertical-align="middle" draw:textarea-horizontal-align="center" draw:fill="bitmap" draw:fill-image-name="a558" style:repeat="stretch" draw:opacity="100%" draw:stroke="none" draw:shadow="visible" draw:shadow-offset-x="-0.04167in" draw:shadow-offset-y="0in" draw:shadow-color="#000000" draw:shadow-opacity="40%" draw:auto-grow-width="false" draw:auto-grow-height="false" draw:decorative="true" style:protect="position size"/>
      <style:paragraph-properties style:font-independent-line-spacing="true" style:writing-mode="lr-tb"/>
    </style:style>
    <style:style style:family="drawing-page" style:name="a633">
      <style:drawing-page-properties draw:fill="bitmap" draw:fill-image-name="a632"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wrap" fo:padding-top="0.05in" fo:padding-bottom="0.05in" fo:padding-left="0.1in" fo:padding-right="0.1in" draw:textarea-vertical-align="middle" draw:textarea-horizontal-align="center" draw:fill="bitmap" draw:fill-image-name="a636" style:repeat="stretch" draw:opacity="100%" draw:stroke="none" draw:auto-grow-width="false" draw:auto-grow-height="false" draw:decorative="true" style:protect="position size"/>
      <style:paragraph-properties style:font-independent-line-spacing="true" style:writing-mode="lr-tb"/>
    </style:style>
    <style:style style:family="text" style:name="a638">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66667in" style:font-size-asian="0.66667in" style:font-size-complex="0.6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1">
      <style:graphic-properties fo:wrap-option="wrap" fo:padding-top="0in" fo:padding-bottom="0in" fo:padding-left="0in" fo:padding-right="0in" draw:textarea-vertical-align="top" draw:textarea-horizontal-align="left" draw:fill="none" draw:stroke="solid" svg:stroke-width="0.01736in" svg:stroke-color="#2a2441" svg:stroke-opacity="100%" svg:stroke-linecap="round" draw:auto-grow-width="false" draw:auto-grow-height="false"/>
      <style:paragraph-properties style:font-independent-line-spacing="true" style:writing-mode="lr-tb"/>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Gill Sans MT" fo:font-size="0.59722in" style:font-size-asian="0.59722in" style:font-size-complex="0.597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Gill Sans MT" fo:font-size="0.59722in" style:font-size-asian="0.59722in" style:font-size-complex="0.597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Gill Sans MT" fo:font-size="0.59722in" style:font-size-asian="0.59722in" style:font-size-complex="0.597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left" style:tab-stop-distance="2.09028in" fo:margin-left="0in" fo:margin-right="0in" fo:text-indent="0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90%" fo:text-align="left" style:tab-stop-distance="2.09028in" fo:margin-left="0in" fo:margin-right="0in" fo:text-indent="0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wrap" fo:padding-top="0.17917in" fo:padding-bottom="0.17917in" fo:padding-left="0.17917in" fo:padding-right="0.17917in" draw:textarea-vertical-align="top" draw:textarea-horizontal-align="left" draw:fill="none" draw:stroke="none" draw:auto-grow-width="false" draw:auto-grow-height="false"/>
      <style:paragraph-properties style:font-independent-line-spacing="true" style:writing-mode="lr-tb"/>
    </style:style>
    <style:style style:family="graphic" style:name="a604">
      <style:graphic-properties fo:wrap-option="wrap" fo:padding-top="0.17917in" fo:padding-bottom="0.17917in" fo:padding-left="0.17917in" fo:padding-right="0.17917in" draw:textarea-vertical-align="top"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8">
      <style:graphic-properties fo:wrap-option="wrap" fo:padding-top="0in" fo:padding-bottom="0in" fo:padding-left="0in" fo:padding-right="0in" draw:textarea-vertical-align="top" draw:textarea-horizontal-align="left" draw:fill="none" draw:stroke="solid" svg:stroke-width="0.01736in" svg:stroke-color="#2a2441" svg:stroke-opacity="100%" svg:stroke-linecap="round" draw:auto-grow-width="false" draw:auto-grow-height="false"/>
      <style:paragraph-properties style:font-independent-line-spacing="true" style:writing-mode="lr-tb"/>
    </style:style>
    <style:style style:family="graphic" style:name="a607">
      <style:graphic-properties fo:wrap-option="wrap" fo:padding-top="0in" fo:padding-bottom="0in" fo:padding-left="0in" fo:padding-right="0in" draw:textarea-vertical-align="top" draw:textarea-horizontal-align="left" draw:fill="none" draw:stroke="solid" svg:stroke-width="0.01736in" svg:stroke-color="#2a2441" svg:stroke-opacity="100%" svg:stroke-linecap="round" draw:auto-grow-width="false" draw:auto-grow-height="false"/>
      <style:paragraph-properties style:font-independent-line-spacing="true" style:writing-mode="lr-tb"/>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Gill Sans MT" fo:font-size="0.59722in" style:font-size-asian="0.59722in" style:font-size-complex="0.597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Gill Sans MT" fo:font-size="0.59722in" style:font-size-asian="0.59722in" style:font-size-complex="0.597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Gill Sans MT" fo:font-size="0.59722in" style:font-size-asian="0.59722in" style:font-size-complex="0.597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in" fo:padding-bottom="0in" fo:padding-left="0in" fo:padding-right="0in" draw:textarea-vertical-align="top" draw:textarea-horizontal-align="left" draw:fill="bitmap" draw:fill-image-name="a562" style:repeat="stretch" draw:opacity="100%" draw:stroke="solid" svg:stroke-width="0.01736in" svg:stroke-color="#ffffff" svg:stroke-opacity="0%" svg:stroke-linecap="round" draw:auto-grow-width="false" draw:auto-grow-height="false"/>
      <style:paragraph-properties style:font-independent-line-spacing="true" style:writing-mode="lr-tb"/>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Gill Sans MT" fo:font-size="0.5in" style:font-size-asian="0.5in" style:font-size-complex="0.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75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56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641" style:parent-style-name="Graphics">
      <style:graphic-properties draw:fill="none" draw:stroke="non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1">
      <style:drawing-page-properties draw:fill="bitmap" draw:fill-image-name="a530"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05in" fo:padding-bottom="0.05in" fo:padding-left="0.1in" fo:padding-right="0.1in" draw:textarea-vertical-align="middle" draw:textarea-horizontal-align="center" draw:fill="solid" draw:fill-color="#262626" draw:opacity="100%" draw:stroke="none" draw:auto-grow-width="false" draw:auto-grow-height="false" draw:decorative="true" style:protect="position size"/>
      <style:paragraph-properties style:font-independent-line-spacing="true" style:writing-mode="lr-tb"/>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nl" fo:country="NL"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Gill Sans MT" fo:font-size="0.59722in" style:font-size-asian="0.59722in" style:font-size-complex="0.597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612">
      <style:paragraph-properties fo:line-height="90%" fo:text-align="left" style:tab-stop-distance="2.09028in" fo:margin-left="0in" fo:margin-right="0in" fo:text-indent="0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3">
      <style:graphic-properties fo:wrap-option="wrap" fo:padding-top="0.17917in" fo:padding-bottom="0.17917in" fo:padding-left="0.17917in" fo:padding-right="0.17917in" draw:textarea-vertical-align="top" draw:textarea-horizontal-align="left" draw:fill="none" draw:stroke="none" draw:auto-grow-width="false" draw:auto-grow-height="false"/>
      <style:paragraph-properties style:font-independent-line-spacing="true" style:writing-mode="lr-tb"/>
    </style:style>
    <style:style style:family="paragraph" style:name="a5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in" fo:padding-bottom="0in" fo:padding-left="0in" fo:padding-right="0in" draw:textarea-vertical-align="top" draw:textarea-horizontal-align="left" draw:fill="none" draw:stroke="solid" svg:stroke-width="0.01736in" svg:stroke-color="#2a2441" svg:stroke-opacity="100%" svg:stroke-linecap="round" draw:auto-grow-width="false" draw:auto-grow-height="false"/>
      <style:paragraph-properties style:font-independent-line-spacing="true" style:writing-mode="lr-tb"/>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90%" fo:text-align="left" style:tab-stop-distance="2.09028in" fo:margin-left="0in" fo:margin-right="0in" fo:text-indent="0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17917in" fo:padding-bottom="0.17917in" fo:padding-left="0.17917in" fo:padding-right="0.17917in" draw:textarea-vertical-align="top" draw:textarea-horizontal-align="left" draw:fill="none" draw:stroke="none" draw:auto-grow-width="false" draw:auto-grow-height="false"/>
      <style:paragraph-properties style:font-independent-line-spacing="true" style:writing-mode="lr-tb"/>
    </style:style>
    <style:style style:family="graphic" style:name="a571">
      <style:graphic-properties fo:wrap-option="wrap" fo:padding-top="0in" fo:padding-bottom="0in" fo:padding-left="0in" fo:padding-right="0in" draw:textarea-vertical-align="top" draw:textarea-horizontal-align="left" draw:fill="bitmap" draw:fill-image-name="a570" style:repeat="stretch" draw:opacity="100%" draw:stroke="solid" svg:stroke-width="0.01736in" svg:stroke-color="#ffffff" svg:stroke-opacity="0%" svg:stroke-linecap="round" draw:auto-grow-width="false" draw:auto-grow-height="false"/>
      <style:paragraph-properties style:font-independent-line-spacing="true" style:writing-mode="lr-tb"/>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Gill Sans MT" fo:font-size="0.5in" style:font-size-asian="0.5in" style:font-size-complex="0.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center" style:tab-stop-distance="1.75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9">
      <style:graphic-properties fo:wrap-option="wrap" fo:padding-top="0in" fo:padding-bottom="0in" fo:padding-left="0in" fo:padding-right="0in" draw:textarea-vertical-align="top" draw:textarea-horizontal-align="left" draw:fill="bitmap" draw:fill-image-name="a578" style:repeat="stretch" draw:opacity="100%" draw:stroke="solid" svg:stroke-width="0.01736in" svg:stroke-color="#ffffff" svg:stroke-opacity="0%" svg:stroke-linecap="round" draw:auto-grow-width="false" draw:auto-grow-height="false"/>
      <style:paragraph-properties style:font-independent-line-spacing="true" style:writing-mode="lr-tb"/>
    </style:style>
    <style:style style:family="graphic" style:name="a541">
      <style:graphic-properties fo:wrap-option="wrap" fo:padding-top="0.05in" fo:padding-bottom="0.05in" fo:padding-left="0.1in" fo:padding-right="0.1in" draw:textarea-vertical-align="middle" draw:textarea-horizontal-align="center" draw:fill="bitmap" draw:fill-image-name="a540" style:repeat="stretch" draw:opacity="100%" draw:stroke="none" draw:shadow="visible" draw:shadow-offset-x="0in" draw:shadow-offset-y="0.04167in" draw:shadow-color="#000000" draw:shadow-opacity="40%" draw:auto-grow-width="false" draw:auto-grow-height="false" draw:decorative="true" style:protect="position size"/>
      <style:paragraph-properties style:font-independent-line-spacing="true" style:writing-mode="lr-tb"/>
    </style:style>
    <style:style style:family="text" style:name="a542">
      <style:text-properties fo:font-variant="normal" fo:text-transform="none" fo:color="#e7e8e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83333in" style:font-size-asian="0.83333in" style:font-size-complex="0.83333in" fo:letter-spacing="0in" fo:language="nl" fo:country="NL"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e7e8e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83333in" style:font-size-asian="0.83333in" style:font-size-complex="0.83333in" fo:letter-spacing="0in" fo:language="nl" fo:country="NL" fo:font-style="normal" style:font-style-asian="normal" style:font-style-complex="normal" fo:text-shadow="-0.01218in -0.0249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4">
      <style:text-properties fo:font-variant="normal" fo:text-transform="none" fo:color="#e7e8e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83333in" style:font-size-asian="0.83333in" style:font-size-complex="0.83333in" fo:letter-spacing="0in" fo:language="nl" fo:country="NL"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presentation>
      <draw:page draw:name="Slide1" draw:style-name="a531" draw:master-page-name="Master1-Layout1-title-Title-Slide" presentation:presentation-page-layout-name="Master1-PPL1" draw:id="Slide-256">
        <draw:custom-shape svg:x="0in" svg:y="0in" svg:width="13.33333in" svg:height="7.5in" draw:id="id117" draw:style-name="a534" draw:name="Rectangle 31">
          <svg:title/>
          <svg:desc/>
          <text:p text:style-name="a533" text:class-names="" text:cond-style-name=""><text:span text:style-name="a532" text:class-names=""/></text:p>
          <draw:enhanced-geometry xmlns:dr3d="urn:oasis:names:tc:opendocument:xmlns:dr3d:1.0" draw:type="non-primitive" svg:viewBox="0 0 21600 21600" draw:enhanced-path="M 0 0 L 21600 0 21600 21600 0 21600 Z N"/>
        </draw:custom-shape>
        <draw:frame draw:id="id119" presentation:style-name="a537" draw:name="Ondertitel 2" svg:x="1.49826in" svg:y="5.23846in" svg:width="10.32465in" svg:height="1.11388in" presentation:class="subtitle" presentation:placeholder="false">
          <draw:text-box>
            <text:p text:style-name="a536" text:class-names="" text:cond-style-name="" text:id="id118"><text:span text:style-name="a535" text:class-names="">Deep Dive</text:span></text:p>
          </draw:text-box>
          <svg:title/>
          <svg:desc/>
        </draw:frame>
        <draw:custom-shape svg:x="0in" svg:y="0in" svg:width="13.33333in" svg:height="4.99462in" draw:id="id120" draw:style-name="a541" draw:name="Freeform: Shape 33">
          <svg:title/>
          <svg:desc/>
          <text:p text:style-name="a539" text:class-names="" text:cond-style-name=""><text:span text:style-name="a538" text:class-names=""/></text:p>
          <draw:enhanced-geometry xmlns:dr3d="urn:oasis:names:tc:opendocument:xmlns:dr3d:1.0" draw:type="non-primitive" svg:viewBox="0 0 12192000 4567080" draw:enhanced-path="M ?f0 ?f0 L ?f1 ?f0 ?f1 ?f3 ?f4 ?f5 C ?f6 ?f7 ?f8 ?f2 ?f9 ?f2 ?f10 ?f2 ?f11 ?f7 ?f12 ?f5 L ?f0 ?f13 Z N" draw:text-areas="?f38 ?f40 ?f39 ?f41" draw:glue-points="?f42 ?f43 ?f44 ?f43 ?f44 ?f45 ?f46 ?f47 ?f48 ?f49 ?f50 ?f47 ?f42 ?f51" draw:glue-point-leaving-directions="-90, -90, -90, -90, -90, -90, -90">
            <draw:equation draw:name="f0" draw:formula="0"/>
            <draw:equation draw:name="f1" draw:formula="12192000"/>
            <draw:equation draw:name="f2" draw:formula="4567080"/>
            <draw:equation draw:name="f3" draw:formula="4040874"/>
            <draw:equation draw:name="f4" draw:formula="11707453"/>
            <draw:equation draw:name="f5" draw:formula="4125902"/>
            <draw:equation draw:name="f6" draw:formula="9955980"/>
            <draw:equation draw:name="f7" draw:formula="4411316"/>
            <draw:equation draw:name="f8" draw:formula="8064085"/>
            <draw:equation draw:name="f9" draw:formula="6090444"/>
            <draw:equation draw:name="f10" draw:formula="4116804"/>
            <draw:equation draw:name="f11" draw:formula="2224908"/>
            <draw:equation draw:name="f12" draw:formula="473435"/>
            <draw:equation draw:name="f13" draw:formula="4042824"/>
            <draw:equation draw:name="f14" draw:formula="?f2 - ?f0"/>
            <draw:equation draw:name="f15" draw:formula="?f1 - ?f0"/>
            <draw:equation draw:name="f16" draw:formula="?f15 / 12192000"/>
            <draw:equation draw:name="f17" draw:formula="?f14 / 4567080"/>
            <draw:equation draw:name="f18" draw:formula="0 * ?f15"/>
            <draw:equation draw:name="f19" draw:formula="0 * ?f14"/>
            <draw:equation draw:name="f20" draw:formula="12192000 * ?f15"/>
            <draw:equation draw:name="f21" draw:formula="4040874 * ?f14"/>
            <draw:equation draw:name="f22" draw:formula="11707453 * ?f15"/>
            <draw:equation draw:name="f23" draw:formula="4125902 * ?f14"/>
            <draw:equation draw:name="f24" draw:formula="6090444 * ?f15"/>
            <draw:equation draw:name="f25" draw:formula="4567080 * ?f14"/>
            <draw:equation draw:name="f26" draw:formula="473435 * ?f15"/>
            <draw:equation draw:name="f27" draw:formula="4042824 * ?f14"/>
            <draw:equation draw:name="f28" draw:formula="?f18 / 12192000"/>
            <draw:equation draw:name="f29" draw:formula="?f19 / 4567080"/>
            <draw:equation draw:name="f30" draw:formula="?f20 / 12192000"/>
            <draw:equation draw:name="f31" draw:formula="?f21 / 4567080"/>
            <draw:equation draw:name="f32" draw:formula="?f22 / 12192000"/>
            <draw:equation draw:name="f33" draw:formula="?f23 / 4567080"/>
            <draw:equation draw:name="f34" draw:formula="?f24 / 12192000"/>
            <draw:equation draw:name="f35" draw:formula="?f25 / 4567080"/>
            <draw:equation draw:name="f36" draw:formula="?f26 / 12192000"/>
            <draw:equation draw:name="f37" draw:formula="?f27 / 4567080"/>
            <draw:equation draw:name="f38" draw:formula="?f0 / ?f16"/>
            <draw:equation draw:name="f39" draw:formula="?f1 / ?f16"/>
            <draw:equation draw:name="f40" draw:formula="?f0 / ?f17"/>
            <draw:equation draw:name="f41" draw:formula="?f2 / ?f17"/>
            <draw:equation draw:name="f42" draw:formula="?f28 / ?f16"/>
            <draw:equation draw:name="f43" draw:formula="?f29 / ?f17"/>
            <draw:equation draw:name="f44" draw:formula="?f30 / ?f16"/>
            <draw:equation draw:name="f45" draw:formula="?f31 / ?f17"/>
            <draw:equation draw:name="f46" draw:formula="?f32 / ?f16"/>
            <draw:equation draw:name="f47" draw:formula="?f33 / ?f17"/>
            <draw:equation draw:name="f48" draw:formula="?f34 / ?f16"/>
            <draw:equation draw:name="f49" draw:formula="?f35 / ?f17"/>
            <draw:equation draw:name="f50" draw:formula="?f36 / ?f16"/>
            <draw:equation draw:name="f51" draw:formula="?f37 / ?f17"/>
          </draw:enhanced-geometry>
        </draw:custom-shape>
        <draw:frame draw:id="id122" presentation:style-name="a547" draw:name="Titel 1" svg:x="1.49826in" svg:y="1.36842in" svg:width="10.32465in" svg:height="2.6887in" presentation:class="title" presentation:placeholder="false">
          <draw:text-box>
            <text:p text:style-name="a546" text:class-names="" text:cond-style-name="" text:id="id121"><text:span text:style-name="a542" text:class-names="">Prompt<text:s text:c="1"/></text:span><text:span text:style-name="a543" text:class-names="">B</text:span><text:span text:style-name="a544" text:class-names="">ook</text:span><text:span text:style-name="a545"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122" anim:iterate-type="by-letter" anim:iterate-interval="PT0.040000S" smil:begin="1.0s" smil:fill="hold">
                  <anim:set smil:targetElement="id122" smil:attributeName="visibility" smil:to="visible" smil:begin="0.0s" smil:dur="0.00100000004749745s" smil:fill="hold"/>
                  <anim:transitionFilter smil:targetElement="id122" smil:type="fade" smil:subtype="crossfade" smil:dur="0.400000005960464s"/>
                </anim:iterate>
                <anim:iterate presentation:node-type="with-previous" presentation:preset-id="10" presentation:preset-sub-type="0" presentation:preset-class="entrance" presentation:group-id="0" smil:targetElement="id118" anim:iterate-type="by-letter" anim:iterate-interval="PT0.040000S" smil:begin="2.0s" smil:fill="hold">
                  <anim:set smil:targetElement="id118" smil:attributeName="visibility" smil:to="visible" smil:begin="0.0s" smil:dur="0.00100000004749745s" smil:fill="hold"/>
                  <anim:transitionFilter smil:targetElement="id118" smil:type="fade" smil:subtype="crossfade" smil:dur="0.400000005960464s"/>
                </anim:iterate>
              </anim:par>
            </anim:par>
          </anim:seq>
        </anim:par>
      </draw:page>
      <draw:page draw:name="Slide2" draw:style-name="a549" draw:master-page-name="Master1-Layout2-obj-Title-and-Content" presentation:presentation-page-layout-name="Master1-PPL2" draw:id="Slide-257">
        <draw:custom-shape svg:x="0in" svg:y="0in" svg:width="13.33333in" svg:height="7.5in" draw:id="id123" draw:style-name="a552" draw:name="Rectangle 8">
          <svg:title/>
          <svg:desc/>
          <text:p text:style-name="a551" text:class-names="" text:cond-style-name=""><text:span text:style-name="a550" text:class-names=""/></text:p>
          <draw:enhanced-geometry xmlns:dr3d="urn:oasis:names:tc:opendocument:xmlns:dr3d:1.0" draw:type="non-primitive" svg:viewBox="0 0 21600 21600" draw:enhanced-path="M 0 0 L 21600 0 21600 21600 0 21600 Z N"/>
        </draw:custom-shape>
        <draw:frame draw:id="id124" presentation:style-name="a555" draw:name="Titel 1" svg:x="0.99934in" svg:y="0.66667in" svg:width="3.06153in" svg:height="5.76736in" presentation:class="title" presentation:placeholder="false">
          <draw:text-box>
            <text:p text:style-name="a554" text:class-names="" text:cond-style-name=""><text:span text:style-name="a553" text:class-names="">Inhoudsopgave</text:span></text:p>
          </draw:text-box>
          <svg:title/>
          <svg:desc/>
        </draw:frame>
        <draw:custom-shape svg:x="4.4661in" svg:y="0in" svg:width="8.86723in" svg:height="7.5in" draw:id="id125" draw:style-name="a559" draw:name="Freeform: Shape 10">
          <svg:title/>
          <svg:desc/>
          <text:p text:style-name="a557" text:class-names="" text:cond-style-name=""><text:span text:style-name="a556" text:class-names=""/></text:p>
          <draw:enhanced-geometry xmlns:dr3d="urn:oasis:names:tc:opendocument:xmlns:dr3d:1.0" draw:type="non-primitive" svg:viewBox="0 0 8108194 6858002" draw:enhanced-path="M ?f3 ?f0 L ?f0 ?f0 ?f0 ?f2 ?f4 ?f2 ?f3 ?f2 ?f5 ?f2 ?f6 ?f7 ?f8 ?f9 ?f10 ?f11 ?f12 ?f13 ?f14 ?f15 ?f16 ?f17 ?f18 ?f19 ?f20 ?f21 ?f22 ?f23 ?f24 ?f25 ?f26 ?f27 ?f28 ?f29 ?f30 ?f31 ?f32 ?f33 ?f34 ?f35 ?f36 ?f37 ?f38 ?f39 ?f40 ?f41 ?f42 ?f43 ?f44 ?f45 ?f1 ?f46 ?f44 ?f47 ?f44 ?f48 ?f42 ?f49 ?f50 ?f51 ?f38 ?f52 ?f53 ?f54 ?f55 ?f56 ?f57 ?f58 ?f59 ?f60 ?f61 ?f62 ?f63 ?f64 ?f65 ?f66 ?f67 ?f68 ?f69 ?f70 ?f16 ?f71 ?f72 ?f73 ?f74 ?f75 ?f76 ?f77 ?f78 ?f79 ?f80 ?f81 ?f82 ?f83 ?f84 ?f85 ?f86 ?f87 ?f88 ?f89 ?f90 ?f89 ?f90 ?f91 ?f3 ?f91 Z N" draw:text-areas="?f282 ?f284 ?f283 ?f285" draw:glue-points="?f286 ?f287 ?f288 ?f287 ?f288 ?f289 ?f290 ?f289 ?f286 ?f289 ?f291 ?f289 ?f292 ?f293 ?f294 ?f295 ?f296 ?f297 ?f298 ?f299 ?f300 ?f301 ?f302 ?f303 ?f304 ?f305 ?f306 ?f307 ?f308 ?f309 ?f310 ?f311 ?f312 ?f313 ?f314 ?f315 ?f316 ?f317 ?f318 ?f319 ?f320 ?f321 ?f322 ?f323 ?f324 ?f325 ?f326 ?f327 ?f328 ?f329 ?f330 ?f331 ?f332 ?f333 ?f330 ?f334 ?f330 ?f335 ?f328 ?f336 ?f337 ?f338 ?f324 ?f339 ?f340 ?f341 ?f342 ?f343 ?f344 ?f345 ?f346 ?f347 ?f348 ?f349 ?f350 ?f351 ?f352 ?f353 ?f354 ?f355 ?f356 ?f357 ?f302 ?f358 ?f359 ?f360 ?f361 ?f362 ?f363 ?f364 ?f365 ?f366 ?f367 ?f368 ?f369 ?f370 ?f371 ?f372 ?f373 ?f374 ?f375 ?f376 ?f377 ?f376 ?f377 ?f378 ?f286 ?f378" draw:glue-point-leaving-directions="-90, -90, -90, -90, -90, -90, -90, -90, -90, -90, -90, -90, -90, -90, -90, -90, -90, -90, -90, -90, -90, -90, -90, -90, -90, -90, -90, -90, -90, -90, -90, -90, -90, -90, -90, -90, -90, -90, -90, -90, -90, -90, -90, -90, -90, -90, -90, -90, -90, -90, -90, -90, -90, -90" draw:mirror-horizontal="true">
            <draw:equation draw:name="f0" draw:formula="0"/>
            <draw:equation draw:name="f1" draw:formula="8108194"/>
            <draw:equation draw:name="f2" draw:formula="6858002"/>
            <draw:equation draw:name="f3" draw:formula="4629960"/>
            <draw:equation draw:name="f4" draw:formula="1406984"/>
            <draw:equation draw:name="f5" draw:formula="7761129"/>
            <draw:equation draw:name="f6" draw:formula="7795626"/>
            <draw:equation draw:name="f7" draw:formula="6702327"/>
            <draw:equation draw:name="f8" draw:formula="7828504"/>
            <draw:equation draw:name="f9" draw:formula="6547336"/>
            <draw:equation draw:name="f10" draw:formula="7860686"/>
            <draw:equation draw:name="f11" draw:formula="6391660"/>
            <draw:equation draw:name="f12" draw:formula="7888239"/>
            <draw:equation draw:name="f13" draw:formula="6235297"/>
            <draw:equation draw:name="f14" draw:formula="7916023"/>
            <draw:equation draw:name="f15" draw:formula="6079621"/>
            <draw:equation draw:name="f16" draw:formula="7941955"/>
            <draw:equation draw:name="f17" draw:formula="5923258"/>
            <draw:equation draw:name="f18" draw:formula="7964181"/>
            <draw:equation draw:name="f19" draw:formula="5768953"/>
            <draw:equation draw:name="f20" draw:formula="7985250"/>
            <draw:equation draw:name="f21" draw:formula="5612591"/>
            <draw:equation draw:name="f22" draw:formula="8004468"/>
            <draw:equation draw:name="f23" draw:formula="5456914"/>
            <draw:equation draw:name="f24" draw:formula="8021137"/>
            <draw:equation draw:name="f25" draw:formula="5303981"/>
            <draw:equation draw:name="f26" draw:formula="8037808"/>
            <draw:equation draw:name="f27" draw:formula="5148990"/>
            <draw:equation draw:name="f28" draw:formula="8051700"/>
            <draw:equation draw:name="f29" draw:formula="4996057"/>
            <draw:equation draw:name="f30" draw:formula="8062581"/>
            <draw:equation draw:name="f31" draw:formula="4843123"/>
            <draw:equation draw:name="f32" draw:formula="8073927"/>
            <draw:equation draw:name="f33" draw:formula="4690876"/>
            <draw:equation draw:name="f34" draw:formula="8083419"/>
            <draw:equation draw:name="f35" draw:formula="4540000"/>
            <draw:equation draw:name="f36" draw:formula="8090134"/>
            <draw:equation draw:name="f37" draw:formula="4390495"/>
            <draw:equation draw:name="f38" draw:formula="8095922"/>
            <draw:equation draw:name="f39" draw:formula="4240991"/>
            <draw:equation draw:name="f40" draw:formula="8101479"/>
            <draw:equation draw:name="f41" draw:formula="4092858"/>
            <draw:equation draw:name="f42" draw:formula="8104026"/>
            <draw:equation draw:name="f43" draw:formula="3946783"/>
            <draw:equation draw:name="f44" draw:formula="8106804"/>
            <draw:equation draw:name="f45" draw:formula="3800707"/>
            <draw:equation draw:name="f46" draw:formula="3656689"/>
            <draw:equation draw:name="f47" draw:formula="3514043"/>
            <draw:equation draw:name="f48" draw:formula="3372768"/>
            <draw:equation draw:name="f49" draw:formula="3232865"/>
            <draw:equation draw:name="f50" draw:formula="8099859"/>
            <draw:equation draw:name="f51" draw:formula="3095705"/>
            <draw:equation draw:name="f52" draw:formula="2959917"/>
            <draw:equation draw:name="f53" draw:formula="8091523"/>
            <draw:equation draw:name="f54" draw:formula="2826871"/>
            <draw:equation draw:name="f55" draw:formula="8084809"/>
            <draw:equation draw:name="f56" draw:formula="2694512"/>
            <draw:equation draw:name="f57" draw:formula="8077631"/>
            <draw:equation draw:name="f58" draw:formula="2564211"/>
            <draw:equation draw:name="f59" draw:formula="8071149"/>
            <draw:equation draw:name="f60" draw:formula="2436652"/>
            <draw:equation draw:name="f61" draw:formula="8052857"/>
            <draw:equation draw:name="f62" draw:formula="2187706"/>
            <draw:equation draw:name="f63" draw:formula="8033409"/>
            <draw:equation draw:name="f64" draw:formula="1949048"/>
            <draw:equation draw:name="f65" draw:formula="8013034"/>
            <draw:equation draw:name="f66" draw:formula="1719991"/>
            <draw:equation draw:name="f67" draw:formula="7990575"/>
            <draw:equation draw:name="f68" draw:formula="1503278"/>
            <draw:equation draw:name="f69" draw:formula="7967191"/>
            <draw:equation draw:name="f70" draw:formula="1296166"/>
            <draw:equation draw:name="f71" draw:formula="1104142"/>
            <draw:equation draw:name="f72" draw:formula="7917180"/>
            <draw:equation draw:name="f73" draw:formula="923777"/>
            <draw:equation draw:name="f74" draw:formula="7892407"/>
            <draw:equation draw:name="f75" draw:formula="757813"/>
            <draw:equation draw:name="f76" draw:formula="7869022"/>
            <draw:equation draw:name="f77" draw:formula="605566"/>
            <draw:equation draw:name="f78" draw:formula="7846795"/>
            <draw:equation draw:name="f79" draw:formula="470463"/>
            <draw:equation draw:name="f80" draw:formula="7825725"/>
            <draw:equation draw:name="f81" draw:formula="348391"/>
            <draw:equation draw:name="f82" draw:formula="7808129"/>
            <draw:equation draw:name="f83" draw:formula="245521"/>
            <draw:equation draw:name="f84" draw:formula="7791459"/>
            <draw:equation draw:name="f85" draw:formula="159110"/>
            <draw:equation draw:name="f86" draw:formula="7767610"/>
            <draw:equation draw:name="f87" draw:formula="40466"/>
            <draw:equation draw:name="f88" draw:formula="7759507"/>
            <draw:equation draw:name="f89" draw:formula="4"/>
            <draw:equation draw:name="f90" draw:formula="7768809"/>
            <draw:equation draw:name="f91" draw:formula="3"/>
            <draw:equation draw:name="f92" draw:formula="?f2 - ?f0"/>
            <draw:equation draw:name="f93" draw:formula="?f1 - ?f0"/>
            <draw:equation draw:name="f94" draw:formula="?f93 / 8108194"/>
            <draw:equation draw:name="f95" draw:formula="?f92 / 6858002"/>
            <draw:equation draw:name="f96" draw:formula="4629960 * ?f93"/>
            <draw:equation draw:name="f97" draw:formula="0 * ?f92"/>
            <draw:equation draw:name="f98" draw:formula="0 * ?f93"/>
            <draw:equation draw:name="f99" draw:formula="6858002 * ?f92"/>
            <draw:equation draw:name="f100" draw:formula="1406984 * ?f93"/>
            <draw:equation draw:name="f101" draw:formula="7761129 * ?f93"/>
            <draw:equation draw:name="f102" draw:formula="7795626 * ?f93"/>
            <draw:equation draw:name="f103" draw:formula="6702327 * ?f92"/>
            <draw:equation draw:name="f104" draw:formula="7828504 * ?f93"/>
            <draw:equation draw:name="f105" draw:formula="6547336 * ?f92"/>
            <draw:equation draw:name="f106" draw:formula="7860686 * ?f93"/>
            <draw:equation draw:name="f107" draw:formula="6391660 * ?f92"/>
            <draw:equation draw:name="f108" draw:formula="7888239 * ?f93"/>
            <draw:equation draw:name="f109" draw:formula="6235297 * ?f92"/>
            <draw:equation draw:name="f110" draw:formula="7916023 * ?f93"/>
            <draw:equation draw:name="f111" draw:formula="6079621 * ?f92"/>
            <draw:equation draw:name="f112" draw:formula="7941955 * ?f93"/>
            <draw:equation draw:name="f113" draw:formula="5923258 * ?f92"/>
            <draw:equation draw:name="f114" draw:formula="7964181 * ?f93"/>
            <draw:equation draw:name="f115" draw:formula="5768953 * ?f92"/>
            <draw:equation draw:name="f116" draw:formula="7985250 * ?f93"/>
            <draw:equation draw:name="f117" draw:formula="5612591 * ?f92"/>
            <draw:equation draw:name="f118" draw:formula="8004468 * ?f93"/>
            <draw:equation draw:name="f119" draw:formula="5456914 * ?f92"/>
            <draw:equation draw:name="f120" draw:formula="8021137 * ?f93"/>
            <draw:equation draw:name="f121" draw:formula="5303981 * ?f92"/>
            <draw:equation draw:name="f122" draw:formula="8037808 * ?f93"/>
            <draw:equation draw:name="f123" draw:formula="5148990 * ?f92"/>
            <draw:equation draw:name="f124" draw:formula="8051700 * ?f93"/>
            <draw:equation draw:name="f125" draw:formula="4996057 * ?f92"/>
            <draw:equation draw:name="f126" draw:formula="8062581 * ?f93"/>
            <draw:equation draw:name="f127" draw:formula="4843123 * ?f92"/>
            <draw:equation draw:name="f128" draw:formula="8073927 * ?f93"/>
            <draw:equation draw:name="f129" draw:formula="4690876 * ?f92"/>
            <draw:equation draw:name="f130" draw:formula="8083419 * ?f93"/>
            <draw:equation draw:name="f131" draw:formula="4540000 * ?f92"/>
            <draw:equation draw:name="f132" draw:formula="8090134 * ?f93"/>
            <draw:equation draw:name="f133" draw:formula="4390495 * ?f92"/>
            <draw:equation draw:name="f134" draw:formula="8095922 * ?f93"/>
            <draw:equation draw:name="f135" draw:formula="4240991 * ?f92"/>
            <draw:equation draw:name="f136" draw:formula="8101479 * ?f93"/>
            <draw:equation draw:name="f137" draw:formula="4092858 * ?f92"/>
            <draw:equation draw:name="f138" draw:formula="8104026 * ?f93"/>
            <draw:equation draw:name="f139" draw:formula="3946783 * ?f92"/>
            <draw:equation draw:name="f140" draw:formula="8106804 * ?f93"/>
            <draw:equation draw:name="f141" draw:formula="3800707 * ?f92"/>
            <draw:equation draw:name="f142" draw:formula="8108194 * ?f93"/>
            <draw:equation draw:name="f143" draw:formula="3656689 * ?f92"/>
            <draw:equation draw:name="f144" draw:formula="3514043 * ?f92"/>
            <draw:equation draw:name="f145" draw:formula="3372768 * ?f92"/>
            <draw:equation draw:name="f146" draw:formula="3232865 * ?f92"/>
            <draw:equation draw:name="f147" draw:formula="8099859 * ?f93"/>
            <draw:equation draw:name="f148" draw:formula="3095705 * ?f92"/>
            <draw:equation draw:name="f149" draw:formula="2959917 * ?f92"/>
            <draw:equation draw:name="f150" draw:formula="8091523 * ?f93"/>
            <draw:equation draw:name="f151" draw:formula="2826871 * ?f92"/>
            <draw:equation draw:name="f152" draw:formula="8084809 * ?f93"/>
            <draw:equation draw:name="f153" draw:formula="2694512 * ?f92"/>
            <draw:equation draw:name="f154" draw:formula="8077631 * ?f93"/>
            <draw:equation draw:name="f155" draw:formula="2564211 * ?f92"/>
            <draw:equation draw:name="f156" draw:formula="8071149 * ?f93"/>
            <draw:equation draw:name="f157" draw:formula="2436652 * ?f92"/>
            <draw:equation draw:name="f158" draw:formula="8052857 * ?f93"/>
            <draw:equation draw:name="f159" draw:formula="2187706 * ?f92"/>
            <draw:equation draw:name="f160" draw:formula="8033409 * ?f93"/>
            <draw:equation draw:name="f161" draw:formula="1949048 * ?f92"/>
            <draw:equation draw:name="f162" draw:formula="8013034 * ?f93"/>
            <draw:equation draw:name="f163" draw:formula="1719991 * ?f92"/>
            <draw:equation draw:name="f164" draw:formula="7990575 * ?f93"/>
            <draw:equation draw:name="f165" draw:formula="1503278 * ?f92"/>
            <draw:equation draw:name="f166" draw:formula="7967191 * ?f93"/>
            <draw:equation draw:name="f167" draw:formula="1296166 * ?f92"/>
            <draw:equation draw:name="f168" draw:formula="1104142 * ?f92"/>
            <draw:equation draw:name="f169" draw:formula="7917180 * ?f93"/>
            <draw:equation draw:name="f170" draw:formula="923777 * ?f92"/>
            <draw:equation draw:name="f171" draw:formula="7892407 * ?f93"/>
            <draw:equation draw:name="f172" draw:formula="757813 * ?f92"/>
            <draw:equation draw:name="f173" draw:formula="7869022 * ?f93"/>
            <draw:equation draw:name="f174" draw:formula="605566 * ?f92"/>
            <draw:equation draw:name="f175" draw:formula="7846795 * ?f93"/>
            <draw:equation draw:name="f176" draw:formula="470463 * ?f92"/>
            <draw:equation draw:name="f177" draw:formula="7825725 * ?f93"/>
            <draw:equation draw:name="f178" draw:formula="348391 * ?f92"/>
            <draw:equation draw:name="f179" draw:formula="7808129 * ?f93"/>
            <draw:equation draw:name="f180" draw:formula="245521 * ?f92"/>
            <draw:equation draw:name="f181" draw:formula="7791459 * ?f93"/>
            <draw:equation draw:name="f182" draw:formula="159110 * ?f92"/>
            <draw:equation draw:name="f183" draw:formula="7767610 * ?f93"/>
            <draw:equation draw:name="f184" draw:formula="40466 * ?f92"/>
            <draw:equation draw:name="f185" draw:formula="7759507 * ?f93"/>
            <draw:equation draw:name="f186" draw:formula="4 * ?f92"/>
            <draw:equation draw:name="f187" draw:formula="7768809 * ?f93"/>
            <draw:equation draw:name="f188" draw:formula="3 * ?f92"/>
            <draw:equation draw:name="f189" draw:formula="?f96 / 8108194"/>
            <draw:equation draw:name="f190" draw:formula="?f97 / 6858002"/>
            <draw:equation draw:name="f191" draw:formula="?f98 / 8108194"/>
            <draw:equation draw:name="f192" draw:formula="?f99 / 6858002"/>
            <draw:equation draw:name="f193" draw:formula="?f100 / 8108194"/>
            <draw:equation draw:name="f194" draw:formula="?f101 / 8108194"/>
            <draw:equation draw:name="f195" draw:formula="?f102 / 8108194"/>
            <draw:equation draw:name="f196" draw:formula="?f103 / 6858002"/>
            <draw:equation draw:name="f197" draw:formula="?f104 / 8108194"/>
            <draw:equation draw:name="f198" draw:formula="?f105 / 6858002"/>
            <draw:equation draw:name="f199" draw:formula="?f106 / 8108194"/>
            <draw:equation draw:name="f200" draw:formula="?f107 / 6858002"/>
            <draw:equation draw:name="f201" draw:formula="?f108 / 8108194"/>
            <draw:equation draw:name="f202" draw:formula="?f109 / 6858002"/>
            <draw:equation draw:name="f203" draw:formula="?f110 / 8108194"/>
            <draw:equation draw:name="f204" draw:formula="?f111 / 6858002"/>
            <draw:equation draw:name="f205" draw:formula="?f112 / 8108194"/>
            <draw:equation draw:name="f206" draw:formula="?f113 / 6858002"/>
            <draw:equation draw:name="f207" draw:formula="?f114 / 8108194"/>
            <draw:equation draw:name="f208" draw:formula="?f115 / 6858002"/>
            <draw:equation draw:name="f209" draw:formula="?f116 / 8108194"/>
            <draw:equation draw:name="f210" draw:formula="?f117 / 6858002"/>
            <draw:equation draw:name="f211" draw:formula="?f118 / 8108194"/>
            <draw:equation draw:name="f212" draw:formula="?f119 / 6858002"/>
            <draw:equation draw:name="f213" draw:formula="?f120 / 8108194"/>
            <draw:equation draw:name="f214" draw:formula="?f121 / 6858002"/>
            <draw:equation draw:name="f215" draw:formula="?f122 / 8108194"/>
            <draw:equation draw:name="f216" draw:formula="?f123 / 6858002"/>
            <draw:equation draw:name="f217" draw:formula="?f124 / 8108194"/>
            <draw:equation draw:name="f218" draw:formula="?f125 / 6858002"/>
            <draw:equation draw:name="f219" draw:formula="?f126 / 8108194"/>
            <draw:equation draw:name="f220" draw:formula="?f127 / 6858002"/>
            <draw:equation draw:name="f221" draw:formula="?f128 / 8108194"/>
            <draw:equation draw:name="f222" draw:formula="?f129 / 6858002"/>
            <draw:equation draw:name="f223" draw:formula="?f130 / 8108194"/>
            <draw:equation draw:name="f224" draw:formula="?f131 / 6858002"/>
            <draw:equation draw:name="f225" draw:formula="?f132 / 8108194"/>
            <draw:equation draw:name="f226" draw:formula="?f133 / 6858002"/>
            <draw:equation draw:name="f227" draw:formula="?f134 / 8108194"/>
            <draw:equation draw:name="f228" draw:formula="?f135 / 6858002"/>
            <draw:equation draw:name="f229" draw:formula="?f136 / 8108194"/>
            <draw:equation draw:name="f230" draw:formula="?f137 / 6858002"/>
            <draw:equation draw:name="f231" draw:formula="?f138 / 8108194"/>
            <draw:equation draw:name="f232" draw:formula="?f139 / 6858002"/>
            <draw:equation draw:name="f233" draw:formula="?f140 / 8108194"/>
            <draw:equation draw:name="f234" draw:formula="?f141 / 6858002"/>
            <draw:equation draw:name="f235" draw:formula="?f142 / 8108194"/>
            <draw:equation draw:name="f236" draw:formula="?f143 / 6858002"/>
            <draw:equation draw:name="f237" draw:formula="?f144 / 6858002"/>
            <draw:equation draw:name="f238" draw:formula="?f145 / 6858002"/>
            <draw:equation draw:name="f239" draw:formula="?f146 / 6858002"/>
            <draw:equation draw:name="f240" draw:formula="?f147 / 8108194"/>
            <draw:equation draw:name="f241" draw:formula="?f148 / 6858002"/>
            <draw:equation draw:name="f242" draw:formula="?f149 / 6858002"/>
            <draw:equation draw:name="f243" draw:formula="?f150 / 8108194"/>
            <draw:equation draw:name="f244" draw:formula="?f151 / 6858002"/>
            <draw:equation draw:name="f245" draw:formula="?f152 / 8108194"/>
            <draw:equation draw:name="f246" draw:formula="?f153 / 6858002"/>
            <draw:equation draw:name="f247" draw:formula="?f154 / 8108194"/>
            <draw:equation draw:name="f248" draw:formula="?f155 / 6858002"/>
            <draw:equation draw:name="f249" draw:formula="?f156 / 8108194"/>
            <draw:equation draw:name="f250" draw:formula="?f157 / 6858002"/>
            <draw:equation draw:name="f251" draw:formula="?f158 / 8108194"/>
            <draw:equation draw:name="f252" draw:formula="?f159 / 6858002"/>
            <draw:equation draw:name="f253" draw:formula="?f160 / 8108194"/>
            <draw:equation draw:name="f254" draw:formula="?f161 / 6858002"/>
            <draw:equation draw:name="f255" draw:formula="?f162 / 8108194"/>
            <draw:equation draw:name="f256" draw:formula="?f163 / 6858002"/>
            <draw:equation draw:name="f257" draw:formula="?f164 / 8108194"/>
            <draw:equation draw:name="f258" draw:formula="?f165 / 6858002"/>
            <draw:equation draw:name="f259" draw:formula="?f166 / 8108194"/>
            <draw:equation draw:name="f260" draw:formula="?f167 / 6858002"/>
            <draw:equation draw:name="f261" draw:formula="?f168 / 6858002"/>
            <draw:equation draw:name="f262" draw:formula="?f169 / 8108194"/>
            <draw:equation draw:name="f263" draw:formula="?f170 / 6858002"/>
            <draw:equation draw:name="f264" draw:formula="?f171 / 8108194"/>
            <draw:equation draw:name="f265" draw:formula="?f172 / 6858002"/>
            <draw:equation draw:name="f266" draw:formula="?f173 / 8108194"/>
            <draw:equation draw:name="f267" draw:formula="?f174 / 6858002"/>
            <draw:equation draw:name="f268" draw:formula="?f175 / 8108194"/>
            <draw:equation draw:name="f269" draw:formula="?f176 / 6858002"/>
            <draw:equation draw:name="f270" draw:formula="?f177 / 8108194"/>
            <draw:equation draw:name="f271" draw:formula="?f178 / 6858002"/>
            <draw:equation draw:name="f272" draw:formula="?f179 / 8108194"/>
            <draw:equation draw:name="f273" draw:formula="?f180 / 6858002"/>
            <draw:equation draw:name="f274" draw:formula="?f181 / 8108194"/>
            <draw:equation draw:name="f275" draw:formula="?f182 / 6858002"/>
            <draw:equation draw:name="f276" draw:formula="?f183 / 8108194"/>
            <draw:equation draw:name="f277" draw:formula="?f184 / 6858002"/>
            <draw:equation draw:name="f278" draw:formula="?f185 / 8108194"/>
            <draw:equation draw:name="f279" draw:formula="?f186 / 6858002"/>
            <draw:equation draw:name="f280" draw:formula="?f187 / 8108194"/>
            <draw:equation draw:name="f281" draw:formula="?f188 / 6858002"/>
            <draw:equation draw:name="f282" draw:formula="?f0 / ?f94"/>
            <draw:equation draw:name="f283" draw:formula="?f1 / ?f94"/>
            <draw:equation draw:name="f284" draw:formula="?f0 / ?f95"/>
            <draw:equation draw:name="f285" draw:formula="?f2 / ?f95"/>
            <draw:equation draw:name="f286" draw:formula="?f189 / ?f94"/>
            <draw:equation draw:name="f287" draw:formula="?f190 / ?f95"/>
            <draw:equation draw:name="f288" draw:formula="?f191 / ?f94"/>
            <draw:equation draw:name="f289" draw:formula="?f192 / ?f95"/>
            <draw:equation draw:name="f290" draw:formula="?f193 / ?f94"/>
            <draw:equation draw:name="f291" draw:formula="?f194 / ?f94"/>
            <draw:equation draw:name="f292" draw:formula="?f195 / ?f94"/>
            <draw:equation draw:name="f293" draw:formula="?f196 / ?f95"/>
            <draw:equation draw:name="f294" draw:formula="?f197 / ?f94"/>
            <draw:equation draw:name="f295" draw:formula="?f198 / ?f95"/>
            <draw:equation draw:name="f296" draw:formula="?f199 / ?f94"/>
            <draw:equation draw:name="f297" draw:formula="?f200 / ?f95"/>
            <draw:equation draw:name="f298" draw:formula="?f201 / ?f94"/>
            <draw:equation draw:name="f299" draw:formula="?f202 / ?f95"/>
            <draw:equation draw:name="f300" draw:formula="?f203 / ?f94"/>
            <draw:equation draw:name="f301" draw:formula="?f204 / ?f95"/>
            <draw:equation draw:name="f302" draw:formula="?f205 / ?f94"/>
            <draw:equation draw:name="f303" draw:formula="?f206 / ?f95"/>
            <draw:equation draw:name="f304" draw:formula="?f207 / ?f94"/>
            <draw:equation draw:name="f305" draw:formula="?f208 / ?f95"/>
            <draw:equation draw:name="f306" draw:formula="?f209 / ?f94"/>
            <draw:equation draw:name="f307" draw:formula="?f210 / ?f95"/>
            <draw:equation draw:name="f308" draw:formula="?f211 / ?f94"/>
            <draw:equation draw:name="f309" draw:formula="?f212 / ?f95"/>
            <draw:equation draw:name="f310" draw:formula="?f213 / ?f94"/>
            <draw:equation draw:name="f311" draw:formula="?f214 / ?f95"/>
            <draw:equation draw:name="f312" draw:formula="?f215 / ?f94"/>
            <draw:equation draw:name="f313" draw:formula="?f216 / ?f95"/>
            <draw:equation draw:name="f314" draw:formula="?f217 / ?f94"/>
            <draw:equation draw:name="f315" draw:formula="?f218 / ?f95"/>
            <draw:equation draw:name="f316" draw:formula="?f219 / ?f94"/>
            <draw:equation draw:name="f317" draw:formula="?f220 / ?f95"/>
            <draw:equation draw:name="f318" draw:formula="?f221 / ?f94"/>
            <draw:equation draw:name="f319" draw:formula="?f222 / ?f95"/>
            <draw:equation draw:name="f320" draw:formula="?f223 / ?f94"/>
            <draw:equation draw:name="f321" draw:formula="?f224 / ?f95"/>
            <draw:equation draw:name="f322" draw:formula="?f225 / ?f94"/>
            <draw:equation draw:name="f323" draw:formula="?f226 / ?f95"/>
            <draw:equation draw:name="f324" draw:formula="?f227 / ?f94"/>
            <draw:equation draw:name="f325" draw:formula="?f228 / ?f95"/>
            <draw:equation draw:name="f326" draw:formula="?f229 / ?f94"/>
            <draw:equation draw:name="f327" draw:formula="?f230 / ?f95"/>
            <draw:equation draw:name="f328" draw:formula="?f231 / ?f94"/>
            <draw:equation draw:name="f329" draw:formula="?f232 / ?f95"/>
            <draw:equation draw:name="f330" draw:formula="?f233 / ?f94"/>
            <draw:equation draw:name="f331" draw:formula="?f234 / ?f95"/>
            <draw:equation draw:name="f332" draw:formula="?f235 / ?f94"/>
            <draw:equation draw:name="f333" draw:formula="?f236 / ?f95"/>
            <draw:equation draw:name="f334" draw:formula="?f237 / ?f95"/>
            <draw:equation draw:name="f335" draw:formula="?f238 / ?f95"/>
            <draw:equation draw:name="f336" draw:formula="?f239 / ?f95"/>
            <draw:equation draw:name="f337" draw:formula="?f240 / ?f94"/>
            <draw:equation draw:name="f338" draw:formula="?f241 / ?f95"/>
            <draw:equation draw:name="f339" draw:formula="?f242 / ?f95"/>
            <draw:equation draw:name="f340" draw:formula="?f243 / ?f94"/>
            <draw:equation draw:name="f341" draw:formula="?f244 / ?f95"/>
            <draw:equation draw:name="f342" draw:formula="?f245 / ?f94"/>
            <draw:equation draw:name="f343" draw:formula="?f246 / ?f95"/>
            <draw:equation draw:name="f344" draw:formula="?f247 / ?f94"/>
            <draw:equation draw:name="f345" draw:formula="?f248 / ?f95"/>
            <draw:equation draw:name="f346" draw:formula="?f249 / ?f94"/>
            <draw:equation draw:name="f347" draw:formula="?f250 / ?f95"/>
            <draw:equation draw:name="f348" draw:formula="?f251 / ?f94"/>
            <draw:equation draw:name="f349" draw:formula="?f252 / ?f95"/>
            <draw:equation draw:name="f350" draw:formula="?f253 / ?f94"/>
            <draw:equation draw:name="f351" draw:formula="?f254 / ?f95"/>
            <draw:equation draw:name="f352" draw:formula="?f255 / ?f94"/>
            <draw:equation draw:name="f353" draw:formula="?f256 / ?f95"/>
            <draw:equation draw:name="f354" draw:formula="?f257 / ?f94"/>
            <draw:equation draw:name="f355" draw:formula="?f258 / ?f95"/>
            <draw:equation draw:name="f356" draw:formula="?f259 / ?f94"/>
            <draw:equation draw:name="f357" draw:formula="?f260 / ?f95"/>
            <draw:equation draw:name="f358" draw:formula="?f261 / ?f95"/>
            <draw:equation draw:name="f359" draw:formula="?f262 / ?f94"/>
            <draw:equation draw:name="f360" draw:formula="?f263 / ?f95"/>
            <draw:equation draw:name="f361" draw:formula="?f264 / ?f94"/>
            <draw:equation draw:name="f362" draw:formula="?f265 / ?f95"/>
            <draw:equation draw:name="f363" draw:formula="?f266 / ?f94"/>
            <draw:equation draw:name="f364" draw:formula="?f267 / ?f95"/>
            <draw:equation draw:name="f365" draw:formula="?f268 / ?f94"/>
            <draw:equation draw:name="f366" draw:formula="?f269 / ?f95"/>
            <draw:equation draw:name="f367" draw:formula="?f270 / ?f94"/>
            <draw:equation draw:name="f368" draw:formula="?f271 / ?f95"/>
            <draw:equation draw:name="f369" draw:formula="?f272 / ?f94"/>
            <draw:equation draw:name="f370" draw:formula="?f273 / ?f95"/>
            <draw:equation draw:name="f371" draw:formula="?f274 / ?f94"/>
            <draw:equation draw:name="f372" draw:formula="?f275 / ?f95"/>
            <draw:equation draw:name="f373" draw:formula="?f276 / ?f94"/>
            <draw:equation draw:name="f374" draw:formula="?f277 / ?f95"/>
            <draw:equation draw:name="f375" draw:formula="?f278 / ?f94"/>
            <draw:equation draw:name="f376" draw:formula="?f279 / ?f95"/>
            <draw:equation draw:name="f377" draw:formula="?f280 / ?f94"/>
            <draw:equation draw:name="f378" draw:formula="?f281 / ?f95"/>
          </draw:enhanced-geometry>
        </draw:custom-shape>
        <draw:g draw:name="Tijdelijke aanduiding voor inhoud 2" draw:id="id126">
          <svg:title/>
          <svg:desc/>
          <draw:custom-shape svg:x="6.44743in" svg:y="2.45786in" svg:width="0.88583in" svg:height="0.88583in" draw:id="id127" draw:style-name="a563" draw:name="Rechthoek 5">
            <svg:title/>
            <svg:desc>Gebruikers</svg:desc>
            <text:p text:style-name="a561" text:class-names="" text:cond-style-name=""><text:span text:style-name="a560" text:class-names=""/></text:p>
            <draw:enhanced-geometry xmlns:dr3d="urn:oasis:names:tc:opendocument:xmlns:dr3d:1.0" draw:type="non-primitive" svg:viewBox="0 0 21600 21600" draw:enhanced-path="M 0 0 L 21600 0 21600 21600 0 21600 Z N"/>
          </draw:custom-shape>
          <draw:custom-shape svg:x="5.90609in" svg:y="3.66518in" svg:width="1.9685in" svg:height="0.7874in" draw:id="id128" draw:style-name="a567" draw:name="Vrije vorm: vorm 6">
            <svg:title/>
            <svg:desc/>
            <text:p text:style-name="a566" text:class-names="" text:cond-style-name=""><text:span text:style-name="a564" text:class-names="">Team</text:span><text:span text:style-name="a565" text:class-names=""/></text:p>
            <draw:enhanced-geometry xmlns:dr3d="urn:oasis:names:tc:opendocument:xmlns:dr3d:1.0" draw:type="non-primitive" svg:viewBox="0 0 1800000 720000" draw:enhanced-path="M ?f0 ?f0 L ?f1 ?f0 ?f1 ?f2 ?f0 ?f2 ?f0 ?f0 Z N" draw:text-areas="?f15 ?f17 ?f16 ?f18" draw:glue-points="?f19 ?f20 ?f21 ?f20 ?f21 ?f22 ?f19 ?f22 ?f19 ?f20" draw:glue-point-leaving-directions="-90, -90, -90, -90, -90">
              <draw:equation draw:name="f0" draw:formula="0"/>
              <draw:equation draw:name="f1" draw:formula="1800000"/>
              <draw:equation draw:name="f2" draw:formula="720000"/>
              <draw:equation draw:name="f3" draw:formula="?f2 - ?f0"/>
              <draw:equation draw:name="f4" draw:formula="?f1 - ?f0"/>
              <draw:equation draw:name="f5" draw:formula="?f4 / 1800000"/>
              <draw:equation draw:name="f6" draw:formula="?f3 / 720000"/>
              <draw:equation draw:name="f7" draw:formula="0 * ?f4"/>
              <draw:equation draw:name="f8" draw:formula="0 * ?f3"/>
              <draw:equation draw:name="f9" draw:formula="1800000 * ?f4"/>
              <draw:equation draw:name="f10" draw:formula="720000 * ?f3"/>
              <draw:equation draw:name="f11" draw:formula="?f7 / 1800000"/>
              <draw:equation draw:name="f12" draw:formula="?f8 / 720000"/>
              <draw:equation draw:name="f13" draw:formula="?f9 / 1800000"/>
              <draw:equation draw:name="f14" draw:formula="?f10 / 720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8.76042in" svg:y="2.45786in" svg:width="0.88583in" svg:height="0.88583in" draw:id="id129" draw:style-name="a571" draw:name="Rechthoek 7">
            <svg:title/>
            <svg:desc>Spelen</svg:desc>
            <text:p text:style-name="a569" text:class-names="" text:cond-style-name=""><text:span text:style-name="a568" text:class-names=""/></text:p>
            <draw:enhanced-geometry xmlns:dr3d="urn:oasis:names:tc:opendocument:xmlns:dr3d:1.0" draw:type="non-primitive" svg:viewBox="0 0 21600 21600" draw:enhanced-path="M 0 0 L 21600 0 21600 21600 0 21600 Z N"/>
          </draw:custom-shape>
          <draw:custom-shape svg:x="8.21908in" svg:y="3.66518in" svg:width="1.9685in" svg:height="0.7874in" draw:id="id130" draw:style-name="a575" draw:name="Vrije vorm: vorm 8">
            <svg:title/>
            <svg:desc/>
            <text:p text:style-name="a574" text:class-names="" text:cond-style-name=""><text:span text:style-name="a572" text:class-names="">Demo<text:s text:c="1"/></text:span><text:span text:style-name="a573" text:class-names=""/></text:p>
            <draw:enhanced-geometry xmlns:dr3d="urn:oasis:names:tc:opendocument:xmlns:dr3d:1.0" draw:type="non-primitive" svg:viewBox="0 0 1800000 720000" draw:enhanced-path="M ?f0 ?f0 L ?f1 ?f0 ?f1 ?f2 ?f0 ?f2 ?f0 ?f0 Z N" draw:text-areas="?f15 ?f17 ?f16 ?f18" draw:glue-points="?f19 ?f20 ?f21 ?f20 ?f21 ?f22 ?f19 ?f22 ?f19 ?f20" draw:glue-point-leaving-directions="-90, -90, -90, -90, -90">
              <draw:equation draw:name="f0" draw:formula="0"/>
              <draw:equation draw:name="f1" draw:formula="1800000"/>
              <draw:equation draw:name="f2" draw:formula="720000"/>
              <draw:equation draw:name="f3" draw:formula="?f2 - ?f0"/>
              <draw:equation draw:name="f4" draw:formula="?f1 - ?f0"/>
              <draw:equation draw:name="f5" draw:formula="?f4 / 1800000"/>
              <draw:equation draw:name="f6" draw:formula="?f3 / 720000"/>
              <draw:equation draw:name="f7" draw:formula="0 * ?f4"/>
              <draw:equation draw:name="f8" draw:formula="0 * ?f3"/>
              <draw:equation draw:name="f9" draw:formula="1800000 * ?f4"/>
              <draw:equation draw:name="f10" draw:formula="720000 * ?f3"/>
              <draw:equation draw:name="f11" draw:formula="?f7 / 1800000"/>
              <draw:equation draw:name="f12" draw:formula="?f8 / 720000"/>
              <draw:equation draw:name="f13" draw:formula="?f9 / 1800000"/>
              <draw:equation draw:name="f14" draw:formula="?f10 / 720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1.07341in" svg:y="2.45786in" svg:width="0.88583in" svg:height="0.88583in" draw:id="id131" draw:style-name="a579" draw:name="Rechthoek 9">
            <svg:title/>
            <svg:desc>Help</svg:desc>
            <text:p text:style-name="a577" text:class-names="" text:cond-style-name=""><text:span text:style-name="a576" text:class-names=""/></text:p>
            <draw:enhanced-geometry xmlns:dr3d="urn:oasis:names:tc:opendocument:xmlns:dr3d:1.0" draw:type="non-primitive" svg:viewBox="0 0 21600 21600" draw:enhanced-path="M 0 0 L 21600 0 21600 21600 0 21600 Z N"/>
          </draw:custom-shape>
          <draw:custom-shape svg:x="10.53207in" svg:y="3.66518in" svg:width="1.9685in" svg:height="0.7874in" draw:id="id132" draw:style-name="a583" draw:name="Vrije vorm: vorm 10">
            <svg:title/>
            <svg:desc/>
            <text:p text:style-name="a582" text:class-names="" text:cond-style-name=""><text:span text:style-name="a580" text:class-names="">Vragen</text:span><text:span text:style-name="a581" text:class-names=""/></text:p>
            <draw:enhanced-geometry xmlns:dr3d="urn:oasis:names:tc:opendocument:xmlns:dr3d:1.0" draw:type="non-primitive" svg:viewBox="0 0 1800000 720000" draw:enhanced-path="M ?f0 ?f0 L ?f1 ?f0 ?f1 ?f2 ?f0 ?f2 ?f0 ?f0 Z N" draw:text-areas="?f15 ?f17 ?f16 ?f18" draw:glue-points="?f19 ?f20 ?f21 ?f20 ?f21 ?f22 ?f19 ?f22 ?f19 ?f20" draw:glue-point-leaving-directions="-90, -90, -90, -90, -90">
              <draw:equation draw:name="f0" draw:formula="0"/>
              <draw:equation draw:name="f1" draw:formula="1800000"/>
              <draw:equation draw:name="f2" draw:formula="720000"/>
              <draw:equation draw:name="f3" draw:formula="?f2 - ?f0"/>
              <draw:equation draw:name="f4" draw:formula="?f1 - ?f0"/>
              <draw:equation draw:name="f5" draw:formula="?f4 / 1800000"/>
              <draw:equation draw:name="f6" draw:formula="?f3 / 720000"/>
              <draw:equation draw:name="f7" draw:formula="0 * ?f4"/>
              <draw:equation draw:name="f8" draw:formula="0 * ?f3"/>
              <draw:equation draw:name="f9" draw:formula="1800000 * ?f4"/>
              <draw:equation draw:name="f10" draw:formula="720000 * ?f3"/>
              <draw:equation draw:name="f11" draw:formula="?f7 / 1800000"/>
              <draw:equation draw:name="f12" draw:formula="?f8 / 720000"/>
              <draw:equation draw:name="f13" draw:formula="?f9 / 1800000"/>
              <draw:equation draw:name="f14" draw:formula="?f10 / 720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3" draw:style-name="a585" draw:master-page-name="Master1-Layout2-obj-Title-and-Content" presentation:presentation-page-layout-name="Master1-PPL2" draw:id="Slide-258">
        <draw:frame draw:id="id133" presentation:style-name="a588" draw:name="Titel 1" svg:x="1.13889in" svg:y="0.93518in" svg:width="11.04391in" svg:height="1.22899in" presentation:class="title" presentation:placeholder="false">
          <draw:text-box>
            <text:p text:style-name="a587" text:class-names="" text:cond-style-name=""><text:span text:style-name="a586" text:class-names="">Team</text:span></text:p>
          </draw:text-box>
          <svg:title/>
          <svg:desc/>
        </draw:frame>
        <draw:g draw:name="Tijdelijke aanduiding voor inhoud 2" draw:id="id134">
          <svg:title/>
          <svg:desc/>
          <draw:custom-shape svg:x="1.13889in" svg:y="2.39062in" svg:width="11.04391in" svg:height="0in" draw:id="id135" draw:style-name="a591" draw:name="Vrije vorm: vorm 4">
            <svg:title/>
            <svg:desc/>
            <text:p text:style-name="a590" text:class-names="" text:cond-style-name=""><text:span text:style-name="a58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1.13889in" svg:y="2.39062in" svg:width="11.04391in" svg:height="0.98568in" draw:id="id136" draw:style-name="a595" draw:name="Vrije vorm: vorm 5">
            <svg:title/>
            <svg:desc/>
            <text:p text:style-name="a594" text:class-names="" text:cond-style-name=""><text:span text:style-name="a592" text:class-names=""><text:s text:c="1"/></text:span><text:span text:style-name="a593" text:class-names=""/></text:p>
            <draw:enhanced-geometry xmlns:dr3d="urn:oasis:names:tc:opendocument:xmlns:dr3d:1.0" draw:type="non-primitive" svg:viewBox="0 0 10098552 901304" draw:enhanced-path="M ?f0 ?f0 L ?f1 ?f0 ?f1 ?f2 ?f0 ?f2 ?f0 ?f0 Z N" draw:text-areas="?f15 ?f17 ?f16 ?f18" draw:glue-points="?f19 ?f20 ?f21 ?f20 ?f21 ?f22 ?f19 ?f22 ?f19 ?f20" draw:glue-point-leaving-directions="-90, -90, -90, -90, -90">
              <draw:equation draw:name="f0" draw:formula="0"/>
              <draw:equation draw:name="f1" draw:formula="10098552"/>
              <draw:equation draw:name="f2" draw:formula="901304"/>
              <draw:equation draw:name="f3" draw:formula="?f2 - ?f0"/>
              <draw:equation draw:name="f4" draw:formula="?f1 - ?f0"/>
              <draw:equation draw:name="f5" draw:formula="?f4 / 10098552"/>
              <draw:equation draw:name="f6" draw:formula="?f3 / 901304"/>
              <draw:equation draw:name="f7" draw:formula="0 * ?f4"/>
              <draw:equation draw:name="f8" draw:formula="0 * ?f3"/>
              <draw:equation draw:name="f9" draw:formula="10098552 * ?f4"/>
              <draw:equation draw:name="f10" draw:formula="901304 * ?f3"/>
              <draw:equation draw:name="f11" draw:formula="?f7 / 10098552"/>
              <draw:equation draw:name="f12" draw:formula="?f8 / 901304"/>
              <draw:equation draw:name="f13" draw:formula="?f9 / 10098552"/>
              <draw:equation draw:name="f14" draw:formula="?f10 / 901304"/>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13889in" svg:y="3.3763in" svg:width="11.04391in" svg:height="0in" draw:id="id137" draw:style-name="a598" draw:name="Vrije vorm: vorm 6">
            <svg:title/>
            <svg:desc/>
            <text:p text:style-name="a597" text:class-names="" text:cond-style-name=""><text:span text:style-name="a59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1.13889in" svg:y="3.3763in" svg:width="11.04391in" svg:height="0.98568in" draw:id="id138" draw:style-name="a604" draw:name="Vrije vorm: vorm 7">
            <svg:title/>
            <svg:desc/>
            <text:p text:style-name="a603" text:class-names="" text:cond-style-name=""><text:span text:style-name="a599" text:class-names="">Shazib<text:s text:c="1"/></text:span><text:span text:style-name="a600" text:class-names="">Syed</text:span><text:span text:style-name="a601" text:class-names=""><text:s text:c="1"/></text:span><text:span text:style-name="a602" text:class-names=""/></text:p>
            <draw:enhanced-geometry xmlns:dr3d="urn:oasis:names:tc:opendocument:xmlns:dr3d:1.0" draw:type="non-primitive" svg:viewBox="0 0 10098552 901304" draw:enhanced-path="M ?f0 ?f0 L ?f1 ?f0 ?f1 ?f2 ?f0 ?f2 ?f0 ?f0 Z N" draw:text-areas="?f15 ?f17 ?f16 ?f18" draw:glue-points="?f19 ?f20 ?f21 ?f20 ?f21 ?f22 ?f19 ?f22 ?f19 ?f20" draw:glue-point-leaving-directions="-90, -90, -90, -90, -90">
              <draw:equation draw:name="f0" draw:formula="0"/>
              <draw:equation draw:name="f1" draw:formula="10098552"/>
              <draw:equation draw:name="f2" draw:formula="901304"/>
              <draw:equation draw:name="f3" draw:formula="?f2 - ?f0"/>
              <draw:equation draw:name="f4" draw:formula="?f1 - ?f0"/>
              <draw:equation draw:name="f5" draw:formula="?f4 / 10098552"/>
              <draw:equation draw:name="f6" draw:formula="?f3 / 901304"/>
              <draw:equation draw:name="f7" draw:formula="0 * ?f4"/>
              <draw:equation draw:name="f8" draw:formula="0 * ?f3"/>
              <draw:equation draw:name="f9" draw:formula="10098552 * ?f4"/>
              <draw:equation draw:name="f10" draw:formula="901304 * ?f3"/>
              <draw:equation draw:name="f11" draw:formula="?f7 / 10098552"/>
              <draw:equation draw:name="f12" draw:formula="?f8 / 901304"/>
              <draw:equation draw:name="f13" draw:formula="?f9 / 10098552"/>
              <draw:equation draw:name="f14" draw:formula="?f10 / 901304"/>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13889in" svg:y="4.36198in" svg:width="11.04391in" svg:height="0in" draw:id="id139" draw:style-name="a607" draw:name="Vrije vorm: vorm 8">
            <svg:title/>
            <svg:desc/>
            <text:p text:style-name="a606" text:class-names="" text:cond-style-name=""><text:span text:style-name="a60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1.13889in" svg:y="4.36198in" svg:width="11.04391in" svg:height="0.98568in" draw:id="id140" draw:style-name="a613" draw:name="Vrije vorm: vorm 9">
            <svg:title/>
            <svg:desc/>
            <text:p text:style-name="a612" text:class-names="" text:cond-style-name=""><text:span text:style-name="a608" text:class-names="">Doneal</text:span><text:span text:style-name="a609" text:class-names=""><text:s text:c="1"/></text:span><text:span text:style-name="a610" text:class-names="">Piqué</text:span><text:span text:style-name="a611" text:class-names=""/></text:p>
            <draw:enhanced-geometry xmlns:dr3d="urn:oasis:names:tc:opendocument:xmlns:dr3d:1.0" draw:type="non-primitive" svg:viewBox="0 0 10098552 901304" draw:enhanced-path="M ?f0 ?f0 L ?f1 ?f0 ?f1 ?f2 ?f0 ?f2 ?f0 ?f0 Z N" draw:text-areas="?f15 ?f17 ?f16 ?f18" draw:glue-points="?f19 ?f20 ?f21 ?f20 ?f21 ?f22 ?f19 ?f22 ?f19 ?f20" draw:glue-point-leaving-directions="-90, -90, -90, -90, -90">
              <draw:equation draw:name="f0" draw:formula="0"/>
              <draw:equation draw:name="f1" draw:formula="10098552"/>
              <draw:equation draw:name="f2" draw:formula="901304"/>
              <draw:equation draw:name="f3" draw:formula="?f2 - ?f0"/>
              <draw:equation draw:name="f4" draw:formula="?f1 - ?f0"/>
              <draw:equation draw:name="f5" draw:formula="?f4 / 10098552"/>
              <draw:equation draw:name="f6" draw:formula="?f3 / 901304"/>
              <draw:equation draw:name="f7" draw:formula="0 * ?f4"/>
              <draw:equation draw:name="f8" draw:formula="0 * ?f3"/>
              <draw:equation draw:name="f9" draw:formula="10098552 * ?f4"/>
              <draw:equation draw:name="f10" draw:formula="901304 * ?f3"/>
              <draw:equation draw:name="f11" draw:formula="?f7 / 10098552"/>
              <draw:equation draw:name="f12" draw:formula="?f8 / 901304"/>
              <draw:equation draw:name="f13" draw:formula="?f9 / 10098552"/>
              <draw:equation draw:name="f14" draw:formula="?f10 / 901304"/>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13889in" svg:y="5.34766in" svg:width="11.04391in" svg:height="0in" draw:id="id141" draw:style-name="a616" draw:name="Vrije vorm: vorm 10">
            <svg:title/>
            <svg:desc/>
            <text:p text:style-name="a615" text:class-names="" text:cond-style-name=""><text:span text:style-name="a61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1.13889in" svg:y="5.34766in" svg:width="11.04391in" svg:height="0.98568in" draw:id="id142" draw:style-name="a619" draw:name="Vrije vorm: vorm 11">
            <svg:title/>
            <svg:desc/>
            <text:p text:style-name="a618" text:class-names="" text:cond-style-name=""><text:span text:style-name="a617" text:class-names=""/></text:p>
            <draw:enhanced-geometry xmlns:dr3d="urn:oasis:names:tc:opendocument:xmlns:dr3d:1.0" draw:type="non-primitive" svg:viewBox="0 0 10098552 901304" draw:enhanced-path="M ?f0 ?f0 L ?f1 ?f0 ?f1 ?f2 ?f0 ?f2 ?f0 ?f0 Z N" draw:text-areas="?f15 ?f17 ?f16 ?f18" draw:glue-points="?f19 ?f20 ?f21 ?f20 ?f21 ?f22 ?f19 ?f22 ?f19 ?f20" draw:glue-point-leaving-directions="-90, -90, -90, -90, -90">
              <draw:equation draw:name="f0" draw:formula="0"/>
              <draw:equation draw:name="f1" draw:formula="10098552"/>
              <draw:equation draw:name="f2" draw:formula="901304"/>
              <draw:equation draw:name="f3" draw:formula="?f2 - ?f0"/>
              <draw:equation draw:name="f4" draw:formula="?f1 - ?f0"/>
              <draw:equation draw:name="f5" draw:formula="?f4 / 10098552"/>
              <draw:equation draw:name="f6" draw:formula="?f3 / 901304"/>
              <draw:equation draw:name="f7" draw:formula="0 * ?f4"/>
              <draw:equation draw:name="f8" draw:formula="0 * ?f3"/>
              <draw:equation draw:name="f9" draw:formula="10098552 * ?f4"/>
              <draw:equation draw:name="f10" draw:formula="901304 * ?f3"/>
              <draw:equation draw:name="f11" draw:formula="?f7 / 10098552"/>
              <draw:equation draw:name="f12" draw:formula="?f8 / 901304"/>
              <draw:equation draw:name="f13" draw:formula="?f9 / 10098552"/>
              <draw:equation draw:name="f14" draw:formula="?f10 / 901304"/>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4" draw:style-name="a621" draw:master-page-name="Master1-Layout2-obj-Title-and-Content" presentation:presentation-page-layout-name="Master1-PPL2" draw:id="Slide-259">
        <draw:custom-shape svg:x="0in" svg:y="0in" svg:width="13.33333in" svg:height="7.5in" draw:id="id143" draw:style-name="a624" draw:name="Rectangle 7">
          <svg:title/>
          <svg:desc/>
          <text:p text:style-name="a623" text:class-names="" text:cond-style-name=""><text:span text:style-name="a622" text:class-names=""/></text:p>
          <draw:enhanced-geometry xmlns:dr3d="urn:oasis:names:tc:opendocument:xmlns:dr3d:1.0" draw:type="non-primitive" svg:viewBox="0 0 21600 21600" draw:enhanced-path="M 0 0 L 21600 0 21600 21600 0 21600 Z N"/>
        </draw:custom-shape>
        <draw:custom-shape svg:x="0in" svg:y="0in" svg:width="13.33333in" svg:height="4.99462in" draw:id="id144" draw:style-name="a628" draw:name="Freeform: Shape 9">
          <svg:title/>
          <svg:desc/>
          <text:p text:style-name="a626" text:class-names="" text:cond-style-name=""><text:span text:style-name="a625" text:class-names=""/></text:p>
          <draw:enhanced-geometry xmlns:dr3d="urn:oasis:names:tc:opendocument:xmlns:dr3d:1.0" draw:type="non-primitive" svg:viewBox="0 0 12192000 4567080" draw:enhanced-path="M ?f0 ?f0 L ?f1 ?f0 ?f1 ?f3 ?f4 ?f5 C ?f6 ?f7 ?f8 ?f2 ?f9 ?f2 ?f10 ?f2 ?f11 ?f7 ?f12 ?f5 L ?f0 ?f13 Z N" draw:text-areas="?f38 ?f40 ?f39 ?f41" draw:glue-points="?f42 ?f43 ?f44 ?f43 ?f44 ?f45 ?f46 ?f47 ?f48 ?f49 ?f50 ?f47 ?f42 ?f51" draw:glue-point-leaving-directions="-90, -90, -90, -90, -90, -90, -90">
            <draw:equation draw:name="f0" draw:formula="0"/>
            <draw:equation draw:name="f1" draw:formula="12192000"/>
            <draw:equation draw:name="f2" draw:formula="4567080"/>
            <draw:equation draw:name="f3" draw:formula="4040874"/>
            <draw:equation draw:name="f4" draw:formula="11707453"/>
            <draw:equation draw:name="f5" draw:formula="4125902"/>
            <draw:equation draw:name="f6" draw:formula="9955980"/>
            <draw:equation draw:name="f7" draw:formula="4411316"/>
            <draw:equation draw:name="f8" draw:formula="8064085"/>
            <draw:equation draw:name="f9" draw:formula="6090444"/>
            <draw:equation draw:name="f10" draw:formula="4116804"/>
            <draw:equation draw:name="f11" draw:formula="2224908"/>
            <draw:equation draw:name="f12" draw:formula="473435"/>
            <draw:equation draw:name="f13" draw:formula="4042824"/>
            <draw:equation draw:name="f14" draw:formula="?f2 - ?f0"/>
            <draw:equation draw:name="f15" draw:formula="?f1 - ?f0"/>
            <draw:equation draw:name="f16" draw:formula="?f15 / 12192000"/>
            <draw:equation draw:name="f17" draw:formula="?f14 / 4567080"/>
            <draw:equation draw:name="f18" draw:formula="0 * ?f15"/>
            <draw:equation draw:name="f19" draw:formula="0 * ?f14"/>
            <draw:equation draw:name="f20" draw:formula="12192000 * ?f15"/>
            <draw:equation draw:name="f21" draw:formula="4040874 * ?f14"/>
            <draw:equation draw:name="f22" draw:formula="11707453 * ?f15"/>
            <draw:equation draw:name="f23" draw:formula="4125902 * ?f14"/>
            <draw:equation draw:name="f24" draw:formula="6090444 * ?f15"/>
            <draw:equation draw:name="f25" draw:formula="4567080 * ?f14"/>
            <draw:equation draw:name="f26" draw:formula="473435 * ?f15"/>
            <draw:equation draw:name="f27" draw:formula="4042824 * ?f14"/>
            <draw:equation draw:name="f28" draw:formula="?f18 / 12192000"/>
            <draw:equation draw:name="f29" draw:formula="?f19 / 4567080"/>
            <draw:equation draw:name="f30" draw:formula="?f20 / 12192000"/>
            <draw:equation draw:name="f31" draw:formula="?f21 / 4567080"/>
            <draw:equation draw:name="f32" draw:formula="?f22 / 12192000"/>
            <draw:equation draw:name="f33" draw:formula="?f23 / 4567080"/>
            <draw:equation draw:name="f34" draw:formula="?f24 / 12192000"/>
            <draw:equation draw:name="f35" draw:formula="?f25 / 4567080"/>
            <draw:equation draw:name="f36" draw:formula="?f26 / 12192000"/>
            <draw:equation draw:name="f37" draw:formula="?f27 / 4567080"/>
            <draw:equation draw:name="f38" draw:formula="?f0 / ?f16"/>
            <draw:equation draw:name="f39" draw:formula="?f1 / ?f16"/>
            <draw:equation draw:name="f40" draw:formula="?f0 / ?f17"/>
            <draw:equation draw:name="f41" draw:formula="?f2 / ?f17"/>
            <draw:equation draw:name="f42" draw:formula="?f28 / ?f16"/>
            <draw:equation draw:name="f43" draw:formula="?f29 / ?f17"/>
            <draw:equation draw:name="f44" draw:formula="?f30 / ?f16"/>
            <draw:equation draw:name="f45" draw:formula="?f31 / ?f17"/>
            <draw:equation draw:name="f46" draw:formula="?f32 / ?f16"/>
            <draw:equation draw:name="f47" draw:formula="?f33 / ?f17"/>
            <draw:equation draw:name="f48" draw:formula="?f34 / ?f16"/>
            <draw:equation draw:name="f49" draw:formula="?f35 / ?f17"/>
            <draw:equation draw:name="f50" draw:formula="?f36 / ?f16"/>
            <draw:equation draw:name="f51" draw:formula="?f37 / ?f17"/>
          </draw:enhanced-geometry>
        </draw:custom-shape>
        <draw:frame draw:id="id145" presentation:style-name="a631" draw:name="Titel 1" svg:x="1.49826in" svg:y="1.36842in" svg:width="10.32465in" svg:height="2.6887in" presentation:class="title" presentation:placeholder="false">
          <draw:text-box>
            <text:p text:style-name="a630" text:class-names="" text:cond-style-name=""><text:span text:style-name="a629" text:class-names="">Demo<text:s text:c="1"/></text:span></text:p>
          </draw:text-box>
          <svg:title/>
          <svg:desc/>
        </draw:frame>
      </draw:page>
      <draw:page draw:name="Slide5" draw:style-name="a633" draw:master-page-name="Master1-Layout2-obj-Title-and-Content" presentation:presentation-page-layout-name="Master1-PPL2" draw:id="Slide-260">
        <draw:custom-shape svg:x="0in" svg:y="0in" svg:width="13.33333in" svg:height="7.5in" draw:id="id146" draw:style-name="a637" draw:name="Rectangle 9">
          <svg:title/>
          <svg:desc/>
          <text:p text:style-name="a635" text:class-names="" text:cond-style-name=""><text:span text:style-name="a634" text:class-names=""/></text:p>
          <draw:enhanced-geometry xmlns:dr3d="urn:oasis:names:tc:opendocument:xmlns:dr3d:1.0" draw:type="non-primitive" svg:viewBox="0 0 21600 21600" draw:enhanced-path="M 0 0 L 21600 0 21600 21600 0 21600 Z N"/>
        </draw:custom-shape>
        <draw:frame draw:id="id147" presentation:style-name="a640" draw:name="Titel 1" svg:x="1.49901in" svg:y="4.81905in" svg:width="10.32375in" svg:height="1.19022in" presentation:class="title" presentation:placeholder="false">
          <draw:text-box>
            <text:p text:style-name="a639" text:class-names="" text:cond-style-name=""><text:span text:style-name="a638" text:class-names="">Vragen</text:span></text:p>
          </draw:text-box>
          <svg:title/>
          <svg:desc/>
        </draw:frame>
        <draw:frame draw:id="id148" draw:style-name="a641" draw:name="Graphic 6" svg:x="4.8935in" svg:y="0.7037in" svg:width="3.55375in" svg:height="3.55375in" style:rel-width="scale" style:rel-height="scale">
          <draw:image xlink:href="media/image1.svg" xlink:type="simple" xlink:show="embed" xlink:actuate="onLoad"/>
          <svg:title/>
          <svg:desc>Help</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49901in" svg:y="1.93519in" svg:width="10.32375in" svg:height="2in"/>
      <presentation:placeholder presentation:object="subtitle" svg:x="1.49901in" svg:y="4.12674in" svg:width="10.32375in" svg:height="1.1481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2" style:display-name="Title and Content">
      <presentation:placeholder presentation:object="title" svg:x="0.99934in" svg:y="0.66667in" svg:width="11.32301in" svg:height="1.375in"/>
      <presentation:placeholder presentation:object="object" svg:x="0.99934in" svg:y="2.27083in" svg:width="11.32301in" svg:height="4.062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3" style:display-name="Section Header">
      <presentation:placeholder presentation:object="title" svg:x="1.41667in" svg:y="1.92593in" svg:width="10.48835in" svg:height="2.00001in"/>
      <presentation:placeholder presentation:object="outline" svg:x="1.41667in" svg:y="4.11575in" svg:width="10.48835in" svg:height="1.45833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4" style:display-name="Two Content">
      <presentation:placeholder presentation:object="title" svg:x="0.99934in" svg:y="0.66667in" svg:width="11.32301in" svg:height="1.38in"/>
      <presentation:placeholder presentation:object="object" svg:x="0.99934in" svg:y="2.27083in" svg:width="5.31151in" svg:height="3.9618in"/>
      <presentation:placeholder presentation:object="object" svg:x="7.01084in" svg:y="2.27083in" svg:width="5.31151in" svg:height="3.9618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5" style:display-name="Comparison">
      <presentation:placeholder presentation:object="title" svg:x="0.99934in" svg:y="0.66667in" svg:width="11.32301in" svg:height="1.0613in"/>
      <presentation:placeholder presentation:object="outline" svg:x="1.14393in" svg:y="2.02882in" svg:width="5.21081in" svg:height="0.75732in"/>
      <presentation:placeholder presentation:object="object" svg:x="1.14393in" svg:y="2.95506in" svg:width="5.21081in" svg:height="3.32845in"/>
      <presentation:placeholder presentation:object="outline" svg:x="6.95884in" svg:y="2.02882in" svg:width="5.22701in" svg:height="0.75732in"/>
      <presentation:placeholder presentation:object="object" svg:x="6.95884in" svg:y="2.95506in" svg:width="5.22701in" svg:height="3.3284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6" style:display-name="Title Only">
      <presentation:placeholder presentation:object="title" svg:x="0.99934in" svg:y="0.66667in" svg:width="11.32301in" svg:height="1.37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7" style:display-name="Blank">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8" style:display-name="Content with Caption">
      <presentation:placeholder presentation:object="title" svg:x="0.99934in" svg:y="0.66667in" svg:width="4.0539in" svg:height="1.99247in"/>
      <presentation:placeholder presentation:object="object" svg:x="5.31018in" svg:y="0.66667in" svg:width="7.01217in" svg:height="5.55556in"/>
      <presentation:placeholder presentation:object="outline" svg:x="0.99934in" svg:y="2.92361in" svg:width="4.0539in" svg:height="3.29861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9" style:display-name="Picture with Caption">
      <presentation:placeholder presentation:object="title" svg:x="0.99934in" svg:y="0.83519in" svg:width="6.24223in" svg:height="1.83241in"/>
      <presentation:placeholder presentation:object="graphic" svg:x="8.13927in" svg:y="0.83519in" svg:width="3.5824in" svg:height="5.37273in"/>
      <presentation:placeholder presentation:object="outline" svg:x="1.61166in" svg:y="2.93055in" svg:width="5.0176in" svg:height="3.42924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0" style:display-name="Panoramic Picture with Caption">
      <presentation:placeholder presentation:object="title" svg:x="0.99935in" svg:y="4.99262in" svg:width="11.32472in" svg:height="0.59435in"/>
      <presentation:placeholder presentation:object="graphic" svg:x="1.27882in" svg:y="0.76007in" svg:width="10.767in" svg:height="3.85572in"/>
      <presentation:placeholder presentation:object="outline" svg:x="0.99934in" svg:y="5.73899in" svg:width="11.32301in" svg:height="0.5943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1" style:display-name="Title and Caption">
      <presentation:placeholder presentation:object="title" svg:x="0.99934in" svg:y="0.66539in" svg:width="11.32301in" svg:height="3.86521in"/>
      <presentation:placeholder presentation:object="outline" svg:x="0.99934in" svg:y="4.69727in" svg:width="11.32301in" svg:height="1.64242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2" style:display-name="Quote with Caption">
      <presentation:placeholder presentation:object="title" svg:x="1.5816in" svg:y="0.66667in" svg:width="10.17361in" svg:height="3.27308in"/>
      <presentation:placeholder presentation:object="outline" svg:x="1.88172in" svg:y="3.94798in" svg:width="9.57163in" svg:height="0.58262in"/>
      <presentation:placeholder presentation:object="outline" svg:x="0.99934in" svg:y="4.7073in" svg:width="11.32301in" svg:height="1.62893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3" style:display-name="Name Card">
      <presentation:placeholder presentation:object="title" svg:x="0.99934in" svg:y="2.32605in" svg:width="11.32301in" svg:height="2.74698in"/>
      <presentation:placeholder presentation:object="outline" svg:x="0.99933in" svg:y="5.08591in" svg:width="11.3213in" svg:height="1.24742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4" style:display-name="3 Column">
      <presentation:placeholder presentation:object="title" svg:x="0.99934in" svg:y="0.66667in" svg:width="11.32301in" svg:height="1.0613in"/>
      <presentation:placeholder presentation:object="outline" svg:x="0.99934in" svg:y="2.0625in" svg:width="3.61in" svg:height="0.83638in"/>
      <presentation:placeholder presentation:object="outline" svg:x="0.99934in" svg:y="3.02724in" svg:width="3.61in" svg:height="3.30609in"/>
      <presentation:placeholder presentation:object="outline" svg:x="4.86298in" svg:y="2.0625in" svg:width="3.61in" svg:height="0.83638in"/>
      <presentation:placeholder presentation:object="outline" svg:x="4.85721in" svg:y="3.02724in" svg:width="3.61in" svg:height="3.30609in"/>
      <presentation:placeholder presentation:object="outline" svg:x="8.71235in" svg:y="2.0625in" svg:width="3.61in" svg:height="0.83638in"/>
      <presentation:placeholder presentation:object="outline" svg:x="8.71235in" svg:y="3.02724in" svg:width="3.61in" svg:height="3.30609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5" style:display-name="3 Picture Column">
      <presentation:placeholder presentation:object="title" svg:x="0.99934in" svg:y="0.66667in" svg:width="11.32301in" svg:height="1.0613in"/>
      <presentation:placeholder presentation:object="outline" svg:x="0.99934in" svg:y="4.26958in" svg:width="3.61in" svg:height="0.63021in"/>
      <presentation:placeholder presentation:object="graphic" svg:x="1.11341in" svg:y="2.12043in" svg:width="3.38185in" svg:height="1.75301in"/>
      <presentation:placeholder presentation:object="outline" svg:x="0.99934in" svg:y="5.00048in" svg:width="3.61in" svg:height="1.33285in"/>
      <presentation:placeholder presentation:object="outline" svg:x="4.85869in" svg:y="4.26958in" svg:width="3.61in" svg:height="0.63021in"/>
      <presentation:placeholder presentation:object="graphic" svg:x="4.97128in" svg:y="2.12062in" svg:width="3.38185in" svg:height="1.75871in"/>
      <presentation:placeholder presentation:object="outline" svg:x="4.85721in" svg:y="5.00048in" svg:width="3.61in" svg:height="1.33285in"/>
      <presentation:placeholder presentation:object="outline" svg:x="8.71249in" svg:y="4.26958in" svg:width="3.61in" svg:height="0.63021in"/>
      <presentation:placeholder presentation:object="graphic" svg:x="8.83169in" svg:y="2.11552in" svg:width="3.38185in" svg:height="1.75776in"/>
      <presentation:placeholder presentation:object="outline" svg:x="8.71235in" svg:y="5.00048in" svg:width="3.61in" svg:height="1.3328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6" style:display-name="Title and Vertical Text">
      <presentation:placeholder presentation:object="title" svg:x="0.99934in" svg:y="0.66667in" svg:width="11.32301in" svg:height="1.375in"/>
      <presentation:placeholder presentation:object="outline" svg:x="0.99934in" svg:y="2.27083in" svg:width="11.32301in" svg:height="4.062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7" style:display-name="Vertical Title and Text">
      <presentation:placeholder presentation:object="title" svg:x="9.824in" svg:y="0.66667in" svg:width="2.49835in" svg:height="5.66667in"/>
      <presentation:placeholder presentation:object="outline" svg:x="0.99934in" svg:y="0.66667in" svg:width="8.658in" svg:height="5.66667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330" xlink:href="media/image2.png" xlink:show="embed" xlink:actuate="onLoad"/>
    <draw:fill-image draw:name="a562" xlink:href="media/image3.svg" xlink:show="embed" xlink:actuate="onLoad"/>
    <draw:fill-image draw:name="a620" xlink:href="media/image4.png" xlink:show="embed" xlink:actuate="onLoad"/>
    <draw:fill-image draw:name="a530" xlink:href="media/image4.png" xlink:show="embed" xlink:actuate="onLoad"/>
    <draw:fill-image draw:name="a627" xlink:href="media/image4.png" xlink:show="embed" xlink:actuate="onLoad"/>
    <draw:fill-image draw:name="a0" xlink:href="media/image2.png" xlink:show="embed" xlink:actuate="onLoad"/>
    <draw:fill-image draw:name="a584" xlink:href="media/image4.png" xlink:show="embed" xlink:actuate="onLoad"/>
    <draw:fill-image draw:name="a218" xlink:href="media/image2.png" xlink:show="embed" xlink:actuate="onLoad"/>
    <draw:fill-image draw:name="a359" xlink:href="media/image2.png" xlink:show="embed" xlink:actuate="onLoad"/>
    <draw:fill-image draw:name="a265" xlink:href="media/image2.png" xlink:show="embed" xlink:actuate="onLoad"/>
    <draw:fill-image draw:name="a417" xlink:href="media/image2.png" xlink:show="embed" xlink:actuate="onLoad"/>
    <draw:fill-image draw:name="a230" xlink:href="media/image2.png" xlink:show="embed" xlink:actuate="onLoad"/>
    <draw:fill-image draw:name="a499" xlink:href="media/image2.png" xlink:show="embed" xlink:actuate="onLoad"/>
    <draw:fill-image draw:name="a49" xlink:href="media/image2.png" xlink:show="embed" xlink:actuate="onLoad"/>
    <draw:fill-image draw:name="a558" xlink:href="media/image4.png" xlink:show="embed" xlink:actuate="onLoad"/>
    <draw:fill-image draw:name="a468" xlink:href="media/image2.png" xlink:show="embed" xlink:actuate="onLoad"/>
    <draw:fill-image draw:name="a99" xlink:href="media/image2.png" xlink:show="embed" xlink:actuate="onLoad"/>
    <draw:fill-image draw:name="a570" xlink:href="media/image5.svg" xlink:show="embed" xlink:actuate="onLoad"/>
    <draw:fill-image draw:name="a203" xlink:href="media/image2.png" xlink:show="embed" xlink:actuate="onLoad"/>
    <draw:fill-image draw:name="a378" xlink:href="media/image2.png" xlink:show="embed" xlink:actuate="onLoad"/>
    <draw:fill-image draw:name="a146" xlink:href="media/image2.png" xlink:show="embed" xlink:actuate="onLoad"/>
    <draw:fill-image draw:name="a632" xlink:href="media/image4.png" xlink:show="embed" xlink:actuate="onLoad"/>
    <draw:fill-image draw:name="a31" xlink:href="media/image2.png" xlink:show="embed" xlink:actuate="onLoad"/>
    <draw:fill-image draw:name="a540" xlink:href="media/image4.png" xlink:show="embed" xlink:actuate="onLoad"/>
    <draw:fill-image draw:name="a288" xlink:href="media/image2.png" xlink:show="embed" xlink:actuate="onLoad"/>
    <draw:fill-image draw:name="a578" xlink:href="media/image1.svg" xlink:show="embed" xlink:actuate="onLoad"/>
    <draw:fill-image draw:name="a636" xlink:href="media/image4.png" xlink:show="embed" xlink:actuate="onLoad"/>
    <draw:fill-image draw:name="a311" xlink:href="media/image2.png" xlink:show="embed" xlink:actuate="onLoad"/>
    <draw:fill-image draw:name="a80" xlink:href="media/image2.png" xlink:show="embed" xlink:actuate="onLoad"/>
    <draw:fill-image draw:name="a548" xlink:href="media/image4.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419" style:parent-style-name="Graphics">
      <style:graphic-properties draw:fill="none" draw:stroke="none"/>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4">
      <style:drawing-page-properties draw:fill="bitmap" draw:fill-image-name="a20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08">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2">
      <style:drawing-page-properties draw:fill="bitmap" draw:fill-image-name="a31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3">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16">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parent-style-name="Graphics">
      <style:graphic-properties draw:fill="none" draw:stroke="none"/>
    </style:style>
    <style:style style:family="graphic" style:name="a421" style:parent-style-name="Graphics">
      <style:graphic-properties draw:fill="none" draw:stroke="none"/>
    </style:style>
    <style:style style:family="presentation" style:name="a31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22">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
      <style:drawing-page-properties draw:fill="bitmap" draw:fill-image-name="a8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6">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100">
      <style:drawing-page-properties draw:fill="bitmap" draw:fill-image-name="a9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8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4">
      <style:text-properties fo:font-variant="normal" fo:text-transform="none" fo:color="#e7e8e2"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e7e8e2"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0">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9">
      <style:drawing-page-properties draw:fill="bitmap" draw:fill-image-name="a21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presentation" style:name="a3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110">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2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31">
      <style:drawing-page-properties draw:fill="bitmap" draw:fill-image-name="a33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2">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5in" style:font-size-asian="0.5in" style:font-size-complex="0.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35">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40">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443">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e7e8e2"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e7e8e2"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
      <style:drawing-page-properties draw:fill="bitmap" draw:fill-image-name="a23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38889in" style:font-size-asian="0.38889in" style:font-size-complex="0.38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35">
      <style:text-properties fo:font-variant="normal" fo:text-transform="none" fo:color="#e7e8e2"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e7e8e2"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43">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1">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454">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58">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36">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2">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text-transform="uppercase" fo:color="#ffffff" style:text-line-through-type="none" style:text-line-through-style="none" style:text-line-through-width="auto" style:text-line-through-color="font-color" style:text-position="0% 100%" fo:font-family="Gill Sans M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text-transform="uppercase" fo:color="#ffffff" style:text-line-through-type="none" style:text-line-through-style="none" style:text-line-through-width="auto" style:text-line-through-color="font-color" style:text-position="0% 100%" fo:font-family="Gill Sans M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9">
      <style:drawing-page-properties draw:fill="bitmap" draw:fill-image-name="a46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7">
      <style:drawing-page-properties draw:fill="bitmap" draw:fill-image-name="a14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148" style:parent-style-name="Graphics">
      <style:graphic-properties draw:fill="none" draw:stroke="none"/>
    </style:style>
    <style:style style:family="text" style:name="a251">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 style:parent-style-name="Graphics">
      <style:graphic-properties draw:fill="none" draw:stroke="none"/>
    </style:style>
    <style:style style:family="paragraph" style:name="a252">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55">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bitmap" draw:fill-image-name="a35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64">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68">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73">
      <style:text-properties fo:font-variant="normal" fo:text-transform="none" fo:color="#e7e8e2"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e7e8e2"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53">
      <style:text-properties fo:font-variant="normal" fo:text-transform="none" fo:color="#e7e8e2"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157">
      <style:text-properties fo:font-variant="normal" fo:text-transform="none" fo:color="#e7e8e2"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66">
      <style:drawing-page-properties draw:fill="bitmap" draw:fill-image-name="a26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7" style:parent-style-name="Graphics">
      <style:graphic-properties draw:fill="none" draw:stroke="none"/>
    </style:style>
    <style:style style:family="paragraph" style:name="a3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0">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9">
      <style:drawing-page-properties draw:fill="bitmap" draw:fill-image-name="a37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2">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text" style:name="a160">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e7e8e2"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271">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e7e8e2"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274">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80">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387">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73">
      <style:text-properties fo:font-variant="normal" fo:text-transform="none" fo:color="#e7e8e2"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177">
      <style:text-properties fo:font-variant="normal" fo:text-transform="none" fo:color="#e7e8e2"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9">
      <style:drawing-page-properties draw:fill="bitmap" draw:fill-image-name="a28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92">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395">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e7e8e2"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 style:parent-style-name="Graphics">
      <style:graphic-properties draw:fill="none" draw:stroke="none"/>
    </style:style>
    <style:style style:family="text" style:name="a189">
      <style:text-properties fo:font-variant="normal" fo:text-transform="none" fo:color="#e7e8e2"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38889in" style:font-size-asian="0.38889in" style:font-size-complex="0.38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94">
      <style:text-properties fo:font-variant="normal" fo:text-transform="none" fo:color="#e7e8e2"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297">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93">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1">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bitmap" draw:fill-image-name="a3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75in" style:font-size-asian="0.75in" style:font-size-complex="0.7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9">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
      <style:text-properties fo:font-variant="normal" fo:text-transform="none" fo:color="#e7e8e2"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e7e8e2"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
      <style:drawing-page-properties draw:fill="bitmap" draw:fill-image-name="a4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4">
      <style:text-properties fo:font-variant="normal" fo:text-transform="none" fo:color="#e7e8e2"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0">
      <style:drawing-page-properties draw:fill="bitmap" draw:fill-image-name="a49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e7e8e2"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3">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paragraph" style:name="a58">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e7e8e2"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e7e8e2"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403">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07">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16">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presentation" style:name="a30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01">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18">
      <style:drawing-page-properties draw:fill="bitmap" draw:fill-image-name="a41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0">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38">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81">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2.51378in" text:min-label-width="0.23622in"/>
        <style:text-properties fo:color="#e7e8e2" fo:font-family="Wingdings 2" style:font-charset="x-symbol" fo:font-size="70%"/>
      </text:list-level-style-bullet>
      <text:list-level-style-bullet text:level="7" text:bullet-char="">
        <style:list-level-properties text:space-before="3.01378in" text:min-label-width="0.23622in"/>
        <style:text-properties fo:color="#e7e8e2" fo:font-family="Wingdings 2" style:font-charset="x-symbol" fo:font-size="70%"/>
      </text:list-level-style-bullet>
      <text:list-level-style-bullet text:level="8" text:bullet-char="">
        <style:list-level-properties text:space-before="3.51378in" text:min-label-width="0.23622in"/>
        <style:text-properties fo:color="#e7e8e2" fo:font-family="Wingdings 2" style:font-charset="x-symbol" fo:font-size="70%"/>
      </text:list-level-style-bullet>
      <text:list-level-style-bullet text:level="9" text:bullet-char="">
        <style:list-level-properties text:space-before="4.01378in" text:min-label-width="0.23622in"/>
        <style:text-properties fo:color="#e7e8e2" fo:font-family="Wingdings 2" style:font-charset="x-symbol" fo:font-size="70%"/>
      </text:list-level-style-bullet>
    </text:list-style>
    <text:list-style style:name="a484">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2.51378in" text:min-label-width="0.23622in"/>
        <style:text-properties fo:color="#e7e8e2" fo:font-family="Wingdings 2" style:font-charset="x-symbol" fo:font-size="70%"/>
      </text:list-level-style-bullet>
      <text:list-level-style-bullet text:level="7" text:bullet-char="">
        <style:list-level-properties text:space-before="3.01378in" text:min-label-width="0.23622in"/>
        <style:text-properties fo:color="#e7e8e2" fo:font-family="Wingdings 2" style:font-charset="x-symbol" fo:font-size="70%"/>
      </text:list-level-style-bullet>
      <text:list-level-style-bullet text:level="8" text:bullet-char="">
        <style:list-level-properties text:space-before="3.51378in" text:min-label-width="0.23622in"/>
        <style:text-properties fo:color="#e7e8e2" fo:font-family="Wingdings 2" style:font-charset="x-symbol" fo:font-size="70%"/>
      </text:list-level-style-bullet>
      <text:list-level-style-bullet text:level="9" text:bullet-char="">
        <style:list-level-properties text:space-before="4.01378in" text:min-label-width="0.23622in"/>
        <style:text-properties fo:color="#e7e8e2" fo:font-family="Wingdings 2" style:font-charset="x-symbol" fo:font-size="70%"/>
      </text:list-level-style-bullet>
    </text:list-style>
    <text:list-style style:name="a191">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2.51378in" text:min-label-width="0.23622in"/>
        <style:text-properties fo:color="#e7e8e2" fo:font-family="Wingdings 2" style:font-charset="x-symbol" fo:font-size="70%"/>
      </text:list-level-style-bullet>
      <text:list-level-style-bullet text:level="7" text:bullet-char="">
        <style:list-level-properties text:space-before="3.01378in" text:min-label-width="0.23622in"/>
        <style:text-properties fo:color="#e7e8e2" fo:font-family="Wingdings 2" style:font-charset="x-symbol" fo:font-size="70%"/>
      </text:list-level-style-bullet>
      <text:list-level-style-bullet text:level="8" text:bullet-char="">
        <style:list-level-properties text:space-before="3.51378in" text:min-label-width="0.23622in"/>
        <style:text-properties fo:color="#e7e8e2" fo:font-family="Wingdings 2" style:font-charset="x-symbol" fo:font-size="70%"/>
      </text:list-level-style-bullet>
      <text:list-level-style-bullet text:level="9" text:bullet-char="">
        <style:list-level-properties text:space-before="4.01378in" text:min-label-width="0.23622in"/>
        <style:text-properties fo:color="#e7e8e2" fo:font-family="Wingdings 2" style:font-charset="x-symbol" fo:font-size="70%"/>
      </text:list-level-style-bullet>
    </text:list-style>
    <text:list-style style:name="a276">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87">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2.51378in" text:min-label-width="0.23622in"/>
        <style:text-properties fo:color="#e7e8e2" fo:font-family="Wingdings 2" style:font-charset="x-symbol" fo:font-size="70%"/>
      </text:list-level-style-bullet>
      <text:list-level-style-bullet text:level="7" text:bullet-char="">
        <style:list-level-properties text:space-before="3.01378in" text:min-label-width="0.23622in"/>
        <style:text-properties fo:color="#e7e8e2" fo:font-family="Wingdings 2" style:font-charset="x-symbol" fo:font-size="70%"/>
      </text:list-level-style-bullet>
      <text:list-level-style-bullet text:level="8" text:bullet-char="">
        <style:list-level-properties text:space-before="3.51378in" text:min-label-width="0.23622in"/>
        <style:text-properties fo:color="#e7e8e2" fo:font-family="Wingdings 2" style:font-charset="x-symbol" fo:font-size="70%"/>
      </text:list-level-style-bullet>
      <text:list-level-style-bullet text:level="9" text:bullet-char="">
        <style:list-level-properties text:space-before="4.01378in" text:min-label-width="0.23622in"/>
        <style:text-properties fo:color="#e7e8e2" fo:font-family="Wingdings 2" style:font-charset="x-symbol" fo:font-size="70%"/>
      </text:list-level-style-bullet>
    </text:list-style>
    <text:list-style style:name="a122">
      <text:list-level-style-bullet text:level="1" text:bullet-char="">
        <style:list-level-properties text:space-before="0.04035in" text:min-label-width="0.33465in"/>
        <style:text-properties fo:color="#e7e8e2" fo:font-family="Wingdings 2" style:font-charset="x-symbol" fo:font-size="70%"/>
      </text:list-level-style-bullet>
      <text:list-level-style-bullet text:level="2" text:bullet-char="">
        <style:list-level-properties text:space-before="0.45275in" text:min-label-width="0.33465in"/>
        <style:text-properties fo:color="#e7e8e2" fo:font-family="Wingdings 2" style:font-charset="x-symbol" fo:font-size="70%"/>
      </text:list-level-style-bullet>
      <text:list-level-style-bullet text:level="3" text:bullet-char="">
        <style:list-level-properties text:space-before="0.7874in" text:min-label-width="0.33465in"/>
        <style:text-properties fo:color="#e7e8e2" fo:font-family="Wingdings 2" style:font-charset="x-symbol" fo:font-size="70%"/>
      </text:list-level-style-bullet>
      <text:list-level-style-bullet text:level="4" text:bullet-char="">
        <style:list-level-properties text:space-before="1.1811in" text:min-label-width="0.33465in"/>
        <style:text-properties fo:color="#e7e8e2" fo:font-family="Wingdings 2" style:font-charset="x-symbol" fo:font-size="70%"/>
      </text:list-level-style-bullet>
      <text:list-level-style-bullet text:level="5" text:bullet-char="">
        <style:list-level-properties text:space-before="1.49606in" text:min-label-width="0.33465in"/>
        <style:text-properties fo:color="#e7e8e2" fo:font-family="Wingdings 2" style:font-charset="x-symbol" fo:font-size="70%"/>
      </text:list-level-style-bullet>
      <text:list-level-style-bullet text:level="6" text:bullet-char="">
        <style:list-level-properties text:space-before="2.41535in" text:min-label-width="0.33465in"/>
        <style:text-properties fo:color="#e7e8e2" fo:font-family="Wingdings 2" style:font-charset="x-symbol" fo:font-size="70%"/>
      </text:list-level-style-bullet>
      <text:list-level-style-bullet text:level="7" text:bullet-char="">
        <style:list-level-properties text:space-before="2.91535in" text:min-label-width="0.33465in"/>
        <style:text-properties fo:color="#e7e8e2" fo:font-family="Wingdings 2" style:font-charset="x-symbol" fo:font-size="70%"/>
      </text:list-level-style-bullet>
      <text:list-level-style-bullet text:level="8" text:bullet-char="">
        <style:list-level-properties text:space-before="3.41535in" text:min-label-width="0.33465in"/>
        <style:text-properties fo:color="#e7e8e2" fo:font-family="Wingdings 2" style:font-charset="x-symbol" fo:font-size="70%"/>
      </text:list-level-style-bullet>
      <text:list-level-style-bullet text:level="9" text:bullet-char="">
        <style:list-level-properties text:space-before="3.91535in" text:min-label-width="0.33465in"/>
        <style:text-properties fo:color="#e7e8e2" fo:font-family="Wingdings 2" style:font-charset="x-symbol" fo:font-size="70%"/>
      </text:list-level-style-bullet>
    </text:list-style>
    <text:list-style style:name="a125">
      <text:list-level-style-bullet text:level="1" text:bullet-char="">
        <style:list-level-properties text:space-before="0.07972in" text:min-label-width="0.29528in"/>
        <style:text-properties fo:color="#e7e8e2" fo:font-family="Wingdings 2" style:font-charset="x-symbol" fo:font-size="70%"/>
      </text:list-level-style-bullet>
      <text:list-level-style-bullet text:level="2" text:bullet-char="">
        <style:list-level-properties text:space-before="0.49212in" text:min-label-width="0.29528in"/>
        <style:text-properties fo:color="#e7e8e2" fo:font-family="Wingdings 2" style:font-charset="x-symbol" fo:font-size="70%"/>
      </text:list-level-style-bullet>
      <text:list-level-style-bullet text:level="3" text:bullet-char="">
        <style:list-level-properties text:space-before="0.82677in" text:min-label-width="0.29528in"/>
        <style:text-properties fo:color="#e7e8e2" fo:font-family="Wingdings 2" style:font-charset="x-symbol" fo:font-size="70%"/>
      </text:list-level-style-bullet>
      <text:list-level-style-bullet text:level="4" text:bullet-char="">
        <style:list-level-properties text:space-before="1.22047in" text:min-label-width="0.29528in"/>
        <style:text-properties fo:color="#e7e8e2" fo:font-family="Wingdings 2" style:font-charset="x-symbol" fo:font-size="70%"/>
      </text:list-level-style-bullet>
      <text:list-level-style-bullet text:level="5" text:bullet-char="">
        <style:list-level-properties text:space-before="1.53543in" text:min-label-width="0.29528in"/>
        <style:text-properties fo:color="#e7e8e2" fo:font-family="Wingdings 2" style:font-charset="x-symbol" fo:font-size="70%"/>
      </text:list-level-style-bullet>
      <text:list-level-style-bullet text:level="6" text:bullet-char="">
        <style:list-level-properties text:space-before="2.45472in" text:min-label-width="0.29528in"/>
        <style:text-properties fo:color="#e7e8e2" fo:font-family="Wingdings 2" style:font-charset="x-symbol" fo:font-size="70%"/>
      </text:list-level-style-bullet>
      <text:list-level-style-bullet text:level="7" text:bullet-char="">
        <style:list-level-properties text:space-before="2.95472in" text:min-label-width="0.29528in"/>
        <style:text-properties fo:color="#e7e8e2" fo:font-family="Wingdings 2" style:font-charset="x-symbol" fo:font-size="70%"/>
      </text:list-level-style-bullet>
      <text:list-level-style-bullet text:level="8" text:bullet-char="">
        <style:list-level-properties text:space-before="3.45472in" text:min-label-width="0.29528in"/>
        <style:text-properties fo:color="#e7e8e2" fo:font-family="Wingdings 2" style:font-charset="x-symbol" fo:font-size="70%"/>
      </text:list-level-style-bullet>
      <text:list-level-style-bullet text:level="9" text:bullet-char="">
        <style:list-level-properties text:space-before="3.95472in" text:min-label-width="0.29528in"/>
        <style:text-properties fo:color="#e7e8e2" fo:font-family="Wingdings 2" style:font-charset="x-symbol" fo:font-size="70%"/>
      </text:list-level-style-bullet>
    </text:list-style>
    <text:list-style style:name="a10">
      <text:list-level-style-bullet text:level="1" text:bullet-char="">
        <style:list-level-properties text:space-before="0.07972in" text:min-label-width="0.29528in"/>
        <style:text-properties fo:color="#e7e8e2" fo:font-family="Wingdings 2" style:font-charset="x-symbol" fo:font-size="70%"/>
      </text:list-level-style-bullet>
      <text:list-level-style-bullet text:level="2" text:bullet-char="">
        <style:list-level-properties text:space-before="0.49212in" text:min-label-width="0.29528in"/>
        <style:text-properties fo:color="#e7e8e2" fo:font-family="Wingdings 2" style:font-charset="x-symbol" fo:font-size="70%"/>
      </text:list-level-style-bullet>
      <text:list-level-style-bullet text:level="3" text:bullet-char="">
        <style:list-level-properties text:space-before="0.82677in" text:min-label-width="0.29528in"/>
        <style:text-properties fo:color="#e7e8e2" fo:font-family="Wingdings 2" style:font-charset="x-symbol" fo:font-size="70%"/>
      </text:list-level-style-bullet>
      <text:list-level-style-bullet text:level="4" text:bullet-char="">
        <style:list-level-properties text:space-before="1.22047in" text:min-label-width="0.29528in"/>
        <style:text-properties fo:color="#e7e8e2" fo:font-family="Wingdings 2" style:font-charset="x-symbol" fo:font-size="70%"/>
      </text:list-level-style-bullet>
      <text:list-level-style-bullet text:level="5" text:bullet-char="">
        <style:list-level-properties text:space-before="1.53543in" text:min-label-width="0.29528in"/>
        <style:text-properties fo:color="#e7e8e2" fo:font-family="Wingdings 2" style:font-charset="x-symbol" fo:font-size="70%"/>
      </text:list-level-style-bullet>
      <text:list-level-style-bullet text:level="6" text:bullet-char="">
        <style:list-level-properties text:space-before="2.45472in" text:min-label-width="0.29528in"/>
        <style:text-properties fo:color="#e7e8e2" fo:font-family="Wingdings 2" style:font-charset="x-symbol" fo:font-size="70%"/>
      </text:list-level-style-bullet>
      <text:list-level-style-bullet text:level="7" text:bullet-char="">
        <style:list-level-properties text:space-before="2.95472in" text:min-label-width="0.29528in"/>
        <style:text-properties fo:color="#e7e8e2" fo:font-family="Wingdings 2" style:font-charset="x-symbol" fo:font-size="70%"/>
      </text:list-level-style-bullet>
      <text:list-level-style-bullet text:level="8" text:bullet-char="">
        <style:list-level-properties text:space-before="3.45472in" text:min-label-width="0.29528in"/>
        <style:text-properties fo:color="#e7e8e2" fo:font-family="Wingdings 2" style:font-charset="x-symbol" fo:font-size="70%"/>
      </text:list-level-style-bullet>
      <text:list-level-style-bullet text:level="9" text:bullet-char="">
        <style:list-level-properties text:space-before="3.95472in" text:min-label-width="0.29528in"/>
        <style:text-properties fo:color="#e7e8e2" fo:font-family="Wingdings 2" style:font-charset="x-symbol" fo:font-size="70%"/>
      </text:list-level-style-bullet>
    </text:list-style>
    <text:list-style style:name="a337">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53">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
      <text:list-level-style-bullet text:level="1" text:bullet-char="">
        <style:list-level-properties text:space-before="0.04035in" text:min-label-width="0.33465in"/>
        <style:text-properties fo:color="#e7e8e2" fo:font-family="Wingdings 2" style:font-charset="x-symbol" fo:font-size="70%"/>
      </text:list-level-style-bullet>
      <text:list-level-style-bullet text:level="2" text:bullet-char="">
        <style:list-level-properties text:space-before="0.45275in" text:min-label-width="0.33465in"/>
        <style:text-properties fo:color="#e7e8e2" fo:font-family="Wingdings 2" style:font-charset="x-symbol" fo:font-size="70%"/>
      </text:list-level-style-bullet>
      <text:list-level-style-bullet text:level="3" text:bullet-char="">
        <style:list-level-properties text:space-before="0.7874in" text:min-label-width="0.33465in"/>
        <style:text-properties fo:color="#e7e8e2" fo:font-family="Wingdings 2" style:font-charset="x-symbol" fo:font-size="70%"/>
      </text:list-level-style-bullet>
      <text:list-level-style-bullet text:level="4" text:bullet-char="">
        <style:list-level-properties text:space-before="1.1811in" text:min-label-width="0.33465in"/>
        <style:text-properties fo:color="#e7e8e2" fo:font-family="Wingdings 2" style:font-charset="x-symbol" fo:font-size="70%"/>
      </text:list-level-style-bullet>
      <text:list-level-style-bullet text:level="5" text:bullet-char="">
        <style:list-level-properties text:space-before="1.49606in" text:min-label-width="0.33465in"/>
        <style:text-properties fo:color="#e7e8e2" fo:font-family="Wingdings 2" style:font-charset="x-symbol" fo:font-size="70%"/>
      </text:list-level-style-bullet>
      <text:list-level-style-bullet text:level="6" text:bullet-char="">
        <style:list-level-properties text:space-before="2.41535in" text:min-label-width="0.33465in"/>
        <style:text-properties fo:color="#e7e8e2" fo:font-family="Wingdings 2" style:font-charset="x-symbol" fo:font-size="70%"/>
      </text:list-level-style-bullet>
      <text:list-level-style-bullet text:level="7" text:bullet-char="">
        <style:list-level-properties text:space-before="2.91535in" text:min-label-width="0.33465in"/>
        <style:text-properties fo:color="#e7e8e2" fo:font-family="Wingdings 2" style:font-charset="x-symbol" fo:font-size="70%"/>
      </text:list-level-style-bullet>
      <text:list-level-style-bullet text:level="8" text:bullet-char="">
        <style:list-level-properties text:space-before="3.41535in" text:min-label-width="0.33465in"/>
        <style:text-properties fo:color="#e7e8e2" fo:font-family="Wingdings 2" style:font-charset="x-symbol" fo:font-size="70%"/>
      </text:list-level-style-bullet>
      <text:list-level-style-bullet text:level="9" text:bullet-char="">
        <style:list-level-properties text:space-before="3.91535in" text:min-label-width="0.33465in"/>
        <style:text-properties fo:color="#e7e8e2" fo:font-family="Wingdings 2" style:font-charset="x-symbol" fo:font-size="70%"/>
      </text:list-level-style-bullet>
    </text:list-style>
    <text:list-style style:name="a87">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1">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2.51378in" text:min-label-width="0.23622in"/>
        <style:text-properties fo:color="#e7e8e2" fo:font-family="Wingdings 2" style:font-charset="x-symbol" fo:font-size="70%"/>
      </text:list-level-style-bullet>
      <text:list-level-style-bullet text:level="7" text:bullet-char="">
        <style:list-level-properties text:space-before="3.01378in" text:min-label-width="0.23622in"/>
        <style:text-properties fo:color="#e7e8e2" fo:font-family="Wingdings 2" style:font-charset="x-symbol" fo:font-size="70%"/>
      </text:list-level-style-bullet>
      <text:list-level-style-bullet text:level="8" text:bullet-char="">
        <style:list-level-properties text:space-before="3.51378in" text:min-label-width="0.23622in"/>
        <style:text-properties fo:color="#e7e8e2" fo:font-family="Wingdings 2" style:font-charset="x-symbol" fo:font-size="70%"/>
      </text:list-level-style-bullet>
      <text:list-level-style-bullet text:level="9" text:bullet-char="">
        <style:list-level-properties text:space-before="4.01378in" text:min-label-width="0.23622in"/>
        <style:text-properties fo:color="#e7e8e2" fo:font-family="Wingdings 2" style:font-charset="x-symbol" fo:font-size="70%"/>
      </text:list-level-style-bullet>
    </text:list-style>
    <text:list-style style:name="a128">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2.51378in" text:min-label-width="0.23622in"/>
        <style:text-properties fo:color="#e7e8e2" fo:font-family="Wingdings 2" style:font-charset="x-symbol" fo:font-size="70%"/>
      </text:list-level-style-bullet>
      <text:list-level-style-bullet text:level="7" text:bullet-char="">
        <style:list-level-properties text:space-before="3.01378in" text:min-label-width="0.23622in"/>
        <style:text-properties fo:color="#e7e8e2" fo:font-family="Wingdings 2" style:font-charset="x-symbol" fo:font-size="70%"/>
      </text:list-level-style-bullet>
      <text:list-level-style-bullet text:level="8" text:bullet-char="">
        <style:list-level-properties text:space-before="3.51378in" text:min-label-width="0.23622in"/>
        <style:text-properties fo:color="#e7e8e2" fo:font-family="Wingdings 2" style:font-charset="x-symbol" fo:font-size="70%"/>
      </text:list-level-style-bullet>
      <text:list-level-style-bullet text:level="9" text:bullet-char="">
        <style:list-level-properties text:space-before="4.01378in" text:min-label-width="0.23622in"/>
        <style:text-properties fo:color="#e7e8e2" fo:font-family="Wingdings 2" style:font-charset="x-symbol" fo:font-size="70%"/>
      </text:list-level-style-bullet>
    </text:list-style>
    <text:list-style style:name="a13">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2.51378in" text:min-label-width="0.23622in"/>
        <style:text-properties fo:color="#e7e8e2" fo:font-family="Wingdings 2" style:font-charset="x-symbol" fo:font-size="70%"/>
      </text:list-level-style-bullet>
      <text:list-level-style-bullet text:level="7" text:bullet-char="">
        <style:list-level-properties text:space-before="3.01378in" text:min-label-width="0.23622in"/>
        <style:text-properties fo:color="#e7e8e2" fo:font-family="Wingdings 2" style:font-charset="x-symbol" fo:font-size="70%"/>
      </text:list-level-style-bullet>
      <text:list-level-style-bullet text:level="8" text:bullet-char="">
        <style:list-level-properties text:space-before="3.51378in" text:min-label-width="0.23622in"/>
        <style:text-properties fo:color="#e7e8e2" fo:font-family="Wingdings 2" style:font-charset="x-symbol" fo:font-size="70%"/>
      </text:list-level-style-bullet>
      <text:list-level-style-bullet text:level="9" text:bullet-char="">
        <style:list-level-properties text:space-before="4.01378in" text:min-label-width="0.23622in"/>
        <style:text-properties fo:color="#e7e8e2" fo:font-family="Wingdings 2" style:font-charset="x-symbol" fo:font-size="70%"/>
      </text:list-level-style-bullet>
    </text:list-style>
    <text:list-style style:name="a385">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5">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2.51378in" text:min-label-width="0.23622in"/>
        <style:text-properties fo:color="#e7e8e2" fo:font-family="Wingdings 2" style:font-charset="x-symbol" fo:font-size="70%"/>
      </text:list-level-style-bullet>
      <text:list-level-style-bullet text:level="7" text:bullet-char="">
        <style:list-level-properties text:space-before="3.01378in" text:min-label-width="0.23622in"/>
        <style:text-properties fo:color="#e7e8e2" fo:font-family="Wingdings 2" style:font-charset="x-symbol" fo:font-size="70%"/>
      </text:list-level-style-bullet>
      <text:list-level-style-bullet text:level="8" text:bullet-char="">
        <style:list-level-properties text:space-before="3.51378in" text:min-label-width="0.23622in"/>
        <style:text-properties fo:color="#e7e8e2" fo:font-family="Wingdings 2" style:font-charset="x-symbol" fo:font-size="70%"/>
      </text:list-level-style-bullet>
      <text:list-level-style-bullet text:level="9" text:bullet-char="">
        <style:list-level-properties text:space-before="4.01378in" text:min-label-width="0.23622in"/>
        <style:text-properties fo:color="#e7e8e2" fo:font-family="Wingdings 2" style:font-charset="x-symbol" fo:font-size="70%"/>
      </text:list-level-style-bullet>
    </text:list-style>
    <text:list-style style:name="a62">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2.51378in" text:min-label-width="0.23622in"/>
        <style:text-properties fo:color="#e7e8e2" fo:font-family="Wingdings 2" style:font-charset="x-symbol" fo:font-size="70%"/>
      </text:list-level-style-bullet>
      <text:list-level-style-bullet text:level="7" text:bullet-char="">
        <style:list-level-properties text:space-before="3.01378in" text:min-label-width="0.23622in"/>
        <style:text-properties fo:color="#e7e8e2" fo:font-family="Wingdings 2" style:font-charset="x-symbol" fo:font-size="70%"/>
      </text:list-level-style-bullet>
      <text:list-level-style-bullet text:level="8" text:bullet-char="">
        <style:list-level-properties text:space-before="3.51378in" text:min-label-width="0.23622in"/>
        <style:text-properties fo:color="#e7e8e2" fo:font-family="Wingdings 2" style:font-charset="x-symbol" fo:font-size="70%"/>
      </text:list-level-style-bullet>
      <text:list-level-style-bullet text:level="9" text:bullet-char="">
        <style:list-level-properties text:space-before="4.01378in" text:min-label-width="0.23622in"/>
        <style:text-properties fo:color="#e7e8e2" fo:font-family="Wingdings 2" style:font-charset="x-symbol" fo:font-size="70%"/>
      </text:list-level-style-bullet>
    </text:list-style>
    <text:list-style style:name="a389">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2.51378in" text:min-label-width="0.23622in"/>
        <style:text-properties fo:color="#e7e8e2" fo:font-family="Wingdings 2" style:font-charset="x-symbol" fo:font-size="70%"/>
      </text:list-level-style-bullet>
      <text:list-level-style-bullet text:level="7" text:bullet-char="">
        <style:list-level-properties text:space-before="3.01378in" text:min-label-width="0.23622in"/>
        <style:text-properties fo:color="#e7e8e2" fo:font-family="Wingdings 2" style:font-charset="x-symbol" fo:font-size="70%"/>
      </text:list-level-style-bullet>
      <text:list-level-style-bullet text:level="8" text:bullet-char="">
        <style:list-level-properties text:space-before="3.51378in" text:min-label-width="0.23622in"/>
        <style:text-properties fo:color="#e7e8e2" fo:font-family="Wingdings 2" style:font-charset="x-symbol" fo:font-size="70%"/>
      </text:list-level-style-bullet>
      <text:list-level-style-bullet text:level="9" text:bullet-char="">
        <style:list-level-properties text:space-before="4.01378in" text:min-label-width="0.23622in"/>
        <style:text-properties fo:color="#e7e8e2" fo:font-family="Wingdings 2" style:font-charset="x-symbol" fo:font-size="70%"/>
      </text:list-level-style-bullet>
    </text:list-style>
    <text:list-style style:name="a179">
      <text:list-level-style-bullet text:level="1" text:bullet-char="">
        <style:list-level-properties text:space-before="0.04035in" text:min-label-width="0.33465in"/>
        <style:text-properties fo:color="#e7e8e2" fo:font-family="Wingdings 2" style:font-charset="x-symbol" fo:font-size="70%"/>
      </text:list-level-style-bullet>
      <text:list-level-style-bullet text:level="2" text:bullet-char="">
        <style:list-level-properties text:space-before="0.45275in" text:min-label-width="0.33465in"/>
        <style:text-properties fo:color="#e7e8e2" fo:font-family="Wingdings 2" style:font-charset="x-symbol" fo:font-size="70%"/>
      </text:list-level-style-bullet>
      <text:list-level-style-bullet text:level="3" text:bullet-char="">
        <style:list-level-properties text:space-before="0.7874in" text:min-label-width="0.33465in"/>
        <style:text-properties fo:color="#e7e8e2" fo:font-family="Wingdings 2" style:font-charset="x-symbol" fo:font-size="70%"/>
      </text:list-level-style-bullet>
      <text:list-level-style-bullet text:level="4" text:bullet-char="">
        <style:list-level-properties text:space-before="1.1811in" text:min-label-width="0.33465in"/>
        <style:text-properties fo:color="#e7e8e2" fo:font-family="Wingdings 2" style:font-charset="x-symbol" fo:font-size="70%"/>
      </text:list-level-style-bullet>
      <text:list-level-style-bullet text:level="5" text:bullet-char="">
        <style:list-level-properties text:space-before="1.49606in" text:min-label-width="0.33465in"/>
        <style:text-properties fo:color="#e7e8e2" fo:font-family="Wingdings 2" style:font-charset="x-symbol" fo:font-size="70%"/>
      </text:list-level-style-bullet>
      <text:list-level-style-bullet text:level="6" text:bullet-char="">
        <style:list-level-properties text:space-before="2.41535in" text:min-label-width="0.33465in"/>
        <style:text-properties fo:color="#e7e8e2" fo:font-family="Wingdings 2" style:font-charset="x-symbol" fo:font-size="70%"/>
      </text:list-level-style-bullet>
      <text:list-level-style-bullet text:level="7" text:bullet-char="">
        <style:list-level-properties text:space-before="2.91535in" text:min-label-width="0.33465in"/>
        <style:text-properties fo:color="#e7e8e2" fo:font-family="Wingdings 2" style:font-charset="x-symbol" fo:font-size="70%"/>
      </text:list-level-style-bullet>
      <text:list-level-style-bullet text:level="8" text:bullet-char="">
        <style:list-level-properties text:space-before="3.41535in" text:min-label-width="0.33465in"/>
        <style:text-properties fo:color="#e7e8e2" fo:font-family="Wingdings 2" style:font-charset="x-symbol" fo:font-size="70%"/>
      </text:list-level-style-bullet>
      <text:list-level-style-bullet text:level="9" text:bullet-char="">
        <style:list-level-properties text:space-before="3.91535in" text:min-label-width="0.33465in"/>
        <style:text-properties fo:color="#e7e8e2" fo:font-family="Wingdings 2" style:font-charset="x-symbol" fo:font-size="70%"/>
      </text:list-level-style-bullet>
    </text:list-style>
    <text:list-style style:name="a65">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2.51378in" text:min-label-width="0.23622in"/>
        <style:text-properties fo:color="#e7e8e2" fo:font-family="Wingdings 2" style:font-charset="x-symbol" fo:font-size="70%"/>
      </text:list-level-style-bullet>
      <text:list-level-style-bullet text:level="7" text:bullet-char="">
        <style:list-level-properties text:space-before="3.01378in" text:min-label-width="0.23622in"/>
        <style:text-properties fo:color="#e7e8e2" fo:font-family="Wingdings 2" style:font-charset="x-symbol" fo:font-size="70%"/>
      </text:list-level-style-bullet>
      <text:list-level-style-bullet text:level="8" text:bullet-char="">
        <style:list-level-properties text:space-before="3.51378in" text:min-label-width="0.23622in"/>
        <style:text-properties fo:color="#e7e8e2" fo:font-family="Wingdings 2" style:font-charset="x-symbol" fo:font-size="70%"/>
      </text:list-level-style-bullet>
      <text:list-level-style-bullet text:level="9" text:bullet-char="">
        <style:list-level-properties text:space-before="4.01378in" text:min-label-width="0.23622in"/>
        <style:text-properties fo:color="#e7e8e2" fo:font-family="Wingdings 2" style:font-charset="x-symbol" fo:font-size="70%"/>
      </text:list-level-style-bullet>
    </text:list-style>
    <text:list-style style:name="a106">
      <text:list-level-style-bullet text:level="1" text:bullet-char="">
        <style:list-level-properties text:space-before="0.04035in" text:min-label-width="0.33465in"/>
        <style:text-properties fo:color="#e7e8e2" fo:font-family="Wingdings 2" style:font-charset="x-symbol" fo:font-size="70%"/>
      </text:list-level-style-bullet>
      <text:list-level-style-bullet text:level="2" text:bullet-char="">
        <style:list-level-properties text:space-before="0.45275in" text:min-label-width="0.33465in"/>
        <style:text-properties fo:color="#e7e8e2" fo:font-family="Wingdings 2" style:font-charset="x-symbol" fo:font-size="70%"/>
      </text:list-level-style-bullet>
      <text:list-level-style-bullet text:level="3" text:bullet-char="">
        <style:list-level-properties text:space-before="0.7874in" text:min-label-width="0.33465in"/>
        <style:text-properties fo:color="#e7e8e2" fo:font-family="Wingdings 2" style:font-charset="x-symbol" fo:font-size="70%"/>
      </text:list-level-style-bullet>
      <text:list-level-style-bullet text:level="4" text:bullet-char="">
        <style:list-level-properties text:space-before="1.1811in" text:min-label-width="0.33465in"/>
        <style:text-properties fo:color="#e7e8e2" fo:font-family="Wingdings 2" style:font-charset="x-symbol" fo:font-size="70%"/>
      </text:list-level-style-bullet>
      <text:list-level-style-bullet text:level="5" text:bullet-char="">
        <style:list-level-properties text:space-before="1.49606in" text:min-label-width="0.33465in"/>
        <style:text-properties fo:color="#e7e8e2" fo:font-family="Wingdings 2" style:font-charset="x-symbol" fo:font-size="70%"/>
      </text:list-level-style-bullet>
      <text:list-level-style-bullet text:level="6" text:bullet-char="">
        <style:list-level-properties text:space-before="2.41535in" text:min-label-width="0.33465in"/>
        <style:text-properties fo:color="#e7e8e2" fo:font-family="Wingdings 2" style:font-charset="x-symbol" fo:font-size="70%"/>
      </text:list-level-style-bullet>
      <text:list-level-style-bullet text:level="7" text:bullet-char="">
        <style:list-level-properties text:space-before="2.91535in" text:min-label-width="0.33465in"/>
        <style:text-properties fo:color="#e7e8e2" fo:font-family="Wingdings 2" style:font-charset="x-symbol" fo:font-size="70%"/>
      </text:list-level-style-bullet>
      <text:list-level-style-bullet text:level="8" text:bullet-char="">
        <style:list-level-properties text:space-before="3.41535in" text:min-label-width="0.33465in"/>
        <style:text-properties fo:color="#e7e8e2" fo:font-family="Wingdings 2" style:font-charset="x-symbol" fo:font-size="70%"/>
      </text:list-level-style-bullet>
      <text:list-level-style-bullet text:level="9" text:bullet-char="">
        <style:list-level-properties text:space-before="3.91535in" text:min-label-width="0.33465in"/>
        <style:text-properties fo:color="#e7e8e2" fo:font-family="Wingdings 2" style:font-charset="x-symbol" fo:font-size="70%"/>
      </text:list-level-style-bullet>
    </text:list-style>
    <text:list-style style:name="a318">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45">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8">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2.51378in" text:min-label-width="0.23622in"/>
        <style:text-properties fo:color="#e7e8e2" fo:font-family="Wingdings 2" style:font-charset="x-symbol" fo:font-size="70%"/>
      </text:list-level-style-bullet>
      <text:list-level-style-bullet text:level="7" text:bullet-char="">
        <style:list-level-properties text:space-before="3.01378in" text:min-label-width="0.23622in"/>
        <style:text-properties fo:color="#e7e8e2" fo:font-family="Wingdings 2" style:font-charset="x-symbol" fo:font-size="70%"/>
      </text:list-level-style-bullet>
      <text:list-level-style-bullet text:level="8" text:bullet-char="">
        <style:list-level-properties text:space-before="3.51378in" text:min-label-width="0.23622in"/>
        <style:text-properties fo:color="#e7e8e2" fo:font-family="Wingdings 2" style:font-charset="x-symbol" fo:font-size="70%"/>
      </text:list-level-style-bullet>
      <text:list-level-style-bullet text:level="9" text:bullet-char="">
        <style:list-level-properties text:space-before="4.01378in" text:min-label-width="0.23622in"/>
        <style:text-properties fo:color="#e7e8e2" fo:font-family="Wingdings 2" style:font-charset="x-symbol" fo:font-size="70%"/>
      </text:list-level-style-bullet>
    </text:list-style>
    <text:list-style style:name="a109">
      <text:list-level-style-bullet text:level="1" text:bullet-char="">
        <style:list-level-properties text:space-before="0.07972in" text:min-label-width="0.29528in"/>
        <style:text-properties fo:color="#e7e8e2" fo:font-family="Wingdings 2" style:font-charset="x-symbol" fo:font-size="70%"/>
      </text:list-level-style-bullet>
      <text:list-level-style-bullet text:level="2" text:bullet-char="">
        <style:list-level-properties text:space-before="0.49212in" text:min-label-width="0.29528in"/>
        <style:text-properties fo:color="#e7e8e2" fo:font-family="Wingdings 2" style:font-charset="x-symbol" fo:font-size="70%"/>
      </text:list-level-style-bullet>
      <text:list-level-style-bullet text:level="3" text:bullet-char="">
        <style:list-level-properties text:space-before="0.82677in" text:min-label-width="0.29528in"/>
        <style:text-properties fo:color="#e7e8e2" fo:font-family="Wingdings 2" style:font-charset="x-symbol" fo:font-size="70%"/>
      </text:list-level-style-bullet>
      <text:list-level-style-bullet text:level="4" text:bullet-char="">
        <style:list-level-properties text:space-before="1.22047in" text:min-label-width="0.29528in"/>
        <style:text-properties fo:color="#e7e8e2" fo:font-family="Wingdings 2" style:font-charset="x-symbol" fo:font-size="70%"/>
      </text:list-level-style-bullet>
      <text:list-level-style-bullet text:level="5" text:bullet-char="">
        <style:list-level-properties text:space-before="1.53543in" text:min-label-width="0.29528in"/>
        <style:text-properties fo:color="#e7e8e2" fo:font-family="Wingdings 2" style:font-charset="x-symbol" fo:font-size="70%"/>
      </text:list-level-style-bullet>
      <text:list-level-style-bullet text:level="6" text:bullet-char="">
        <style:list-level-properties text:space-before="2.45472in" text:min-label-width="0.29528in"/>
        <style:text-properties fo:color="#e7e8e2" fo:font-family="Wingdings 2" style:font-charset="x-symbol" fo:font-size="70%"/>
      </text:list-level-style-bullet>
      <text:list-level-style-bullet text:level="7" text:bullet-char="">
        <style:list-level-properties text:space-before="2.95472in" text:min-label-width="0.29528in"/>
        <style:text-properties fo:color="#e7e8e2" fo:font-family="Wingdings 2" style:font-charset="x-symbol" fo:font-size="70%"/>
      </text:list-level-style-bullet>
      <text:list-level-style-bullet text:level="8" text:bullet-char="">
        <style:list-level-properties text:space-before="3.45472in" text:min-label-width="0.29528in"/>
        <style:text-properties fo:color="#e7e8e2" fo:font-family="Wingdings 2" style:font-charset="x-symbol" fo:font-size="70%"/>
      </text:list-level-style-bullet>
      <text:list-level-style-bullet text:level="9" text:bullet-char="">
        <style:list-level-properties text:space-before="3.95472in" text:min-label-width="0.29528in"/>
        <style:text-properties fo:color="#e7e8e2" fo:font-family="Wingdings 2" style:font-charset="x-symbol" fo:font-size="70%"/>
      </text:list-level-style-bullet>
    </text:list-style>
    <text:list-style style:name="a237">
      <text:list-level-style-bullet text:level="1" text:bullet-char="">
        <style:list-level-properties text:space-before="0.04035in" text:min-label-width="0.33465in"/>
        <style:text-properties fo:color="#e7e8e2" fo:font-family="Wingdings 2" style:font-charset="x-symbol" fo:font-size="70%"/>
      </text:list-level-style-bullet>
      <text:list-level-style-bullet text:level="2" text:bullet-char="">
        <style:list-level-properties text:space-before="0.45275in" text:min-label-width="0.33465in"/>
        <style:text-properties fo:color="#e7e8e2" fo:font-family="Wingdings 2" style:font-charset="x-symbol" fo:font-size="70%"/>
      </text:list-level-style-bullet>
      <text:list-level-style-bullet text:level="3" text:bullet-char="">
        <style:list-level-properties text:space-before="0.7874in" text:min-label-width="0.33465in"/>
        <style:text-properties fo:color="#e7e8e2" fo:font-family="Wingdings 2" style:font-charset="x-symbol" fo:font-size="70%"/>
      </text:list-level-style-bullet>
      <text:list-level-style-bullet text:level="4" text:bullet-char="">
        <style:list-level-properties text:space-before="1.1811in" text:min-label-width="0.33465in"/>
        <style:text-properties fo:color="#e7e8e2" fo:font-family="Wingdings 2" style:font-charset="x-symbol" fo:font-size="70%"/>
      </text:list-level-style-bullet>
      <text:list-level-style-bullet text:level="5" text:bullet-char="">
        <style:list-level-properties text:space-before="1.49606in" text:min-label-width="0.33465in"/>
        <style:text-properties fo:color="#e7e8e2" fo:font-family="Wingdings 2" style:font-charset="x-symbol" fo:font-size="70%"/>
      </text:list-level-style-bullet>
      <text:list-level-style-bullet text:level="6" text:bullet-char="">
        <style:list-level-properties text:space-before="2.41535in" text:min-label-width="0.33465in"/>
        <style:text-properties fo:color="#e7e8e2" fo:font-family="Wingdings 2" style:font-charset="x-symbol" fo:font-size="70%"/>
      </text:list-level-style-bullet>
      <text:list-level-style-bullet text:level="7" text:bullet-char="">
        <style:list-level-properties text:space-before="2.91535in" text:min-label-width="0.33465in"/>
        <style:text-properties fo:color="#e7e8e2" fo:font-family="Wingdings 2" style:font-charset="x-symbol" fo:font-size="70%"/>
      </text:list-level-style-bullet>
      <text:list-level-style-bullet text:level="8" text:bullet-char="">
        <style:list-level-properties text:space-before="3.41535in" text:min-label-width="0.33465in"/>
        <style:text-properties fo:color="#e7e8e2" fo:font-family="Wingdings 2" style:font-charset="x-symbol" fo:font-size="70%"/>
      </text:list-level-style-bullet>
      <text:list-level-style-bullet text:level="9" text:bullet-char="">
        <style:list-level-properties text:space-before="3.91535in" text:min-label-width="0.33465in"/>
        <style:text-properties fo:color="#e7e8e2" fo:font-family="Wingdings 2" style:font-charset="x-symbol" fo:font-size="70%"/>
      </text:list-level-style-bullet>
    </text:list-style>
    <text:list-style style:name="a449">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5">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66">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9">
      <text:list-level-style-bullet text:level="1" text:bullet-char="">
        <style:list-level-properties text:space-before="0.04035in" text:min-label-width="0.33465in"/>
        <style:text-properties fo:color="#e7e8e2" fo:font-family="Wingdings 2" style:font-charset="x-symbol" fo:font-size="70%"/>
      </text:list-level-style-bullet>
      <text:list-level-style-bullet text:level="2" text:bullet-char="">
        <style:list-level-properties text:space-before="0.45275in" text:min-label-width="0.33465in"/>
        <style:text-properties fo:color="#e7e8e2" fo:font-family="Wingdings 2" style:font-charset="x-symbol" fo:font-size="70%"/>
      </text:list-level-style-bullet>
      <text:list-level-style-bullet text:level="3" text:bullet-char="">
        <style:list-level-properties text:space-before="0.7874in" text:min-label-width="0.33465in"/>
        <style:text-properties fo:color="#e7e8e2" fo:font-family="Wingdings 2" style:font-charset="x-symbol" fo:font-size="70%"/>
      </text:list-level-style-bullet>
      <text:list-level-style-bullet text:level="4" text:bullet-char="">
        <style:list-level-properties text:space-before="1.1811in" text:min-label-width="0.33465in"/>
        <style:text-properties fo:color="#e7e8e2" fo:font-family="Wingdings 2" style:font-charset="x-symbol" fo:font-size="70%"/>
      </text:list-level-style-bullet>
      <text:list-level-style-bullet text:level="5" text:bullet-char="">
        <style:list-level-properties text:space-before="1.49606in" text:min-label-width="0.33465in"/>
        <style:text-properties fo:color="#e7e8e2" fo:font-family="Wingdings 2" style:font-charset="x-symbol" fo:font-size="70%"/>
      </text:list-level-style-bullet>
      <text:list-level-style-bullet text:level="6" text:bullet-char="">
        <style:list-level-properties text:space-before="2.41535in" text:min-label-width="0.33465in"/>
        <style:text-properties fo:color="#e7e8e2" fo:font-family="Wingdings 2" style:font-charset="x-symbol" fo:font-size="70%"/>
      </text:list-level-style-bullet>
      <text:list-level-style-bullet text:level="7" text:bullet-char="">
        <style:list-level-properties text:space-before="2.91535in" text:min-label-width="0.33465in"/>
        <style:text-properties fo:color="#e7e8e2" fo:font-family="Wingdings 2" style:font-charset="x-symbol" fo:font-size="70%"/>
      </text:list-level-style-bullet>
      <text:list-level-style-bullet text:level="8" text:bullet-char="">
        <style:list-level-properties text:space-before="3.41535in" text:min-label-width="0.33465in"/>
        <style:text-properties fo:color="#e7e8e2" fo:font-family="Wingdings 2" style:font-charset="x-symbol" fo:font-size="70%"/>
      </text:list-level-style-bullet>
      <text:list-level-style-bullet text:level="9" text:bullet-char="">
        <style:list-level-properties text:space-before="3.91535in" text:min-label-width="0.33465in"/>
        <style:text-properties fo:color="#e7e8e2" fo:font-family="Wingdings 2" style:font-charset="x-symbol" fo:font-size="70%"/>
      </text:list-level-style-bullet>
    </text:list-style>
    <text:list-style style:name="a506">
      <text:list-level-style-bullet text:level="1" text:bullet-char="">
        <style:list-level-properties text:space-before="0.04035in" text:min-label-width="0.33465in"/>
        <style:text-properties fo:color="#e7e8e2" fo:font-family="Wingdings 2" style:font-charset="x-symbol" fo:font-size="70%"/>
      </text:list-level-style-bullet>
      <text:list-level-style-bullet text:level="2" text:bullet-char="">
        <style:list-level-properties text:space-before="0.45275in" text:min-label-width="0.33465in"/>
        <style:text-properties fo:color="#e7e8e2" fo:font-family="Wingdings 2" style:font-charset="x-symbol" fo:font-size="70%"/>
      </text:list-level-style-bullet>
      <text:list-level-style-bullet text:level="3" text:bullet-char="">
        <style:list-level-properties text:space-before="0.7874in" text:min-label-width="0.33465in"/>
        <style:text-properties fo:color="#e7e8e2" fo:font-family="Wingdings 2" style:font-charset="x-symbol" fo:font-size="70%"/>
      </text:list-level-style-bullet>
      <text:list-level-style-bullet text:level="4" text:bullet-char="">
        <style:list-level-properties text:space-before="1.1811in" text:min-label-width="0.33465in"/>
        <style:text-properties fo:color="#e7e8e2" fo:font-family="Wingdings 2" style:font-charset="x-symbol" fo:font-size="70%"/>
      </text:list-level-style-bullet>
      <text:list-level-style-bullet text:level="5" text:bullet-char="">
        <style:list-level-properties text:space-before="1.49606in" text:min-label-width="0.33465in"/>
        <style:text-properties fo:color="#e7e8e2" fo:font-family="Wingdings 2" style:font-charset="x-symbol" fo:font-size="70%"/>
      </text:list-level-style-bullet>
      <text:list-level-style-bullet text:level="6" text:bullet-char="">
        <style:list-level-properties text:space-before="2.41535in" text:min-label-width="0.33465in"/>
        <style:text-properties fo:color="#e7e8e2" fo:font-family="Wingdings 2" style:font-charset="x-symbol" fo:font-size="70%"/>
      </text:list-level-style-bullet>
      <text:list-level-style-bullet text:level="7" text:bullet-char="">
        <style:list-level-properties text:space-before="2.91535in" text:min-label-width="0.33465in"/>
        <style:text-properties fo:color="#e7e8e2" fo:font-family="Wingdings 2" style:font-charset="x-symbol" fo:font-size="70%"/>
      </text:list-level-style-bullet>
      <text:list-level-style-bullet text:level="8" text:bullet-char="">
        <style:list-level-properties text:space-before="3.41535in" text:min-label-width="0.33465in"/>
        <style:text-properties fo:color="#e7e8e2" fo:font-family="Wingdings 2" style:font-charset="x-symbol" fo:font-size="70%"/>
      </text:list-level-style-bullet>
      <text:list-level-style-bullet text:level="9" text:bullet-char="">
        <style:list-level-properties text:space-before="3.91535in" text:min-label-width="0.33465in"/>
        <style:text-properties fo:color="#e7e8e2" fo:font-family="Wingdings 2" style:font-charset="x-symbol" fo:font-size="70%"/>
      </text:list-level-style-bullet>
    </text:list-style>
    <text:list-style style:name="a341">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09">
      <text:list-level-style-bullet text:level="1" text:bullet-char="">
        <style:list-level-properties text:space-before="0.07972in" text:min-label-width="0.29528in"/>
        <style:text-properties fo:color="#e7e8e2" fo:font-family="Wingdings 2" style:font-charset="x-symbol" fo:font-size="70%"/>
      </text:list-level-style-bullet>
      <text:list-level-style-bullet text:level="2" text:bullet-char="">
        <style:list-level-properties text:space-before="0.49212in" text:min-label-width="0.29528in"/>
        <style:text-properties fo:color="#e7e8e2" fo:font-family="Wingdings 2" style:font-charset="x-symbol" fo:font-size="70%"/>
      </text:list-level-style-bullet>
      <text:list-level-style-bullet text:level="3" text:bullet-char="">
        <style:list-level-properties text:space-before="0.82677in" text:min-label-width="0.29528in"/>
        <style:text-properties fo:color="#e7e8e2" fo:font-family="Wingdings 2" style:font-charset="x-symbol" fo:font-size="70%"/>
      </text:list-level-style-bullet>
      <text:list-level-style-bullet text:level="4" text:bullet-char="">
        <style:list-level-properties text:space-before="1.22047in" text:min-label-width="0.29528in"/>
        <style:text-properties fo:color="#e7e8e2" fo:font-family="Wingdings 2" style:font-charset="x-symbol" fo:font-size="70%"/>
      </text:list-level-style-bullet>
      <text:list-level-style-bullet text:level="5" text:bullet-char="">
        <style:list-level-properties text:space-before="1.53543in" text:min-label-width="0.29528in"/>
        <style:text-properties fo:color="#e7e8e2" fo:font-family="Wingdings 2" style:font-charset="x-symbol" fo:font-size="70%"/>
      </text:list-level-style-bullet>
      <text:list-level-style-bullet text:level="6" text:bullet-char="">
        <style:list-level-properties text:space-before="2.45472in" text:min-label-width="0.29528in"/>
        <style:text-properties fo:color="#e7e8e2" fo:font-family="Wingdings 2" style:font-charset="x-symbol" fo:font-size="70%"/>
      </text:list-level-style-bullet>
      <text:list-level-style-bullet text:level="7" text:bullet-char="">
        <style:list-level-properties text:space-before="2.95472in" text:min-label-width="0.29528in"/>
        <style:text-properties fo:color="#e7e8e2" fo:font-family="Wingdings 2" style:font-charset="x-symbol" fo:font-size="70%"/>
      </text:list-level-style-bullet>
      <text:list-level-style-bullet text:level="8" text:bullet-char="">
        <style:list-level-properties text:space-before="3.45472in" text:min-label-width="0.29528in"/>
        <style:text-properties fo:color="#e7e8e2" fo:font-family="Wingdings 2" style:font-charset="x-symbol" fo:font-size="70%"/>
      </text:list-level-style-bullet>
      <text:list-level-style-bullet text:level="9" text:bullet-char="">
        <style:list-level-properties text:space-before="3.95472in" text:min-label-width="0.29528in"/>
        <style:text-properties fo:color="#e7e8e2" fo:font-family="Wingdings 2" style:font-charset="x-symbol" fo:font-size="70%"/>
      </text:list-level-style-bullet>
    </text:list-style>
    <text:list-style style:name="a131">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2.51378in" text:min-label-width="0.23622in"/>
        <style:text-properties fo:color="#e7e8e2" fo:font-family="Wingdings 2" style:font-charset="x-symbol" fo:font-size="70%"/>
      </text:list-level-style-bullet>
      <text:list-level-style-bullet text:level="7" text:bullet-char="">
        <style:list-level-properties text:space-before="3.01378in" text:min-label-width="0.23622in"/>
        <style:text-properties fo:color="#e7e8e2" fo:font-family="Wingdings 2" style:font-charset="x-symbol" fo:font-size="70%"/>
      </text:list-level-style-bullet>
      <text:list-level-style-bullet text:level="8" text:bullet-char="">
        <style:list-level-properties text:space-before="3.51378in" text:min-label-width="0.23622in"/>
        <style:text-properties fo:color="#e7e8e2" fo:font-family="Wingdings 2" style:font-charset="x-symbol" fo:font-size="70%"/>
      </text:list-level-style-bullet>
      <text:list-level-style-bullet text:level="9" text:bullet-char="">
        <style:list-level-properties text:space-before="4.01378in" text:min-label-width="0.23622in"/>
        <style:text-properties fo:color="#e7e8e2" fo:font-family="Wingdings 2" style:font-charset="x-symbol" fo:font-size="70%"/>
      </text:list-level-style-bullet>
    </text:list-style>
    <text:list-style style:name="a427">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4">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2.51378in" text:min-label-width="0.23622in"/>
        <style:text-properties fo:color="#e7e8e2" fo:font-family="Wingdings 2" style:font-charset="x-symbol" fo:font-size="70%"/>
      </text:list-level-style-bullet>
      <text:list-level-style-bullet text:level="7" text:bullet-char="">
        <style:list-level-properties text:space-before="3.01378in" text:min-label-width="0.23622in"/>
        <style:text-properties fo:color="#e7e8e2" fo:font-family="Wingdings 2" style:font-charset="x-symbol" fo:font-size="70%"/>
      </text:list-level-style-bullet>
      <text:list-level-style-bullet text:level="8" text:bullet-char="">
        <style:list-level-properties text:space-before="3.51378in" text:min-label-width="0.23622in"/>
        <style:text-properties fo:color="#e7e8e2" fo:font-family="Wingdings 2" style:font-charset="x-symbol" fo:font-size="70%"/>
      </text:list-level-style-bullet>
      <text:list-level-style-bullet text:level="9" text:bullet-char="">
        <style:list-level-properties text:space-before="4.01378in" text:min-label-width="0.23622in"/>
        <style:text-properties fo:color="#e7e8e2" fo:font-family="Wingdings 2" style:font-charset="x-symbol" fo:font-size="70%"/>
      </text:list-level-style-bullet>
    </text:list-style>
    <text:list-style style:name="a475">
      <text:list-level-style-bullet text:level="1" text:bullet-char="">
        <style:list-level-properties text:space-before="0.04035in" text:min-label-width="0.33465in"/>
        <style:text-properties fo:color="#e7e8e2" fo:font-family="Wingdings 2" style:font-charset="x-symbol" fo:font-size="70%"/>
      </text:list-level-style-bullet>
      <text:list-level-style-bullet text:level="2" text:bullet-char="">
        <style:list-level-properties text:space-before="0.45275in" text:min-label-width="0.33465in"/>
        <style:text-properties fo:color="#e7e8e2" fo:font-family="Wingdings 2" style:font-charset="x-symbol" fo:font-size="70%"/>
      </text:list-level-style-bullet>
      <text:list-level-style-bullet text:level="3" text:bullet-char="">
        <style:list-level-properties text:space-before="0.7874in" text:min-label-width="0.33465in"/>
        <style:text-properties fo:color="#e7e8e2" fo:font-family="Wingdings 2" style:font-charset="x-symbol" fo:font-size="70%"/>
      </text:list-level-style-bullet>
      <text:list-level-style-bullet text:level="4" text:bullet-char="">
        <style:list-level-properties text:space-before="1.1811in" text:min-label-width="0.33465in"/>
        <style:text-properties fo:color="#e7e8e2" fo:font-family="Wingdings 2" style:font-charset="x-symbol" fo:font-size="70%"/>
      </text:list-level-style-bullet>
      <text:list-level-style-bullet text:level="5" text:bullet-char="">
        <style:list-level-properties text:space-before="1.49606in" text:min-label-width="0.33465in"/>
        <style:text-properties fo:color="#e7e8e2" fo:font-family="Wingdings 2" style:font-charset="x-symbol" fo:font-size="70%"/>
      </text:list-level-style-bullet>
      <text:list-level-style-bullet text:level="6" text:bullet-char="">
        <style:list-level-properties text:space-before="2.41535in" text:min-label-width="0.33465in"/>
        <style:text-properties fo:color="#e7e8e2" fo:font-family="Wingdings 2" style:font-charset="x-symbol" fo:font-size="70%"/>
      </text:list-level-style-bullet>
      <text:list-level-style-bullet text:level="7" text:bullet-char="">
        <style:list-level-properties text:space-before="2.91535in" text:min-label-width="0.33465in"/>
        <style:text-properties fo:color="#e7e8e2" fo:font-family="Wingdings 2" style:font-charset="x-symbol" fo:font-size="70%"/>
      </text:list-level-style-bullet>
      <text:list-level-style-bullet text:level="8" text:bullet-char="">
        <style:list-level-properties text:space-before="3.41535in" text:min-label-width="0.33465in"/>
        <style:text-properties fo:color="#e7e8e2" fo:font-family="Wingdings 2" style:font-charset="x-symbol" fo:font-size="70%"/>
      </text:list-level-style-bullet>
      <text:list-level-style-bullet text:level="9" text:bullet-char="">
        <style:list-level-properties text:space-before="3.91535in" text:min-label-width="0.33465in"/>
        <style:text-properties fo:color="#e7e8e2" fo:font-family="Wingdings 2" style:font-charset="x-symbol" fo:font-size="70%"/>
      </text:list-level-style-bullet>
    </text:list-style>
    <text:list-style style:name="a182">
      <text:list-level-style-bullet text:level="1" text:bullet-char="">
        <style:list-level-properties text:space-before="0.07972in" text:min-label-width="0.29528in"/>
        <style:text-properties fo:color="#e7e8e2" fo:font-family="Wingdings 2" style:font-charset="x-symbol" fo:font-size="70%"/>
      </text:list-level-style-bullet>
      <text:list-level-style-bullet text:level="2" text:bullet-char="">
        <style:list-level-properties text:space-before="0.49212in" text:min-label-width="0.29528in"/>
        <style:text-properties fo:color="#e7e8e2" fo:font-family="Wingdings 2" style:font-charset="x-symbol" fo:font-size="70%"/>
      </text:list-level-style-bullet>
      <text:list-level-style-bullet text:level="3" text:bullet-char="">
        <style:list-level-properties text:space-before="0.82677in" text:min-label-width="0.29528in"/>
        <style:text-properties fo:color="#e7e8e2" fo:font-family="Wingdings 2" style:font-charset="x-symbol" fo:font-size="70%"/>
      </text:list-level-style-bullet>
      <text:list-level-style-bullet text:level="4" text:bullet-char="">
        <style:list-level-properties text:space-before="1.22047in" text:min-label-width="0.29528in"/>
        <style:text-properties fo:color="#e7e8e2" fo:font-family="Wingdings 2" style:font-charset="x-symbol" fo:font-size="70%"/>
      </text:list-level-style-bullet>
      <text:list-level-style-bullet text:level="5" text:bullet-char="">
        <style:list-level-properties text:space-before="1.53543in" text:min-label-width="0.29528in"/>
        <style:text-properties fo:color="#e7e8e2" fo:font-family="Wingdings 2" style:font-charset="x-symbol" fo:font-size="70%"/>
      </text:list-level-style-bullet>
      <text:list-level-style-bullet text:level="6" text:bullet-char="">
        <style:list-level-properties text:space-before="2.45472in" text:min-label-width="0.29528in"/>
        <style:text-properties fo:color="#e7e8e2" fo:font-family="Wingdings 2" style:font-charset="x-symbol" fo:font-size="70%"/>
      </text:list-level-style-bullet>
      <text:list-level-style-bullet text:level="7" text:bullet-char="">
        <style:list-level-properties text:space-before="2.95472in" text:min-label-width="0.29528in"/>
        <style:text-properties fo:color="#e7e8e2" fo:font-family="Wingdings 2" style:font-charset="x-symbol" fo:font-size="70%"/>
      </text:list-level-style-bullet>
      <text:list-level-style-bullet text:level="8" text:bullet-char="">
        <style:list-level-properties text:space-before="3.45472in" text:min-label-width="0.29528in"/>
        <style:text-properties fo:color="#e7e8e2" fo:font-family="Wingdings 2" style:font-charset="x-symbol" fo:font-size="70%"/>
      </text:list-level-style-bullet>
      <text:list-level-style-bullet text:level="9" text:bullet-char="">
        <style:list-level-properties text:space-before="3.95472in" text:min-label-width="0.29528in"/>
        <style:text-properties fo:color="#e7e8e2" fo:font-family="Wingdings 2" style:font-charset="x-symbol" fo:font-size="70%"/>
      </text:list-level-style-bullet>
    </text:list-style>
    <text:list-style style:name="a401">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93">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78">
      <text:list-level-style-bullet text:level="1" text:bullet-char="">
        <style:list-level-properties text:space-before="0.07972in" text:min-label-width="0.29528in"/>
        <style:text-properties fo:color="#e7e8e2" fo:font-family="Wingdings 2" style:font-charset="x-symbol" fo:font-size="70%"/>
      </text:list-level-style-bullet>
      <text:list-level-style-bullet text:level="2" text:bullet-char="">
        <style:list-level-properties text:space-before="0.49212in" text:min-label-width="0.29528in"/>
        <style:text-properties fo:color="#e7e8e2" fo:font-family="Wingdings 2" style:font-charset="x-symbol" fo:font-size="70%"/>
      </text:list-level-style-bullet>
      <text:list-level-style-bullet text:level="3" text:bullet-char="">
        <style:list-level-properties text:space-before="0.82677in" text:min-label-width="0.29528in"/>
        <style:text-properties fo:color="#e7e8e2" fo:font-family="Wingdings 2" style:font-charset="x-symbol" fo:font-size="70%"/>
      </text:list-level-style-bullet>
      <text:list-level-style-bullet text:level="4" text:bullet-char="">
        <style:list-level-properties text:space-before="1.22047in" text:min-label-width="0.29528in"/>
        <style:text-properties fo:color="#e7e8e2" fo:font-family="Wingdings 2" style:font-charset="x-symbol" fo:font-size="70%"/>
      </text:list-level-style-bullet>
      <text:list-level-style-bullet text:level="5" text:bullet-char="">
        <style:list-level-properties text:space-before="1.53543in" text:min-label-width="0.29528in"/>
        <style:text-properties fo:color="#e7e8e2" fo:font-family="Wingdings 2" style:font-charset="x-symbol" fo:font-size="70%"/>
      </text:list-level-style-bullet>
      <text:list-level-style-bullet text:level="6" text:bullet-char="">
        <style:list-level-properties text:space-before="2.45472in" text:min-label-width="0.29528in"/>
        <style:text-properties fo:color="#e7e8e2" fo:font-family="Wingdings 2" style:font-charset="x-symbol" fo:font-size="70%"/>
      </text:list-level-style-bullet>
      <text:list-level-style-bullet text:level="7" text:bullet-char="">
        <style:list-level-properties text:space-before="2.95472in" text:min-label-width="0.29528in"/>
        <style:text-properties fo:color="#e7e8e2" fo:font-family="Wingdings 2" style:font-charset="x-symbol" fo:font-size="70%"/>
      </text:list-level-style-bullet>
      <text:list-level-style-bullet text:level="8" text:bullet-char="">
        <style:list-level-properties text:space-before="3.45472in" text:min-label-width="0.29528in"/>
        <style:text-properties fo:color="#e7e8e2" fo:font-family="Wingdings 2" style:font-charset="x-symbol" fo:font-size="70%"/>
      </text:list-level-style-bullet>
      <text:list-level-style-bullet text:level="9" text:bullet-char="">
        <style:list-level-properties text:space-before="3.95472in" text:min-label-width="0.29528in"/>
        <style:text-properties fo:color="#e7e8e2" fo:font-family="Wingdings 2" style:font-charset="x-symbol" fo:font-size="70%"/>
      </text:list-level-style-bullet>
    </text:list-style>
    <text:list-style style:name="a185">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2.51378in" text:min-label-width="0.23622in"/>
        <style:text-properties fo:color="#e7e8e2" fo:font-family="Wingdings 2" style:font-charset="x-symbol" fo:font-size="70%"/>
      </text:list-level-style-bullet>
      <text:list-level-style-bullet text:level="7" text:bullet-char="">
        <style:list-level-properties text:space-before="3.01378in" text:min-label-width="0.23622in"/>
        <style:text-properties fo:color="#e7e8e2" fo:font-family="Wingdings 2" style:font-charset="x-symbol" fo:font-size="70%"/>
      </text:list-level-style-bullet>
      <text:list-level-style-bullet text:level="8" text:bullet-char="">
        <style:list-level-properties text:space-before="3.51378in" text:min-label-width="0.23622in"/>
        <style:text-properties fo:color="#e7e8e2" fo:font-family="Wingdings 2" style:font-charset="x-symbol" fo:font-size="70%"/>
      </text:list-level-style-bullet>
      <text:list-level-style-bullet text:level="9" text:bullet-char="">
        <style:list-level-properties text:space-before="4.01378in" text:min-label-width="0.23622in"/>
        <style:text-properties fo:color="#e7e8e2" fo:font-family="Wingdings 2" style:font-charset="x-symbol" fo:font-size="70%"/>
      </text:list-level-style-bullet>
    </text:list-style>
    <text:list-style style:name="a397">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05">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8">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2.51378in" text:min-label-width="0.23622in"/>
        <style:text-properties fo:color="#e7e8e2" fo:font-family="Wingdings 2" style:font-charset="x-symbol" fo:font-size="70%"/>
      </text:list-level-style-bullet>
      <text:list-level-style-bullet text:level="7" text:bullet-char="">
        <style:list-level-properties text:space-before="3.01378in" text:min-label-width="0.23622in"/>
        <style:text-properties fo:color="#e7e8e2" fo:font-family="Wingdings 2" style:font-charset="x-symbol" fo:font-size="70%"/>
      </text:list-level-style-bullet>
      <text:list-level-style-bullet text:level="8" text:bullet-char="">
        <style:list-level-properties text:space-before="3.51378in" text:min-label-width="0.23622in"/>
        <style:text-properties fo:color="#e7e8e2" fo:font-family="Wingdings 2" style:font-charset="x-symbol" fo:font-size="70%"/>
      </text:list-level-style-bullet>
      <text:list-level-style-bullet text:level="9" text:bullet-char="">
        <style:list-level-properties text:space-before="4.01378in" text:min-label-width="0.23622in"/>
        <style:text-properties fo:color="#e7e8e2" fo:font-family="Wingdings 2" style:font-charset="x-symbol" fo:font-size="70%"/>
      </text:list-level-style-bullet>
    </text:list-style>
    <text:list-style style:name="a112">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2.51378in" text:min-label-width="0.23622in"/>
        <style:text-properties fo:color="#e7e8e2" fo:font-family="Wingdings 2" style:font-charset="x-symbol" fo:font-size="70%"/>
      </text:list-level-style-bullet>
      <text:list-level-style-bullet text:level="7" text:bullet-char="">
        <style:list-level-properties text:space-before="3.01378in" text:min-label-width="0.23622in"/>
        <style:text-properties fo:color="#e7e8e2" fo:font-family="Wingdings 2" style:font-charset="x-symbol" fo:font-size="70%"/>
      </text:list-level-style-bullet>
      <text:list-level-style-bullet text:level="8" text:bullet-char="">
        <style:list-level-properties text:space-before="3.51378in" text:min-label-width="0.23622in"/>
        <style:text-properties fo:color="#e7e8e2" fo:font-family="Wingdings 2" style:font-charset="x-symbol" fo:font-size="70%"/>
      </text:list-level-style-bullet>
      <text:list-level-style-bullet text:level="9" text:bullet-char="">
        <style:list-level-properties text:space-before="4.01378in" text:min-label-width="0.23622in"/>
        <style:text-properties fo:color="#e7e8e2" fo:font-family="Wingdings 2" style:font-charset="x-symbol" fo:font-size="70%"/>
      </text:list-level-style-bullet>
    </text:list-style>
    <text:list-style style:name="a240">
      <text:list-level-style-bullet text:level="1" text:bullet-char="">
        <style:list-level-properties text:space-before="0.07972in" text:min-label-width="0.29528in"/>
        <style:text-properties fo:color="#e7e8e2" fo:font-family="Wingdings 2" style:font-charset="x-symbol" fo:font-size="70%"/>
      </text:list-level-style-bullet>
      <text:list-level-style-bullet text:level="2" text:bullet-char="">
        <style:list-level-properties text:space-before="0.49212in" text:min-label-width="0.29528in"/>
        <style:text-properties fo:color="#e7e8e2" fo:font-family="Wingdings 2" style:font-charset="x-symbol" fo:font-size="70%"/>
      </text:list-level-style-bullet>
      <text:list-level-style-bullet text:level="3" text:bullet-char="">
        <style:list-level-properties text:space-before="0.82677in" text:min-label-width="0.29528in"/>
        <style:text-properties fo:color="#e7e8e2" fo:font-family="Wingdings 2" style:font-charset="x-symbol" fo:font-size="70%"/>
      </text:list-level-style-bullet>
      <text:list-level-style-bullet text:level="4" text:bullet-char="">
        <style:list-level-properties text:space-before="1.22047in" text:min-label-width="0.29528in"/>
        <style:text-properties fo:color="#e7e8e2" fo:font-family="Wingdings 2" style:font-charset="x-symbol" fo:font-size="70%"/>
      </text:list-level-style-bullet>
      <text:list-level-style-bullet text:level="5" text:bullet-char="">
        <style:list-level-properties text:space-before="1.53543in" text:min-label-width="0.29528in"/>
        <style:text-properties fo:color="#e7e8e2" fo:font-family="Wingdings 2" style:font-charset="x-symbol" fo:font-size="70%"/>
      </text:list-level-style-bullet>
      <text:list-level-style-bullet text:level="6" text:bullet-char="">
        <style:list-level-properties text:space-before="2.45472in" text:min-label-width="0.29528in"/>
        <style:text-properties fo:color="#e7e8e2" fo:font-family="Wingdings 2" style:font-charset="x-symbol" fo:font-size="70%"/>
      </text:list-level-style-bullet>
      <text:list-level-style-bullet text:level="7" text:bullet-char="">
        <style:list-level-properties text:space-before="2.95472in" text:min-label-width="0.29528in"/>
        <style:text-properties fo:color="#e7e8e2" fo:font-family="Wingdings 2" style:font-charset="x-symbol" fo:font-size="70%"/>
      </text:list-level-style-bullet>
      <text:list-level-style-bullet text:level="8" text:bullet-char="">
        <style:list-level-properties text:space-before="3.45472in" text:min-label-width="0.29528in"/>
        <style:text-properties fo:color="#e7e8e2" fo:font-family="Wingdings 2" style:font-charset="x-symbol" fo:font-size="70%"/>
      </text:list-level-style-bullet>
      <text:list-level-style-bullet text:level="9" text:bullet-char="">
        <style:list-level-properties text:space-before="3.95472in" text:min-label-width="0.29528in"/>
        <style:text-properties fo:color="#e7e8e2" fo:font-family="Wingdings 2" style:font-charset="x-symbol" fo:font-size="70%"/>
      </text:list-level-style-bullet>
    </text:list-style>
    <text:list-style style:name="a115">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2.51378in" text:min-label-width="0.23622in"/>
        <style:text-properties fo:color="#e7e8e2" fo:font-family="Wingdings 2" style:font-charset="x-symbol" fo:font-size="70%"/>
      </text:list-level-style-bullet>
      <text:list-level-style-bullet text:level="7" text:bullet-char="">
        <style:list-level-properties text:space-before="3.01378in" text:min-label-width="0.23622in"/>
        <style:text-properties fo:color="#e7e8e2" fo:font-family="Wingdings 2" style:font-charset="x-symbol" fo:font-size="70%"/>
      </text:list-level-style-bullet>
      <text:list-level-style-bullet text:level="8" text:bullet-char="">
        <style:list-level-properties text:space-before="3.51378in" text:min-label-width="0.23622in"/>
        <style:text-properties fo:color="#e7e8e2" fo:font-family="Wingdings 2" style:font-charset="x-symbol" fo:font-size="70%"/>
      </text:list-level-style-bullet>
      <text:list-level-style-bullet text:level="9" text:bullet-char="">
        <style:list-level-properties text:space-before="4.01378in" text:min-label-width="0.23622in"/>
        <style:text-properties fo:color="#e7e8e2" fo:font-family="Wingdings 2" style:font-charset="x-symbol" fo:font-size="70%"/>
      </text:list-level-style-bullet>
    </text:list-style>
    <text:list-style style:name="a243">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2.51378in" text:min-label-width="0.23622in"/>
        <style:text-properties fo:color="#e7e8e2" fo:font-family="Wingdings 2" style:font-charset="x-symbol" fo:font-size="70%"/>
      </text:list-level-style-bullet>
      <text:list-level-style-bullet text:level="7" text:bullet-char="">
        <style:list-level-properties text:space-before="3.01378in" text:min-label-width="0.23622in"/>
        <style:text-properties fo:color="#e7e8e2" fo:font-family="Wingdings 2" style:font-charset="x-symbol" fo:font-size="70%"/>
      </text:list-level-style-bullet>
      <text:list-level-style-bullet text:level="8" text:bullet-char="">
        <style:list-level-properties text:space-before="3.51378in" text:min-label-width="0.23622in"/>
        <style:text-properties fo:color="#e7e8e2" fo:font-family="Wingdings 2" style:font-charset="x-symbol" fo:font-size="70%"/>
      </text:list-level-style-bullet>
      <text:list-level-style-bullet text:level="9" text:bullet-char="">
        <style:list-level-properties text:space-before="4.01378in" text:min-label-width="0.23622in"/>
        <style:text-properties fo:color="#e7e8e2" fo:font-family="Wingdings 2" style:font-charset="x-symbol" fo:font-size="70%"/>
      </text:list-level-style-bullet>
    </text:list-style>
    <text:list-style style:name="a118">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2.51378in" text:min-label-width="0.23622in"/>
        <style:text-properties fo:color="#e7e8e2" fo:font-family="Wingdings 2" style:font-charset="x-symbol" fo:font-size="70%"/>
      </text:list-level-style-bullet>
      <text:list-level-style-bullet text:level="7" text:bullet-char="">
        <style:list-level-properties text:space-before="3.01378in" text:min-label-width="0.23622in"/>
        <style:text-properties fo:color="#e7e8e2" fo:font-family="Wingdings 2" style:font-charset="x-symbol" fo:font-size="70%"/>
      </text:list-level-style-bullet>
      <text:list-level-style-bullet text:level="8" text:bullet-char="">
        <style:list-level-properties text:space-before="3.51378in" text:min-label-width="0.23622in"/>
        <style:text-properties fo:color="#e7e8e2" fo:font-family="Wingdings 2" style:font-charset="x-symbol" fo:font-size="70%"/>
      </text:list-level-style-bullet>
      <text:list-level-style-bullet text:level="9" text:bullet-char="">
        <style:list-level-properties text:space-before="4.01378in" text:min-label-width="0.23622in"/>
        <style:text-properties fo:color="#e7e8e2" fo:font-family="Wingdings 2" style:font-charset="x-symbol" fo:font-size="70%"/>
      </text:list-level-style-bullet>
    </text:list-style>
    <text:list-style style:name="a456">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46">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2.51378in" text:min-label-width="0.23622in"/>
        <style:text-properties fo:color="#e7e8e2" fo:font-family="Wingdings 2" style:font-charset="x-symbol" fo:font-size="70%"/>
      </text:list-level-style-bullet>
      <text:list-level-style-bullet text:level="7" text:bullet-char="">
        <style:list-level-properties text:space-before="3.01378in" text:min-label-width="0.23622in"/>
        <style:text-properties fo:color="#e7e8e2" fo:font-family="Wingdings 2" style:font-charset="x-symbol" fo:font-size="70%"/>
      </text:list-level-style-bullet>
      <text:list-level-style-bullet text:level="8" text:bullet-char="">
        <style:list-level-properties text:space-before="3.51378in" text:min-label-width="0.23622in"/>
        <style:text-properties fo:color="#e7e8e2" fo:font-family="Wingdings 2" style:font-charset="x-symbol" fo:font-size="70%"/>
      </text:list-level-style-bullet>
      <text:list-level-style-bullet text:level="9" text:bullet-char="">
        <style:list-level-properties text:space-before="4.01378in" text:min-label-width="0.23622in"/>
        <style:text-properties fo:color="#e7e8e2" fo:font-family="Wingdings 2" style:font-charset="x-symbol" fo:font-size="70%"/>
      </text:list-level-style-bullet>
    </text:list-style>
    <text:list-style style:name="a162">
      <text:list-level-style-bullet text:level="1" text:bullet-char="">
        <style:list-level-properties text:space-before="0.07972in" text:min-label-width="0.29528in"/>
        <style:text-properties fo:color="#e7e8e2" fo:font-family="Wingdings 2" style:font-charset="x-symbol" fo:font-size="70%"/>
      </text:list-level-style-bullet>
      <text:list-level-style-bullet text:level="2" text:bullet-char="">
        <style:list-level-properties text:space-before="0.49212in" text:min-label-width="0.29528in"/>
        <style:text-properties fo:color="#e7e8e2" fo:font-family="Wingdings 2" style:font-charset="x-symbol" fo:font-size="70%"/>
      </text:list-level-style-bullet>
      <text:list-level-style-bullet text:level="3" text:bullet-char="">
        <style:list-level-properties text:space-before="0.82677in" text:min-label-width="0.29528in"/>
        <style:text-properties fo:color="#e7e8e2" fo:font-family="Wingdings 2" style:font-charset="x-symbol" fo:font-size="70%"/>
      </text:list-level-style-bullet>
      <text:list-level-style-bullet text:level="4" text:bullet-char="">
        <style:list-level-properties text:space-before="1.22047in" text:min-label-width="0.29528in"/>
        <style:text-properties fo:color="#e7e8e2" fo:font-family="Wingdings 2" style:font-charset="x-symbol" fo:font-size="70%"/>
      </text:list-level-style-bullet>
      <text:list-level-style-bullet text:level="5" text:bullet-char="">
        <style:list-level-properties text:space-before="1.53543in" text:min-label-width="0.29528in"/>
        <style:text-properties fo:color="#e7e8e2" fo:font-family="Wingdings 2" style:font-charset="x-symbol" fo:font-size="70%"/>
      </text:list-level-style-bullet>
      <text:list-level-style-bullet text:level="6" text:bullet-char="">
        <style:list-level-properties text:space-before="2.45472in" text:min-label-width="0.29528in"/>
        <style:text-properties fo:color="#e7e8e2" fo:font-family="Wingdings 2" style:font-charset="x-symbol" fo:font-size="70%"/>
      </text:list-level-style-bullet>
      <text:list-level-style-bullet text:level="7" text:bullet-char="">
        <style:list-level-properties text:space-before="2.95472in" text:min-label-width="0.29528in"/>
        <style:text-properties fo:color="#e7e8e2" fo:font-family="Wingdings 2" style:font-charset="x-symbol" fo:font-size="70%"/>
      </text:list-level-style-bullet>
      <text:list-level-style-bullet text:level="8" text:bullet-char="">
        <style:list-level-properties text:space-before="3.45472in" text:min-label-width="0.29528in"/>
        <style:text-properties fo:color="#e7e8e2" fo:font-family="Wingdings 2" style:font-charset="x-symbol" fo:font-size="70%"/>
      </text:list-level-style-bullet>
      <text:list-level-style-bullet text:level="9" text:bullet-char="">
        <style:list-level-properties text:space-before="3.95472in" text:min-label-width="0.29528in"/>
        <style:text-properties fo:color="#e7e8e2" fo:font-family="Wingdings 2" style:font-charset="x-symbol" fo:font-size="70%"/>
      </text:list-level-style-bullet>
    </text:list-style>
    <text:list-style style:name="a249">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2.51378in" text:min-label-width="0.23622in"/>
        <style:text-properties fo:color="#e7e8e2" fo:font-family="Wingdings 2" style:font-charset="x-symbol" fo:font-size="70%"/>
      </text:list-level-style-bullet>
      <text:list-level-style-bullet text:level="7" text:bullet-char="">
        <style:list-level-properties text:space-before="3.01378in" text:min-label-width="0.23622in"/>
        <style:text-properties fo:color="#e7e8e2" fo:font-family="Wingdings 2" style:font-charset="x-symbol" fo:font-size="70%"/>
      </text:list-level-style-bullet>
      <text:list-level-style-bullet text:level="8" text:bullet-char="">
        <style:list-level-properties text:space-before="3.51378in" text:min-label-width="0.23622in"/>
        <style:text-properties fo:color="#e7e8e2" fo:font-family="Wingdings 2" style:font-charset="x-symbol" fo:font-size="70%"/>
      </text:list-level-style-bullet>
      <text:list-level-style-bullet text:level="9" text:bullet-char="">
        <style:list-level-properties text:space-before="4.01378in" text:min-label-width="0.23622in"/>
        <style:text-properties fo:color="#e7e8e2" fo:font-family="Wingdings 2" style:font-charset="x-symbol" fo:font-size="70%"/>
      </text:list-level-style-bullet>
    </text:list-style>
    <text:list-style style:name="a165">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2.51378in" text:min-label-width="0.23622in"/>
        <style:text-properties fo:color="#e7e8e2" fo:font-family="Wingdings 2" style:font-charset="x-symbol" fo:font-size="70%"/>
      </text:list-level-style-bullet>
      <text:list-level-style-bullet text:level="7" text:bullet-char="">
        <style:list-level-properties text:space-before="3.01378in" text:min-label-width="0.23622in"/>
        <style:text-properties fo:color="#e7e8e2" fo:font-family="Wingdings 2" style:font-charset="x-symbol" fo:font-size="70%"/>
      </text:list-level-style-bullet>
      <text:list-level-style-bullet text:level="8" text:bullet-char="">
        <style:list-level-properties text:space-before="3.51378in" text:min-label-width="0.23622in"/>
        <style:text-properties fo:color="#e7e8e2" fo:font-family="Wingdings 2" style:font-charset="x-symbol" fo:font-size="70%"/>
      </text:list-level-style-bullet>
      <text:list-level-style-bullet text:level="9" text:bullet-char="">
        <style:list-level-properties text:space-before="4.01378in" text:min-label-width="0.23622in"/>
        <style:text-properties fo:color="#e7e8e2" fo:font-family="Wingdings 2" style:font-charset="x-symbol" fo:font-size="70%"/>
      </text:list-level-style-bullet>
    </text:list-style>
    <text:list-style style:name="a512">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2.51378in" text:min-label-width="0.23622in"/>
        <style:text-properties fo:color="#e7e8e2" fo:font-family="Wingdings 2" style:font-charset="x-symbol" fo:font-size="70%"/>
      </text:list-level-style-bullet>
      <text:list-level-style-bullet text:level="7" text:bullet-char="">
        <style:list-level-properties text:space-before="3.01378in" text:min-label-width="0.23622in"/>
        <style:text-properties fo:color="#e7e8e2" fo:font-family="Wingdings 2" style:font-charset="x-symbol" fo:font-size="70%"/>
      </text:list-level-style-bullet>
      <text:list-level-style-bullet text:level="8" text:bullet-char="">
        <style:list-level-properties text:space-before="3.51378in" text:min-label-width="0.23622in"/>
        <style:text-properties fo:color="#e7e8e2" fo:font-family="Wingdings 2" style:font-charset="x-symbol" fo:font-size="70%"/>
      </text:list-level-style-bullet>
      <text:list-level-style-bullet text:level="9" text:bullet-char="">
        <style:list-level-properties text:space-before="4.01378in" text:min-label-width="0.23622in"/>
        <style:text-properties fo:color="#e7e8e2" fo:font-family="Wingdings 2" style:font-charset="x-symbol" fo:font-size="70%"/>
      </text:list-level-style-bullet>
    </text:list-style>
    <text:list-style style:name="a168">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2.51378in" text:min-label-width="0.23622in"/>
        <style:text-properties fo:color="#e7e8e2" fo:font-family="Wingdings 2" style:font-charset="x-symbol" fo:font-size="70%"/>
      </text:list-level-style-bullet>
      <text:list-level-style-bullet text:level="7" text:bullet-char="">
        <style:list-level-properties text:space-before="3.01378in" text:min-label-width="0.23622in"/>
        <style:text-properties fo:color="#e7e8e2" fo:font-family="Wingdings 2" style:font-charset="x-symbol" fo:font-size="70%"/>
      </text:list-level-style-bullet>
      <text:list-level-style-bullet text:level="8" text:bullet-char="">
        <style:list-level-properties text:space-before="3.51378in" text:min-label-width="0.23622in"/>
        <style:text-properties fo:color="#e7e8e2" fo:font-family="Wingdings 2" style:font-charset="x-symbol" fo:font-size="70%"/>
      </text:list-level-style-bullet>
      <text:list-level-style-bullet text:level="9" text:bullet-char="">
        <style:list-level-properties text:space-before="4.01378in" text:min-label-width="0.23622in"/>
        <style:text-properties fo:color="#e7e8e2" fo:font-family="Wingdings 2" style:font-charset="x-symbol" fo:font-size="70%"/>
      </text:list-level-style-bullet>
    </text:list-style>
    <text:list-style style:name="a515">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2.51378in" text:min-label-width="0.23622in"/>
        <style:text-properties fo:color="#e7e8e2" fo:font-family="Wingdings 2" style:font-charset="x-symbol" fo:font-size="70%"/>
      </text:list-level-style-bullet>
      <text:list-level-style-bullet text:level="7" text:bullet-char="">
        <style:list-level-properties text:space-before="3.01378in" text:min-label-width="0.23622in"/>
        <style:text-properties fo:color="#e7e8e2" fo:font-family="Wingdings 2" style:font-charset="x-symbol" fo:font-size="70%"/>
      </text:list-level-style-bullet>
      <text:list-level-style-bullet text:level="8" text:bullet-char="">
        <style:list-level-properties text:space-before="3.51378in" text:min-label-width="0.23622in"/>
        <style:text-properties fo:color="#e7e8e2" fo:font-family="Wingdings 2" style:font-charset="x-symbol" fo:font-size="70%"/>
      </text:list-level-style-bullet>
      <text:list-level-style-bullet text:level="9" text:bullet-char="">
        <style:list-level-properties text:space-before="4.01378in" text:min-label-width="0.23622in"/>
        <style:text-properties fo:color="#e7e8e2" fo:font-family="Wingdings 2" style:font-charset="x-symbol" fo:font-size="70%"/>
      </text:list-level-style-bullet>
    </text:list-style>
    <text:list-style style:name="a56">
      <text:list-level-style-bullet text:level="1" text:bullet-char="">
        <style:list-level-properties text:space-before="0.04035in" text:min-label-width="0.33465in"/>
        <style:text-properties fo:color="#e7e8e2" fo:font-family="Wingdings 2" style:font-charset="x-symbol" fo:font-size="70%"/>
      </text:list-level-style-bullet>
      <text:list-level-style-bullet text:level="2" text:bullet-char="">
        <style:list-level-properties text:space-before="0.45275in" text:min-label-width="0.33465in"/>
        <style:text-properties fo:color="#e7e8e2" fo:font-family="Wingdings 2" style:font-charset="x-symbol" fo:font-size="70%"/>
      </text:list-level-style-bullet>
      <text:list-level-style-bullet text:level="3" text:bullet-char="">
        <style:list-level-properties text:space-before="0.7874in" text:min-label-width="0.33465in"/>
        <style:text-properties fo:color="#e7e8e2" fo:font-family="Wingdings 2" style:font-charset="x-symbol" fo:font-size="70%"/>
      </text:list-level-style-bullet>
      <text:list-level-style-bullet text:level="4" text:bullet-char="">
        <style:list-level-properties text:space-before="1.1811in" text:min-label-width="0.33465in"/>
        <style:text-properties fo:color="#e7e8e2" fo:font-family="Wingdings 2" style:font-charset="x-symbol" fo:font-size="70%"/>
      </text:list-level-style-bullet>
      <text:list-level-style-bullet text:level="5" text:bullet-char="">
        <style:list-level-properties text:space-before="1.49606in" text:min-label-width="0.33465in"/>
        <style:text-properties fo:color="#e7e8e2" fo:font-family="Wingdings 2" style:font-charset="x-symbol" fo:font-size="70%"/>
      </text:list-level-style-bullet>
      <text:list-level-style-bullet text:level="6" text:bullet-char="">
        <style:list-level-properties text:space-before="2.41535in" text:min-label-width="0.33465in"/>
        <style:text-properties fo:color="#e7e8e2" fo:font-family="Wingdings 2" style:font-charset="x-symbol" fo:font-size="70%"/>
      </text:list-level-style-bullet>
      <text:list-level-style-bullet text:level="7" text:bullet-char="">
        <style:list-level-properties text:space-before="2.91535in" text:min-label-width="0.33465in"/>
        <style:text-properties fo:color="#e7e8e2" fo:font-family="Wingdings 2" style:font-charset="x-symbol" fo:font-size="70%"/>
      </text:list-level-style-bullet>
      <text:list-level-style-bullet text:level="8" text:bullet-char="">
        <style:list-level-properties text:space-before="3.41535in" text:min-label-width="0.33465in"/>
        <style:text-properties fo:color="#e7e8e2" fo:font-family="Wingdings 2" style:font-charset="x-symbol" fo:font-size="70%"/>
      </text:list-level-style-bullet>
      <text:list-level-style-bullet text:level="9" text:bullet-char="">
        <style:list-level-properties text:space-before="3.91535in" text:min-label-width="0.33465in"/>
        <style:text-properties fo:color="#e7e8e2" fo:font-family="Wingdings 2" style:font-charset="x-symbol" fo:font-size="70%"/>
      </text:list-level-style-bullet>
    </text:list-style>
    <text:list-style style:name="a518">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2.51378in" text:min-label-width="0.23622in"/>
        <style:text-properties fo:color="#e7e8e2" fo:font-family="Wingdings 2" style:font-charset="x-symbol" fo:font-size="70%"/>
      </text:list-level-style-bullet>
      <text:list-level-style-bullet text:level="7" text:bullet-char="">
        <style:list-level-properties text:space-before="3.01378in" text:min-label-width="0.23622in"/>
        <style:text-properties fo:color="#e7e8e2" fo:font-family="Wingdings 2" style:font-charset="x-symbol" fo:font-size="70%"/>
      </text:list-level-style-bullet>
      <text:list-level-style-bullet text:level="8" text:bullet-char="">
        <style:list-level-properties text:space-before="3.51378in" text:min-label-width="0.23622in"/>
        <style:text-properties fo:color="#e7e8e2" fo:font-family="Wingdings 2" style:font-charset="x-symbol" fo:font-size="70%"/>
      </text:list-level-style-bullet>
      <text:list-level-style-bullet text:level="9" text:bullet-char="">
        <style:list-level-properties text:space-before="4.01378in" text:min-label-width="0.23622in"/>
        <style:text-properties fo:color="#e7e8e2" fo:font-family="Wingdings 2" style:font-charset="x-symbol" fo:font-size="70%"/>
      </text:list-level-style-bullet>
    </text:list-style>
    <text:list-style style:name="a434">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99">
      <text:list-level-style-number text:level="1" style:num-format="" style:num-list-format-name="">
        <style:list-level-properties text:space-before="0in"/>
      </text:list-level-style-number>
      <text:list-level-style-number text:level="2" style:num-format="" style:num-list-format-name="">
        <style:list-level-properties text:space-before="0.7874in"/>
      </text:list-level-style-number>
      <text:list-level-style-number text:level="3" style:num-format="" style:num-list-format-name="">
        <style:list-level-properties text:space-before="1.12205in"/>
      </text:list-level-style-number>
      <text:list-level-style-number text:level="4" style:num-format="" style:num-list-format-name="">
        <style:list-level-properties text:space-before="1.51575in"/>
      </text:list-level-style-number>
      <text:list-level-style-number text:level="5" style:num-format="" style:num-list-format-name="">
        <style:list-level-properties text:space-before="1.8307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9">
      <text:list-level-style-bullet text:level="1" text:bullet-char="">
        <style:list-level-properties text:space-before="0.07972in" text:min-label-width="0.29528in"/>
        <style:text-properties fo:color="#e7e8e2" fo:font-family="Wingdings 2" style:font-charset="x-symbol" fo:font-size="70%"/>
      </text:list-level-style-bullet>
      <text:list-level-style-bullet text:level="2" text:bullet-char="">
        <style:list-level-properties text:space-before="0.49212in" text:min-label-width="0.29528in"/>
        <style:text-properties fo:color="#e7e8e2" fo:font-family="Wingdings 2" style:font-charset="x-symbol" fo:font-size="70%"/>
      </text:list-level-style-bullet>
      <text:list-level-style-bullet text:level="3" text:bullet-char="">
        <style:list-level-properties text:space-before="0.82677in" text:min-label-width="0.29528in"/>
        <style:text-properties fo:color="#e7e8e2" fo:font-family="Wingdings 2" style:font-charset="x-symbol" fo:font-size="70%"/>
      </text:list-level-style-bullet>
      <text:list-level-style-bullet text:level="4" text:bullet-char="">
        <style:list-level-properties text:space-before="1.22047in" text:min-label-width="0.29528in"/>
        <style:text-properties fo:color="#e7e8e2" fo:font-family="Wingdings 2" style:font-charset="x-symbol" fo:font-size="70%"/>
      </text:list-level-style-bullet>
      <text:list-level-style-bullet text:level="5" text:bullet-char="">
        <style:list-level-properties text:space-before="1.53543in" text:min-label-width="0.29528in"/>
        <style:text-properties fo:color="#e7e8e2" fo:font-family="Wingdings 2" style:font-charset="x-symbol" fo:font-size="70%"/>
      </text:list-level-style-bullet>
      <text:list-level-style-bullet text:level="6" text:bullet-char="">
        <style:list-level-properties text:space-before="2.45472in" text:min-label-width="0.29528in"/>
        <style:text-properties fo:color="#e7e8e2" fo:font-family="Wingdings 2" style:font-charset="x-symbol" fo:font-size="70%"/>
      </text:list-level-style-bullet>
      <text:list-level-style-bullet text:level="7" text:bullet-char="">
        <style:list-level-properties text:space-before="2.95472in" text:min-label-width="0.29528in"/>
        <style:text-properties fo:color="#e7e8e2" fo:font-family="Wingdings 2" style:font-charset="x-symbol" fo:font-size="70%"/>
      </text:list-level-style-bullet>
      <text:list-level-style-bullet text:level="8" text:bullet-char="">
        <style:list-level-properties text:space-before="3.45472in" text:min-label-width="0.29528in"/>
        <style:text-properties fo:color="#e7e8e2" fo:font-family="Wingdings 2" style:font-charset="x-symbol" fo:font-size="70%"/>
      </text:list-level-style-bullet>
      <text:list-level-style-bullet text:level="9" text:bullet-char="">
        <style:list-level-properties text:space-before="3.95472in" text:min-label-width="0.29528in"/>
        <style:text-properties fo:color="#e7e8e2" fo:font-family="Wingdings 2" style:font-charset="x-symbol" fo:font-size="70%"/>
      </text:list-level-style-bullet>
    </text:list-style>
    <number:date-style xmlns:number="urn:oasis:names:tc:opendocument:xmlns:datastyle:1.0" style:name="a2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lateVTI" style:page-layout-name="pageLayout1" draw:style-name="a1">
      <draw:frame draw:id="id0" presentation:style-name="a4" draw:name="Title Placeholder 1" svg:x="0.99934in" svg:y="0.66667in" svg:width="11.32301in" svg:height="1.375in" presentation:class="title" presentation:placeholder="false">
        <draw:text-box>
          <text:p text:style-name="a3" text:class-names="" text:cond-style-name=""><text:span text:style-name="a2" text:class-names="">Click to edit Master title style</text:span></text:p>
        </draw:text-box>
        <svg:title/>
        <svg:desc/>
      </draw:frame>
      <draw:frame draw:id="id1" presentation:style-name="a20" draw:name="Text Placeholder 2" svg:x="0.99934in" svg:y="2.27083in" svg:width="11.32301in" svg:height="4.0625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2" presentation:style-name="a24" draw:name="Date Placeholder 3" svg:x="8.39757in" svg:y="6.5625in" svg:width="3in" svg:height="0.39931in" presentation:class="date-time" presentation:placeholder="false">
        <draw:text-box>
          <text:p text:style-name="a23" text:class-names="" text:cond-style-name=""><text:span text:style-name="a21" text:class-names=""><text:date text:fixed="false" style:data-style-name="a22">11/15/2024</text:date></text:span></text:p>
        </draw:text-box>
        <svg:title/>
        <svg:desc/>
      </draw:frame>
      <draw:frame draw:id="id3" presentation:style-name="a27" draw:name="Footer Placeholder 4" svg:x="0.99934in" svg:y="6.5625in" svg:width="7.29753in" svg:height="0.39931in" presentation:class="footer" presentation:placeholder="false">
        <draw:text-box>
          <text:p text:style-name="a26" text:class-names="" text:cond-style-name=""><text:span text:style-name="a25" text:class-names=""/></text:p>
        </draw:text-box>
        <svg:title/>
        <svg:desc/>
      </draw:frame>
      <draw:frame draw:id="id4" presentation:style-name="a30" draw:name="Slide Number Placeholder 5" svg:x="11.49826in" svg:y="6.5625in" svg:width="0.82409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style:master-page>
    <style:master-page style:name="Master1-Layout1-title-Title-Slide" style:page-layout-name="pageLayout1" draw:style-name="a32">
      <draw:frame draw:id="id5" presentation:style-name="a35" draw:name="Title 1" svg:x="1.49901in" svg:y="1.93519in" svg:width="10.32375in" svg:height="2in" presentation:class="title" presentation:placeholder="false">
        <draw:text-box>
          <text:p text:style-name="a34" text:class-names="" text:cond-style-name=""><text:span text:style-name="a33" text:class-names="">Click to edit Master title style</text:span></text:p>
        </draw:text-box>
        <svg:title/>
        <svg:desc/>
      </draw:frame>
      <draw:frame draw:id="id6" presentation:style-name="a38" draw:name="Subtitle 2" svg:x="1.49901in" svg:y="4.12674in" svg:width="10.32375in" svg:height="1.14815in" presentation:class="subtitle" presentation:placeholder="false">
        <draw:text-box>
          <text:p text:style-name="a37" text:class-names="" text:cond-style-name=""><text:span text:style-name="a36" text:class-names="">Click to edit Master subtitle style</text:span></text:p>
        </draw:text-box>
        <svg:title/>
        <svg:desc/>
      </draw:frame>
      <draw:frame draw:id="id7" presentation:style-name="a42" draw:name="Date Placeholder 3" svg:x="8.39757in" svg:y="6.5625in" svg:width="3in" svg:height="0.39931in" presentation:class="date-time" presentation:placeholder="false">
        <draw:text-box>
          <text:p text:style-name="a41" text:class-names="" text:cond-style-name=""><text:span text:style-name="a39" text:class-names=""><text:date text:fixed="false" style:data-style-name="a40">11/15/2024</text:date></text:span></text:p>
        </draw:text-box>
        <svg:title/>
        <svg:desc/>
      </draw:frame>
      <draw:frame draw:id="id8" presentation:style-name="a45" draw:name="Footer Placeholder 4" svg:x="0.99934in" svg:y="6.5625in" svg:width="7.29753in" svg:height="0.39931in" presentation:class="footer" presentation:placeholder="false">
        <draw:text-box>
          <text:p text:style-name="a44" text:class-names="" text:cond-style-name=""><text:span text:style-name="a43" text:class-names=""/></text:p>
        </draw:text-box>
        <svg:title/>
        <svg:desc/>
      </draw:frame>
      <draw:frame draw:id="id9" presentation:style-name="a48" draw:name="Slide Number Placeholder 5" svg:x="11.49826in" svg:y="6.5625in" svg:width="0.82409in" svg:height="0.39931in" presentation:class="page-number" presentation:placeholder="false">
        <draw:text-box>
          <text:p text:style-name="a47" text:class-names="" text:cond-style-name=""><text:span text:style-name="a46" text:class-names=""><text:page-number style:num-format="1" text:fixed="false"/></text:span></text:p>
        </draw:text-box>
        <svg:title/>
        <svg:desc/>
      </draw:frame>
    </style:master-page>
    <style:master-page style:name="Master1-Layout2-obj-Title-and-Content" style:page-layout-name="pageLayout1" draw:style-name="a50">
      <draw:frame draw:id="id10" presentation:style-name="a53" draw:name="Title 1" svg:x="0.99934in" svg:y="0.66667in" svg:width="11.32301in" svg:height="1.375in" presentation:class="title" presentation:placeholder="false">
        <draw:text-box>
          <text:p text:style-name="a52" text:class-names="" text:cond-style-name=""><text:span text:style-name="a51" text:class-names="">Click to edit Master title style</text:span></text:p>
        </draw:text-box>
        <svg:title/>
        <svg:desc/>
      </draw:frame>
      <draw:frame draw:id="id11" presentation:style-name="a69" draw:name="Content Placeholder 2" svg:x="0.99934in" svg:y="2.27083in" svg:width="11.32301in" svg:height="4.0625in" presentation:class="object" presentation:placeholder="false">
        <draw:text-box>
          <text:list text:style-name="a56">
            <text:list-item>
              <text:p text:style-name="a55" text:class-names="" text:cond-style-name=""><text:span text:style-name="a54" text:class-names="">Click to edit Master text styles</text:span></text:p>
            </text:list-item>
          </text:list>
          <text:list text:style-name="a59">
            <text:list-item>
              <text:list text:style-name="a59">
                <text:list-item>
                  <text:p text:style-name="a58" text:class-names="" text:cond-style-name=""><text:span text:style-name="a57" text:class-names="">Second level</text:span></text:p>
                </text:list-item>
              </text:list>
            </text:list-item>
          </text:list>
          <text:list text:style-name="a62">
            <text:list-item>
              <text:list text:style-name="a62">
                <text:list-item>
                  <text:list text:style-name="a62">
                    <text:list-item>
                      <text:p text:style-name="a61" text:class-names="" text:cond-style-name=""><text:span text:style-name="a60" text:class-names="">Third level</text:span></text:p>
                    </text:list-item>
                  </text:list>
                </text:list-item>
              </text:list>
            </text:list-item>
          </text:list>
          <text:list text:style-name="a65">
            <text:list-item>
              <text:list text:style-name="a65">
                <text:list-item>
                  <text:list text:style-name="a65">
                    <text:list-item>
                      <text:list text:style-name="a65">
                        <text:list-item>
                          <text:p text:style-name="a64" text:class-names="" text:cond-style-name=""><text:span text:style-name="a63" text:class-names="">Fourth level</text:span></text:p>
                        </text:list-item>
                      </text:list>
                    </text:list-item>
                  </text:list>
                </text:list-item>
              </text:list>
            </text:list-item>
          </text:list>
          <text:list text:style-name="a68">
            <text:list-item>
              <text:list text:style-name="a68">
                <text:list-item>
                  <text:list text:style-name="a68">
                    <text:list-item>
                      <text:list text:style-name="a68">
                        <text:list-item>
                          <text:list text:style-name="a68">
                            <text:list-item>
                              <text:p text:style-name="a67" text:class-names="" text:cond-style-name=""><text:span text:style-name="a66" text:class-names="">Fifth level</text:span></text:p>
                            </text:list-item>
                          </text:list>
                        </text:list-item>
                      </text:list>
                    </text:list-item>
                  </text:list>
                </text:list-item>
              </text:list>
            </text:list-item>
          </text:list>
        </draw:text-box>
        <svg:title/>
        <svg:desc/>
      </draw:frame>
      <draw:frame draw:id="id12" presentation:style-name="a73" draw:name="Date Placeholder 3" svg:x="8.39757in" svg:y="6.5625in" svg:width="3in" svg:height="0.39931in" presentation:class="date-time" presentation:placeholder="false">
        <draw:text-box>
          <text:p text:style-name="a72" text:class-names="" text:cond-style-name=""><text:span text:style-name="a70" text:class-names=""><text:date text:fixed="false" style:data-style-name="a71">11/15/2024</text:date></text:span></text:p>
        </draw:text-box>
        <svg:title/>
        <svg:desc/>
      </draw:frame>
      <draw:frame draw:id="id13" presentation:style-name="a76" draw:name="Footer Placeholder 4" svg:x="0.99934in" svg:y="6.5625in" svg:width="7.29753in" svg:height="0.39931in" presentation:class="footer" presentation:placeholder="false">
        <draw:text-box>
          <text:p text:style-name="a75" text:class-names="" text:cond-style-name=""><text:span text:style-name="a74" text:class-names=""/></text:p>
        </draw:text-box>
        <svg:title/>
        <svg:desc/>
      </draw:frame>
      <draw:frame draw:id="id14" presentation:style-name="a79" draw:name="Slide Number Placeholder 5" svg:x="11.49826in" svg:y="6.5625in" svg:width="0.82409in" svg:height="0.39931in" presentation:class="page-number" presentation:placeholder="false">
        <draw:text-box>
          <text:p text:style-name="a78" text:class-names="" text:cond-style-name=""><text:span text:style-name="a77" text:class-names=""><text:page-number style:num-format="1" text:fixed="false"/></text:span></text:p>
        </draw:text-box>
        <svg:title/>
        <svg:desc/>
      </draw:frame>
    </style:master-page>
    <style:master-page style:name="Master1-Layout3-secHead-Section-Header" style:page-layout-name="pageLayout1" draw:style-name="a81">
      <draw:frame draw:id="id15" presentation:style-name="a84" draw:name="Title 1" svg:x="1.41667in" svg:y="1.92593in" svg:width="10.48835in" svg:height="2.00001in" presentation:class="title" presentation:placeholder="false">
        <draw:text-box>
          <text:p text:style-name="a83" text:class-names="" text:cond-style-name=""><text:span text:style-name="a82" text:class-names="">Click to edit Master title style</text:span></text:p>
        </draw:text-box>
        <svg:title/>
        <svg:desc/>
      </draw:frame>
      <draw:frame draw:id="id16" presentation:style-name="a88" draw:name="Text Placeholder 2" svg:x="1.41667in" svg:y="4.11575in" svg:width="10.48835in" svg:height="1.45833in" presentation:class="outline" presentation:placeholder="false">
        <draw:text-box>
          <text:list text:style-name="a87">
            <text:list-item>
              <text:p text:style-name="a86" text:class-names="" text:cond-style-name=""><text:span text:style-name="a85" text:class-names="">Click to edit Master text styles</text:span></text:p>
            </text:list-item>
          </text:list>
        </draw:text-box>
        <svg:title/>
        <svg:desc/>
      </draw:frame>
      <draw:frame draw:id="id17" presentation:style-name="a92" draw:name="Date Placeholder 3" svg:x="8.39757in" svg:y="6.5625in" svg:width="3in" svg:height="0.39931in" presentation:class="date-time" presentation:placeholder="false">
        <draw:text-box>
          <text:p text:style-name="a91" text:class-names="" text:cond-style-name=""><text:span text:style-name="a89" text:class-names=""><text:date text:fixed="false" style:data-style-name="a90">11/15/2024</text:date></text:span></text:p>
        </draw:text-box>
        <svg:title/>
        <svg:desc/>
      </draw:frame>
      <draw:frame draw:id="id18" presentation:style-name="a95" draw:name="Footer Placeholder 4" svg:x="0.99934in" svg:y="6.5625in" svg:width="7.29753in" svg:height="0.39931in" presentation:class="footer" presentation:placeholder="false">
        <draw:text-box>
          <text:p text:style-name="a94" text:class-names="" text:cond-style-name=""><text:span text:style-name="a93" text:class-names=""/></text:p>
        </draw:text-box>
        <svg:title/>
        <svg:desc/>
      </draw:frame>
      <draw:frame draw:id="id19" presentation:style-name="a98" draw:name="Slide Number Placeholder 5" svg:x="11.49826in" svg:y="6.5625in" svg:width="0.82409in" svg:height="0.39931in" presentation:class="page-number" presentation:placeholder="false">
        <draw:text-box>
          <text:p text:style-name="a97" text:class-names="" text:cond-style-name=""><text:span text:style-name="a96" text:class-names=""><text:page-number style:num-format="1" text:fixed="false"/></text:span></text:p>
        </draw:text-box>
        <svg:title/>
        <svg:desc/>
      </draw:frame>
    </style:master-page>
    <style:master-page style:name="Master1-Layout4-twoObj-Two-Content" style:page-layout-name="pageLayout1" draw:style-name="a100">
      <draw:frame draw:id="id20" presentation:style-name="a103" draw:name="Title 1" svg:x="0.99934in" svg:y="0.66667in" svg:width="11.32301in" svg:height="1.38in" presentation:class="title" presentation:placeholder="false">
        <draw:text-box>
          <text:p text:style-name="a102" text:class-names="" text:cond-style-name=""><text:span text:style-name="a101" text:class-names="">Click to edit Master title style</text:span></text:p>
        </draw:text-box>
        <svg:title/>
        <svg:desc/>
      </draw:frame>
      <draw:frame draw:id="id21" presentation:style-name="a119" draw:name="Content Placeholder 2" svg:x="0.99934in" svg:y="2.27083in" svg:width="5.31151in" svg:height="3.9618in" presentation:class="object" presentation:placeholder="false">
        <draw:text-box>
          <text:list text:style-name="a106">
            <text:list-item>
              <text:p text:style-name="a105" text:class-names="" text:cond-style-name=""><text:span text:style-name="a104" text:class-names="">Click to edit Master text styles</text:span></text:p>
            </text:list-item>
          </text:list>
          <text:list text:style-name="a109">
            <text:list-item>
              <text:list text:style-name="a109">
                <text:list-item>
                  <text:p text:style-name="a108" text:class-names="" text:cond-style-name=""><text:span text:style-name="a107" text:class-names="">Second level</text:span></text:p>
                </text:list-item>
              </text:list>
            </text:list-item>
          </text:list>
          <text:list text:style-name="a112">
            <text:list-item>
              <text:list text:style-name="a112">
                <text:list-item>
                  <text:list text:style-name="a112">
                    <text:list-item>
                      <text:p text:style-name="a111" text:class-names="" text:cond-style-name=""><text:span text:style-name="a110" text:class-names="">Third level</text:span></text:p>
                    </text:list-item>
                  </text:list>
                </text:list-item>
              </text:list>
            </text:list-item>
          </text:list>
          <text:list text:style-name="a115">
            <text:list-item>
              <text:list text:style-name="a115">
                <text:list-item>
                  <text:list text:style-name="a115">
                    <text:list-item>
                      <text:list text:style-name="a115">
                        <text:list-item>
                          <text:p text:style-name="a114" text:class-names="" text:cond-style-name=""><text:span text:style-name="a113" text:class-names="">Fourth level</text:span></text:p>
                        </text:list-item>
                      </text:list>
                    </text:list-item>
                  </text:list>
                </text:list-item>
              </text:list>
            </text:list-item>
          </text:list>
          <text:list text:style-name="a118">
            <text:list-item>
              <text:list text:style-name="a118">
                <text:list-item>
                  <text:list text:style-name="a118">
                    <text:list-item>
                      <text:list text:style-name="a118">
                        <text:list-item>
                          <text:list text:style-name="a118">
                            <text:list-item>
                              <text:p text:style-name="a117" text:class-names="" text:cond-style-name=""><text:span text:style-name="a116" text:class-names="">Fifth level</text:span></text:p>
                            </text:list-item>
                          </text:list>
                        </text:list-item>
                      </text:list>
                    </text:list-item>
                  </text:list>
                </text:list-item>
              </text:list>
            </text:list-item>
          </text:list>
        </draw:text-box>
        <svg:title/>
        <svg:desc/>
      </draw:frame>
      <draw:frame draw:id="id22" presentation:style-name="a135" draw:name="Content Placeholder 3" svg:x="7.01084in" svg:y="2.27083in" svg:width="5.31151in" svg:height="3.9618in" presentation:class="object" presentation:placeholder="false">
        <draw:text-box>
          <text:list text:style-name="a122">
            <text:list-item>
              <text:p text:style-name="a121" text:class-names="" text:cond-style-name=""><text:span text:style-name="a120" text:class-names="">Click to edit Master text styles</text:span></text:p>
            </text:list-item>
          </text:list>
          <text:list text:style-name="a125">
            <text:list-item>
              <text:list text:style-name="a125">
                <text:list-item>
                  <text:p text:style-name="a124" text:class-names="" text:cond-style-name=""><text:span text:style-name="a123" text:class-names="">Second level</text:span></text:p>
                </text:list-item>
              </text:list>
            </text:list-item>
          </text:list>
          <text:list text:style-name="a128">
            <text:list-item>
              <text:list text:style-name="a128">
                <text:list-item>
                  <text:list text:style-name="a128">
                    <text:list-item>
                      <text:p text:style-name="a127" text:class-names="" text:cond-style-name=""><text:span text:style-name="a126" text:class-names="">Third level</text:span></text:p>
                    </text:list-item>
                  </text:list>
                </text:list-item>
              </text:list>
            </text:list-item>
          </text:list>
          <text:list text:style-name="a131">
            <text:list-item>
              <text:list text:style-name="a131">
                <text:list-item>
                  <text:list text:style-name="a131">
                    <text:list-item>
                      <text:list text:style-name="a131">
                        <text:list-item>
                          <text:p text:style-name="a130" text:class-names="" text:cond-style-name=""><text:span text:style-name="a129" text:class-names="">Fourth level</text:span></text:p>
                        </text:list-item>
                      </text:list>
                    </text:list-item>
                  </text:list>
                </text:list-item>
              </text:list>
            </text:list-item>
          </text:list>
          <text:list text:style-name="a134">
            <text:list-item>
              <text:list text:style-name="a134">
                <text:list-item>
                  <text:list text:style-name="a134">
                    <text:list-item>
                      <text:list text:style-name="a134">
                        <text:list-item>
                          <text:list text:style-name="a134">
                            <text:list-item>
                              <text:p text:style-name="a133" text:class-names="" text:cond-style-name=""><text:span text:style-name="a132" text:class-names="">Fifth level</text:span></text:p>
                            </text:list-item>
                          </text:list>
                        </text:list-item>
                      </text:list>
                    </text:list-item>
                  </text:list>
                </text:list-item>
              </text:list>
            </text:list-item>
          </text:list>
        </draw:text-box>
        <svg:title/>
        <svg:desc/>
      </draw:frame>
      <draw:frame draw:id="id23" presentation:style-name="a139" draw:name="Date Placeholder 4" svg:x="8.39757in" svg:y="6.5625in" svg:width="3in" svg:height="0.39931in" presentation:class="date-time" presentation:placeholder="false">
        <draw:text-box>
          <text:p text:style-name="a138" text:class-names="" text:cond-style-name=""><text:span text:style-name="a136" text:class-names=""><text:date text:fixed="false" style:data-style-name="a137">11/15/2024</text:date></text:span></text:p>
        </draw:text-box>
        <svg:title/>
        <svg:desc/>
      </draw:frame>
      <draw:frame draw:id="id24" presentation:style-name="a142" draw:name="Footer Placeholder 5" svg:x="0.99934in" svg:y="6.5625in" svg:width="7.29753in" svg:height="0.39931in" presentation:class="footer" presentation:placeholder="false">
        <draw:text-box>
          <text:p text:style-name="a141" text:class-names="" text:cond-style-name=""><text:span text:style-name="a140" text:class-names=""/></text:p>
        </draw:text-box>
        <svg:title/>
        <svg:desc/>
      </draw:frame>
      <draw:frame draw:id="id25" presentation:style-name="a145" draw:name="Slide Number Placeholder 6" svg:x="11.49826in" svg:y="6.5625in" svg:width="0.82409in" svg:height="0.39931in" presentation:class="page-number" presentation:placeholder="false">
        <draw:text-box>
          <text:p text:style-name="a144" text:class-names="" text:cond-style-name=""><text:span text:style-name="a143" text:class-names=""><text:page-number style:num-format="1" text:fixed="false"/></text:span></text:p>
        </draw:text-box>
        <svg:title/>
        <svg:desc/>
      </draw:frame>
    </style:master-page>
    <style:master-page style:name="Master1-Layout5-twoTxTwoObj-Comparison" style:page-layout-name="pageLayout1" draw:style-name="a147">
      <draw:frame draw:id="id26" draw:style-name="a148" draw:name="Picture 19" svg:x="0.99934in" svg:y="1.89688in" svg:width="5.5in" svg:height="4.48377in" style:rel-width="scale" style:rel-height="scale">
        <draw:image xlink:href="media/image6.png" xlink:type="simple" xlink:show="embed" xlink:actuate="onLoad"/>
        <svg:title/>
        <svg:desc>Slate-V2-HD-compPhotoInset.png</svg:desc>
      </draw:frame>
      <draw:frame draw:id="id27" draw:style-name="a149" draw:name="Picture 20" svg:x="6.82235in" svg:y="1.89688in" svg:width="5.5in" svg:height="4.48377in" style:rel-width="scale" style:rel-height="scale">
        <draw:image xlink:href="media/image6.png" xlink:type="simple" xlink:show="embed" xlink:actuate="onLoad"/>
        <svg:title/>
        <svg:desc>Slate-V2-HD-compPhotoInset.png</svg:desc>
      </draw:frame>
      <draw:frame draw:id="id28" presentation:style-name="a152" draw:name="Title 1" svg:x="0.99934in" svg:y="0.66667in" svg:width="11.32301in" svg:height="1.0613in" presentation:class="title" presentation:placeholder="false">
        <draw:text-box>
          <text:p text:style-name="a151" text:class-names="" text:cond-style-name=""><text:span text:style-name="a150" text:class-names="">Click to edit Master title style</text:span></text:p>
        </draw:text-box>
        <svg:title/>
        <svg:desc/>
      </draw:frame>
      <draw:frame draw:id="id29" presentation:style-name="a156" draw:name="Text Placeholder 2" svg:x="1.14393in" svg:y="2.02882in" svg:width="5.21081in" svg:height="0.75732in" presentation:class="outline" presentation:placeholder="false">
        <draw:text-box>
          <text:list text:style-name="a155">
            <text:list-item>
              <text:p text:style-name="a154" text:class-names="" text:cond-style-name=""><text:span text:style-name="a153" text:class-names="">Click to edit Master text styles</text:span></text:p>
            </text:list-item>
          </text:list>
        </draw:text-box>
        <svg:title/>
        <svg:desc/>
      </draw:frame>
      <draw:frame draw:id="id30" presentation:style-name="a172" draw:name="Content Placeholder 3" svg:x="1.14393in" svg:y="2.95506in" svg:width="5.21081in" svg:height="3.32845in" presentation:class="object" presentation:placeholder="false">
        <draw:text-box>
          <text:list text:style-name="a159">
            <text:list-item>
              <text:p text:style-name="a158" text:class-names="" text:cond-style-name=""><text:span text:style-name="a157" text:class-names="">Click to edit Master text styles</text:span></text:p>
            </text:list-item>
          </text:list>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1">
            <text:list-item>
              <text:list text:style-name="a171">
                <text:list-item>
                  <text:list text:style-name="a171">
                    <text:list-item>
                      <text:list text:style-name="a171">
                        <text:list-item>
                          <text:list text:style-name="a171">
                            <text:list-item>
                              <text:p text:style-name="a170" text:class-names="" text:cond-style-name=""><text:span text:style-name="a169" text:class-names="">Fifth level</text:span></text:p>
                            </text:list-item>
                          </text:list>
                        </text:list-item>
                      </text:list>
                    </text:list-item>
                  </text:list>
                </text:list-item>
              </text:list>
            </text:list-item>
          </text:list>
        </draw:text-box>
        <svg:title/>
        <svg:desc/>
      </draw:frame>
      <draw:frame draw:id="id31" presentation:style-name="a176" draw:name="Text Placeholder 4" svg:x="6.95884in" svg:y="2.02882in" svg:width="5.22701in" svg:height="0.75732in" presentation:class="outline" presentation:placeholder="false">
        <draw:text-box>
          <text:list text:style-name="a175">
            <text:list-item>
              <text:p text:style-name="a174" text:class-names="" text:cond-style-name=""><text:span text:style-name="a173" text:class-names="">Click to edit Master text styles</text:span></text:p>
            </text:list-item>
          </text:list>
        </draw:text-box>
        <svg:title/>
        <svg:desc/>
      </draw:frame>
      <draw:frame draw:id="id32" presentation:style-name="a192" draw:name="Content Placeholder 5" svg:x="6.95884in" svg:y="2.95506in" svg:width="5.22701in" svg:height="3.32845in" presentation:class="object" presentation:placeholder="false">
        <draw:text-box>
          <text:list text:style-name="a179">
            <text:list-item>
              <text:p text:style-name="a178" text:class-names="" text:cond-style-name=""><text:span text:style-name="a177" text:class-names="">Click to 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9" text:class-names="">Fifth level</text:span></text:p>
                            </text:list-item>
                          </text:list>
                        </text:list-item>
                      </text:list>
                    </text:list-item>
                  </text:list>
                </text:list-item>
              </text:list>
            </text:list-item>
          </text:list>
        </draw:text-box>
        <svg:title/>
        <svg:desc/>
      </draw:frame>
      <draw:frame draw:id="id33" presentation:style-name="a196" draw:name="Date Placeholder 6" svg:x="8.39757in" svg:y="6.5625in" svg:width="3in" svg:height="0.39931in" presentation:class="date-time" presentation:placeholder="false">
        <draw:text-box>
          <text:p text:style-name="a195" text:class-names="" text:cond-style-name=""><text:span text:style-name="a193" text:class-names=""><text:date text:fixed="false" style:data-style-name="a194">11/15/2024</text:date></text:span></text:p>
        </draw:text-box>
        <svg:title/>
        <svg:desc/>
      </draw:frame>
      <draw:frame draw:id="id34" presentation:style-name="a199" draw:name="Footer Placeholder 7" svg:x="0.99934in" svg:y="6.5625in" svg:width="7.29753in" svg:height="0.39931in" presentation:class="footer" presentation:placeholder="false">
        <draw:text-box>
          <text:p text:style-name="a198" text:class-names="" text:cond-style-name=""><text:span text:style-name="a197" text:class-names=""/></text:p>
        </draw:text-box>
        <svg:title/>
        <svg:desc/>
      </draw:frame>
      <draw:frame draw:id="id35" presentation:style-name="a202" draw:name="Slide Number Placeholder 8" svg:x="11.49826in" svg:y="6.5625in" svg:width="0.82409in" svg:height="0.39931in" presentation:class="page-number" presentation:placeholder="false">
        <draw:text-box>
          <text:p text:style-name="a201" text:class-names="" text:cond-style-name=""><text:span text:style-name="a200" text:class-names=""><text:page-number style:num-format="1" text:fixed="false"/></text:span></text:p>
        </draw:text-box>
        <svg:title/>
        <svg:desc/>
      </draw:frame>
    </style:master-page>
    <style:master-page style:name="Master1-Layout6-titleOnly-Title-Only" style:page-layout-name="pageLayout1" draw:style-name="a204">
      <draw:frame draw:id="id36" presentation:style-name="a207" draw:name="Title 1" svg:x="0.99934in" svg:y="0.66667in" svg:width="11.32301in" svg:height="1.375in" presentation:class="title" presentation:placeholder="false">
        <draw:text-box>
          <text:p text:style-name="a206" text:class-names="" text:cond-style-name=""><text:span text:style-name="a205" text:class-names="">Click to edit Master title style</text:span></text:p>
        </draw:text-box>
        <svg:title/>
        <svg:desc/>
      </draw:frame>
      <draw:frame draw:id="id37" presentation:style-name="a211" draw:name="Date Placeholder 2" svg:x="8.39757in" svg:y="6.5625in" svg:width="3in" svg:height="0.39931in" presentation:class="date-time" presentation:placeholder="false">
        <draw:text-box>
          <text:p text:style-name="a210" text:class-names="" text:cond-style-name=""><text:span text:style-name="a208" text:class-names=""><text:date text:fixed="false" style:data-style-name="a209">11/15/2024</text:date></text:span></text:p>
        </draw:text-box>
        <svg:title/>
        <svg:desc/>
      </draw:frame>
      <draw:frame draw:id="id38" presentation:style-name="a214" draw:name="Footer Placeholder 3" svg:x="0.99934in" svg:y="6.5625in" svg:width="7.29753in" svg:height="0.39931in" presentation:class="footer" presentation:placeholder="false">
        <draw:text-box>
          <text:p text:style-name="a213" text:class-names="" text:cond-style-name=""><text:span text:style-name="a212" text:class-names=""/></text:p>
        </draw:text-box>
        <svg:title/>
        <svg:desc/>
      </draw:frame>
      <draw:frame draw:id="id39" presentation:style-name="a217" draw:name="Slide Number Placeholder 4" svg:x="11.49826in" svg:y="6.5625in" svg:width="0.82409in" svg:height="0.39931in" presentation:class="page-number" presentation:placeholder="false">
        <draw:text-box>
          <text:p text:style-name="a216" text:class-names="" text:cond-style-name=""><text:span text:style-name="a215" text:class-names=""><text:page-number style:num-format="1" text:fixed="false"/></text:span></text:p>
        </draw:text-box>
        <svg:title/>
        <svg:desc/>
      </draw:frame>
    </style:master-page>
    <style:master-page style:name="Master1-Layout7-blank-Blank" style:page-layout-name="pageLayout1" draw:style-name="a219">
      <draw:frame draw:id="id40" presentation:style-name="a223" draw:name="Date Placeholder 1" svg:x="8.39757in" svg:y="6.5625in" svg:width="3in" svg:height="0.39931in" presentation:class="date-time" presentation:placeholder="false">
        <draw:text-box>
          <text:p text:style-name="a222" text:class-names="" text:cond-style-name=""><text:span text:style-name="a220" text:class-names=""><text:date text:fixed="false" style:data-style-name="a221">11/15/2024</text:date></text:span></text:p>
        </draw:text-box>
        <svg:title/>
        <svg:desc/>
      </draw:frame>
      <draw:frame draw:id="id41" presentation:style-name="a226" draw:name="Footer Placeholder 2" svg:x="0.99934in" svg:y="6.5625in" svg:width="7.29753in" svg:height="0.39931in" presentation:class="footer" presentation:placeholder="false">
        <draw:text-box>
          <text:p text:style-name="a225" text:class-names="" text:cond-style-name=""><text:span text:style-name="a224" text:class-names=""/></text:p>
        </draw:text-box>
        <svg:title/>
        <svg:desc/>
      </draw:frame>
      <draw:frame draw:id="id42" presentation:style-name="a229" draw:name="Slide Number Placeholder 3" svg:x="11.49826in" svg:y="6.5625in" svg:width="0.82409in" svg:height="0.39931in" presentation:class="page-number" presentation:placeholder="false">
        <draw:text-box>
          <text:p text:style-name="a228" text:class-names="" text:cond-style-name=""><text:span text:style-name="a227" text:class-names=""><text:page-number style:num-format="1" text:fixed="false"/></text:span></text:p>
        </draw:text-box>
        <svg:title/>
        <svg:desc/>
      </draw:frame>
    </style:master-page>
    <style:master-page style:name="Master1-Layout8-objTx-Content-with-Caption" style:page-layout-name="pageLayout1" draw:style-name="a231">
      <draw:frame draw:id="id43" presentation:style-name="a234" draw:name="Title 1" svg:x="0.99934in" svg:y="0.66667in" svg:width="4.0539in" svg:height="1.99247in" presentation:class="title" presentation:placeholder="false">
        <draw:text-box>
          <text:p text:style-name="a233" text:class-names="" text:cond-style-name=""><text:span text:style-name="a232" text:class-names="">Click to edit Master title style</text:span></text:p>
        </draw:text-box>
        <svg:title/>
        <svg:desc/>
      </draw:frame>
      <draw:frame draw:id="id44" presentation:style-name="a250" draw:name="Content Placeholder 2" svg:x="5.31018in" svg:y="0.66667in" svg:width="7.01217in" svg:height="5.55556in" presentation:class="object" presentation:placeholder="false">
        <draw:text-box>
          <text:list text:style-name="a237">
            <text:list-item>
              <text:p text:style-name="a236" text:class-names="" text:cond-style-name=""><text:span text:style-name="a235" text:class-names="">Click to edit Master text styles</text:span></text:p>
            </text:list-item>
          </text:list>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ifth level</text:span></text:p>
                            </text:list-item>
                          </text:list>
                        </text:list-item>
                      </text:list>
                    </text:list-item>
                  </text:list>
                </text:list-item>
              </text:list>
            </text:list-item>
          </text:list>
        </draw:text-box>
        <svg:title/>
        <svg:desc/>
      </draw:frame>
      <draw:frame draw:id="id45" presentation:style-name="a254" draw:name="Text Placeholder 3" svg:x="0.99934in" svg:y="2.92361in" svg:width="4.0539in" svg:height="3.29861in" presentation:class="outline" presentation:placeholder="false">
        <draw:text-box>
          <text:list text:style-name="a253">
            <text:list-item>
              <text:p text:style-name="a252" text:class-names="" text:cond-style-name=""><text:span text:style-name="a251" text:class-names="">Click to edit Master text styles</text:span></text:p>
            </text:list-item>
          </text:list>
        </draw:text-box>
        <svg:title/>
        <svg:desc/>
      </draw:frame>
      <draw:frame draw:id="id46" presentation:style-name="a258" draw:name="Date Placeholder 4" svg:x="8.39757in" svg:y="6.5625in" svg:width="3in" svg:height="0.39931in" presentation:class="date-time" presentation:placeholder="false">
        <draw:text-box>
          <text:p text:style-name="a257" text:class-names="" text:cond-style-name=""><text:span text:style-name="a255" text:class-names=""><text:date text:fixed="false" style:data-style-name="a256">11/15/2024</text:date></text:span></text:p>
        </draw:text-box>
        <svg:title/>
        <svg:desc/>
      </draw:frame>
      <draw:frame draw:id="id47" presentation:style-name="a261" draw:name="Footer Placeholder 5" svg:x="0.99934in" svg:y="6.5625in" svg:width="7.29753in" svg:height="0.39931in" presentation:class="footer" presentation:placeholder="false">
        <draw:text-box>
          <text:p text:style-name="a260" text:class-names="" text:cond-style-name=""><text:span text:style-name="a259" text:class-names=""/></text:p>
        </draw:text-box>
        <svg:title/>
        <svg:desc/>
      </draw:frame>
      <draw:frame draw:id="id48" presentation:style-name="a264" draw:name="Slide Number Placeholder 6" svg:x="11.49826in" svg:y="6.5625in" svg:width="0.82409in" svg:height="0.39931in" presentation:class="page-number" presentation:placeholder="false">
        <draw:text-box>
          <text:p text:style-name="a263" text:class-names="" text:cond-style-name=""><text:span text:style-name="a262" text:class-names=""><text:page-number style:num-format="1" text:fixed="false"/></text:span></text:p>
        </draw:text-box>
        <svg:title/>
        <svg:desc/>
      </draw:frame>
    </style:master-page>
    <style:master-page style:name="Master1-Layout9-picTx-Picture-with-Caption" style:page-layout-name="pageLayout1" draw:style-name="a266">
      <draw:frame draw:id="id49" draw:style-name="a267" draw:name="Picture 21" svg:x="7.97645in" svg:y="0.66667in" svg:width="3.91969in" svg:height="5.69207in" style:rel-width="scale" style:rel-height="scale">
        <draw:image xlink:href="media/image7.png" xlink:type="simple" xlink:show="embed" xlink:actuate="onLoad"/>
        <svg:title/>
        <svg:desc>Slate-V2-HD-vertPhotoInset.png</svg:desc>
      </draw:frame>
      <draw:frame draw:id="id50" presentation:style-name="a270" draw:name="Title 1" svg:x="0.99934in" svg:y="0.83519in" svg:width="6.24223in" svg:height="1.83241in" presentation:class="title" presentation:placeholder="false">
        <draw:text-box>
          <text:p text:style-name="a269" text:class-names="" text:cond-style-name=""><text:span text:style-name="a268" text:class-names="">Click to edit Master title style</text:span></text:p>
        </draw:text-box>
        <svg:title/>
        <svg:desc/>
      </draw:frame>
      <draw:frame draw:id="id51" presentation:style-name="a273" draw:name="Picture Placeholder 2" svg:x="8.13927in" svg:y="0.83519in" svg:width="3.5824in" svg:height="5.37273in" presentation:class="graphic" presentation:placeholder="false">
        <draw:text-box>
          <text:p text:style-name="a272" text:class-names="" text:cond-style-name=""><text:span text:style-name="a271" text:class-names="">Click icon to add picture</text:span></text:p>
        </draw:text-box>
        <svg:title/>
        <svg:desc/>
      </draw:frame>
      <draw:frame draw:id="id52" presentation:style-name="a277" draw:name="Text Placeholder 3" svg:x="1.61166in" svg:y="2.93055in" svg:width="5.0176in" svg:height="3.42924in" presentation:class="outline" presentation:placeholder="false">
        <draw:text-box>
          <text:list text:style-name="a276">
            <text:list-item>
              <text:p text:style-name="a275" text:class-names="" text:cond-style-name=""><text:span text:style-name="a274" text:class-names="">Click to edit Master text styles</text:span></text:p>
            </text:list-item>
          </text:list>
        </draw:text-box>
        <svg:title/>
        <svg:desc/>
      </draw:frame>
      <draw:frame draw:id="id53" presentation:style-name="a281" draw:name="Date Placeholder 4" svg:x="8.39757in" svg:y="6.5625in" svg:width="3in" svg:height="0.39931in" presentation:class="date-time" presentation:placeholder="false">
        <draw:text-box>
          <text:p text:style-name="a280" text:class-names="" text:cond-style-name=""><text:span text:style-name="a278" text:class-names=""><text:date text:fixed="false" style:data-style-name="a279">11/15/2024</text:date></text:span></text:p>
        </draw:text-box>
        <svg:title/>
        <svg:desc/>
      </draw:frame>
      <draw:frame draw:id="id54" presentation:style-name="a284" draw:name="Footer Placeholder 5" svg:x="0.99934in" svg:y="6.5625in" svg:width="7.29753in" svg:height="0.39931in" presentation:class="footer" presentation:placeholder="false">
        <draw:text-box>
          <text:p text:style-name="a283" text:class-names="" text:cond-style-name=""><text:span text:style-name="a282" text:class-names=""/></text:p>
        </draw:text-box>
        <svg:title/>
        <svg:desc/>
      </draw:frame>
      <draw:frame draw:id="id55" presentation:style-name="a287" draw:name="Slide Number Placeholder 6" svg:x="11.49826in" svg:y="6.5625in" svg:width="0.82409in" svg:height="0.39931in" presentation:class="page-number" presentation:placeholder="false">
        <draw:text-box>
          <text:p text:style-name="a286" text:class-names="" text:cond-style-name=""><text:span text:style-name="a285" text:class-names=""><text:page-number style:num-format="1" text:fixed="false"/></text:span></text:p>
        </draw:text-box>
        <svg:title/>
        <svg:desc/>
      </draw:frame>
    </style:master-page>
    <style:master-page style:name="Master1-Layout10-cust-Panoramic-Picture-with-Caption" style:page-layout-name="pageLayout1" draw:style-name="a289">
      <draw:frame draw:id="id56" draw:style-name="a290" draw:name="Picture 15" svg:x="1.1088in" svg:y="0.59909in" svg:width="11.09121in" svg:height="4.17411in" style:rel-width="scale" style:rel-height="scale">
        <draw:image xlink:href="media/image8.png" xlink:type="simple" xlink:show="embed" xlink:actuate="onLoad"/>
        <svg:title/>
        <svg:desc>Slate-V2-HD-panoPhotoInset.png</svg:desc>
      </draw:frame>
      <draw:frame draw:id="id57" presentation:style-name="a293" draw:name="Title 1" svg:x="0.99935in" svg:y="4.99262in" svg:width="11.32472in" svg:height="0.59435in" presentation:class="title" presentation:placeholder="false">
        <draw:text-box>
          <text:p text:style-name="a292" text:class-names="" text:cond-style-name=""><text:span text:style-name="a291" text:class-names="">Click to edit Master title style</text:span></text:p>
        </draw:text-box>
        <svg:title/>
        <svg:desc/>
      </draw:frame>
      <draw:frame draw:id="id58" presentation:style-name="a296" draw:name="Picture Placeholder 2" svg:x="1.27882in" svg:y="0.76007in" svg:width="10.767in" svg:height="3.85572in" presentation:class="graphic" presentation:placeholder="false">
        <draw:text-box>
          <text:p text:style-name="a295" text:class-names="" text:cond-style-name=""><text:span text:style-name="a294" text:class-names="">Click icon to add picture</text:span></text:p>
        </draw:text-box>
        <svg:title/>
        <svg:desc/>
      </draw:frame>
      <draw:frame draw:id="id59" presentation:style-name="a300" draw:name="Text Placeholder 3" svg:x="0.99934in" svg:y="5.73899in" svg:width="11.32301in" svg:height="0.59435in" presentation:class="outline" presentation:placeholder="false">
        <draw:text-box>
          <text:list text:style-name="a299">
            <text:list-item>
              <text:p text:style-name="a298" text:class-names="" text:cond-style-name=""><text:span text:style-name="a297" text:class-names="">Click to edit Master text styles</text:span></text:p>
            </text:list-item>
          </text:list>
        </draw:text-box>
        <svg:title/>
        <svg:desc/>
      </draw:frame>
      <draw:frame draw:id="id60" presentation:style-name="a304" draw:name="Date Placeholder 4" svg:x="8.39757in" svg:y="6.5625in" svg:width="3in" svg:height="0.39931in" presentation:class="date-time" presentation:placeholder="false">
        <draw:text-box>
          <text:p text:style-name="a303" text:class-names="" text:cond-style-name=""><text:span text:style-name="a301" text:class-names=""><text:date text:fixed="false" style:data-style-name="a302">11/15/2024</text:date></text:span></text:p>
        </draw:text-box>
        <svg:title/>
        <svg:desc/>
      </draw:frame>
      <draw:frame draw:id="id61" presentation:style-name="a307" draw:name="Footer Placeholder 5" svg:x="0.99934in" svg:y="6.5625in" svg:width="7.29753in" svg:height="0.39931in" presentation:class="footer" presentation:placeholder="false">
        <draw:text-box>
          <text:p text:style-name="a306" text:class-names="" text:cond-style-name=""><text:span text:style-name="a305" text:class-names=""/></text:p>
        </draw:text-box>
        <svg:title/>
        <svg:desc/>
      </draw:frame>
      <draw:frame draw:id="id62" presentation:style-name="a310" draw:name="Slide Number Placeholder 6" svg:x="11.49826in" svg:y="6.5625in" svg:width="0.82409in" svg:height="0.39931in" presentation:class="page-number" presentation:placeholder="false">
        <draw:text-box>
          <text:p text:style-name="a309" text:class-names="" text:cond-style-name=""><text:span text:style-name="a308" text:class-names=""><text:page-number style:num-format="1" text:fixed="false"/></text:span></text:p>
        </draw:text-box>
        <svg:title/>
        <svg:desc/>
      </draw:frame>
    </style:master-page>
    <style:master-page style:name="Master1-Layout11-cust-Title-and-Caption" style:page-layout-name="pageLayout1" draw:style-name="a312">
      <draw:frame draw:id="id63" presentation:style-name="a315" draw:name="Title 1" svg:x="0.99934in" svg:y="0.66539in" svg:width="11.32301in" svg:height="3.86521in" presentation:class="title" presentation:placeholder="false">
        <draw:text-box>
          <text:p text:style-name="a314" text:class-names="" text:cond-style-name=""><text:span text:style-name="a313" text:class-names="">Click to edit Master title style</text:span></text:p>
        </draw:text-box>
        <svg:title/>
        <svg:desc/>
      </draw:frame>
      <draw:frame draw:id="id64" presentation:style-name="a319" draw:name="Text Placeholder 3" svg:x="0.99934in" svg:y="4.69727in" svg:width="11.32301in" svg:height="1.64242in" presentation:class="outline" presentation:placeholder="false">
        <draw:text-box>
          <text:list text:style-name="a318">
            <text:list-item>
              <text:p text:style-name="a317" text:class-names="" text:cond-style-name=""><text:span text:style-name="a316" text:class-names="">Click to edit Master text styles</text:span></text:p>
            </text:list-item>
          </text:list>
        </draw:text-box>
        <svg:title/>
        <svg:desc/>
      </draw:frame>
      <draw:frame draw:id="id65" presentation:style-name="a323" draw:name="Date Placeholder 4" svg:x="8.39757in" svg:y="6.5625in" svg:width="3in" svg:height="0.39931in" presentation:class="date-time" presentation:placeholder="false">
        <draw:text-box>
          <text:p text:style-name="a322" text:class-names="" text:cond-style-name=""><text:span text:style-name="a320" text:class-names=""><text:date text:fixed="false" style:data-style-name="a321">11/15/2024</text:date></text:span></text:p>
        </draw:text-box>
        <svg:title/>
        <svg:desc/>
      </draw:frame>
      <draw:frame draw:id="id66" presentation:style-name="a326" draw:name="Footer Placeholder 5" svg:x="0.99934in" svg:y="6.5625in" svg:width="7.29753in" svg:height="0.39931in" presentation:class="footer" presentation:placeholder="false">
        <draw:text-box>
          <text:p text:style-name="a325" text:class-names="" text:cond-style-name=""><text:span text:style-name="a324" text:class-names=""/></text:p>
        </draw:text-box>
        <svg:title/>
        <svg:desc/>
      </draw:frame>
      <draw:frame draw:id="id67" presentation:style-name="a329" draw:name="Slide Number Placeholder 6" svg:x="11.49826in" svg:y="6.5625in" svg:width="0.82409in" svg:height="0.39931in" presentation:class="page-number" presentation:placeholder="false">
        <draw:text-box>
          <text:p text:style-name="a328" text:class-names="" text:cond-style-name=""><text:span text:style-name="a327" text:class-names=""><text:page-number style:num-format="1" text:fixed="false"/></text:span></text:p>
        </draw:text-box>
        <svg:title/>
        <svg:desc/>
      </draw:frame>
    </style:master-page>
    <style:master-page style:name="Master1-Layout12-cust-Quote-with-Caption" style:page-layout-name="pageLayout1" draw:style-name="a331">
      <draw:frame draw:id="id68" presentation:style-name="a334" draw:name="Title 1" svg:x="1.5816in" svg:y="0.66667in" svg:width="10.17361in" svg:height="3.27308in" presentation:class="title" presentation:placeholder="false">
        <draw:text-box>
          <text:p text:style-name="a333" text:class-names="" text:cond-style-name=""><text:span text:style-name="a332" text:class-names="">Click to edit Master title style</text:span></text:p>
        </draw:text-box>
        <svg:title/>
        <svg:desc/>
      </draw:frame>
      <draw:frame draw:id="id69" presentation:style-name="a338" draw:name="Text Placeholder 3" svg:x="1.88172in" svg:y="3.94798in" svg:width="9.57163in" svg:height="0.58262in" presentation:class="outline" presentation:placeholder="false">
        <draw:text-box>
          <text:list text:style-name="a337">
            <text:list-item>
              <text:p text:style-name="a336" text:class-names="" text:cond-style-name=""><text:span text:style-name="a335" text:class-names="">Click to edit Master text styles</text:span></text:p>
            </text:list-item>
          </text:list>
        </draw:text-box>
        <svg:title/>
        <svg:desc/>
      </draw:frame>
      <draw:frame draw:id="id70" presentation:style-name="a342" draw:name="Text Placeholder 3" svg:x="0.99934in" svg:y="4.7073in" svg:width="11.32301in" svg:height="1.62893in" presentation:class="outline" presentation:placeholder="false">
        <draw:text-box>
          <text:list text:style-name="a341">
            <text:list-item>
              <text:p text:style-name="a340" text:class-names="" text:cond-style-name=""><text:span text:style-name="a339" text:class-names="">Click to edit Master text styles</text:span></text:p>
            </text:list-item>
          </text:list>
        </draw:text-box>
        <svg:title/>
        <svg:desc/>
      </draw:frame>
      <draw:frame draw:id="id71" presentation:style-name="a346" draw:name="Date Placeholder 4" svg:x="8.39757in" svg:y="6.5625in" svg:width="3in" svg:height="0.39931in" presentation:class="date-time" presentation:placeholder="false">
        <draw:text-box>
          <text:p text:style-name="a345" text:class-names="" text:cond-style-name=""><text:span text:style-name="a343" text:class-names=""><text:date text:fixed="false" style:data-style-name="a344">11/15/2024</text:date></text:span></text:p>
        </draw:text-box>
        <svg:title/>
        <svg:desc/>
      </draw:frame>
      <draw:frame draw:id="id72" presentation:style-name="a349" draw:name="Footer Placeholder 5" svg:x="0.99934in" svg:y="6.5625in" svg:width="7.29753in" svg:height="0.39931in" presentation:class="footer" presentation:placeholder="false">
        <draw:text-box>
          <text:p text:style-name="a348" text:class-names="" text:cond-style-name=""><text:span text:style-name="a347" text:class-names=""/></text:p>
        </draw:text-box>
        <svg:title/>
        <svg:desc/>
      </draw:frame>
      <draw:frame draw:id="id73" presentation:style-name="a352" draw:name="Slide Number Placeholder 6" svg:x="11.49826in" svg:y="6.5625in" svg:width="0.82409in" svg:height="0.39931in" presentation:class="page-number" presentation:placeholder="false">
        <draw:text-box>
          <text:p text:style-name="a351" text:class-names="" text:cond-style-name=""><text:span text:style-name="a350" text:class-names=""><text:page-number style:num-format="1" text:fixed="false"/></text:span></text:p>
        </draw:text-box>
        <svg:title/>
        <svg:desc/>
      </draw:frame>
      <draw:frame draw:id="id74" draw:style-name="a355" draw:name="TextBox 10" svg:x="1.08333in" svg:y="0.96762in" svg:width="0.66667in" svg:height="0.63952in">
        <draw:text-box>
          <text:p text:style-name="a354" text:class-names="" text:cond-style-name=""><text:span text:style-name="a353" text:class-names="">“</text:span></text:p>
        </draw:text-box>
        <svg:title/>
        <svg:desc/>
      </draw:frame>
      <draw:frame draw:id="id75" draw:style-name="a358" draw:name="TextBox 12" svg:x="11.4881in" svg:y="3.20238in" svg:width="0.66667in" svg:height="0.63952in">
        <draw:text-box>
          <text:p text:style-name="a357" text:class-names="" text:cond-style-name=""><text:span text:style-name="a356" text:class-names="">”</text:span></text:p>
        </draw:text-box>
        <svg:title/>
        <svg:desc/>
      </draw:frame>
    </style:master-page>
    <style:master-page style:name="Master1-Layout13-cust-Name-Card" style:page-layout-name="pageLayout1" draw:style-name="a360">
      <draw:frame draw:id="id76" presentation:style-name="a363" draw:name="Title 1" svg:x="0.99934in" svg:y="2.32605in" svg:width="11.32301in" svg:height="2.74698in" presentation:class="title" presentation:placeholder="false">
        <draw:text-box>
          <text:p text:style-name="a362" text:class-names="" text:cond-style-name=""><text:span text:style-name="a361" text:class-names="">Click to edit Master title style</text:span></text:p>
        </draw:text-box>
        <svg:title/>
        <svg:desc/>
      </draw:frame>
      <draw:frame draw:id="id77" presentation:style-name="a367" draw:name="Text Placeholder 3" svg:x="0.99933in" svg:y="5.08591in" svg:width="11.3213in" svg:height="1.24742in" presentation:class="outline" presentation:placeholder="false">
        <draw:text-box>
          <text:list text:style-name="a366">
            <text:list-item>
              <text:p text:style-name="a365" text:class-names="" text:cond-style-name=""><text:span text:style-name="a364" text:class-names="">Click to edit Master text styles</text:span></text:p>
            </text:list-item>
          </text:list>
        </draw:text-box>
        <svg:title/>
        <svg:desc/>
      </draw:frame>
      <draw:frame draw:id="id78" presentation:style-name="a371" draw:name="Date Placeholder 4" svg:x="8.39757in" svg:y="6.5625in" svg:width="3in" svg:height="0.39931in" presentation:class="date-time" presentation:placeholder="false">
        <draw:text-box>
          <text:p text:style-name="a370" text:class-names="" text:cond-style-name=""><text:span text:style-name="a368" text:class-names=""><text:date text:fixed="false" style:data-style-name="a369">11/15/2024</text:date></text:span></text:p>
        </draw:text-box>
        <svg:title/>
        <svg:desc/>
      </draw:frame>
      <draw:frame draw:id="id79" presentation:style-name="a374" draw:name="Footer Placeholder 5" svg:x="0.99934in" svg:y="6.5625in" svg:width="7.29753in" svg:height="0.39931in" presentation:class="footer" presentation:placeholder="false">
        <draw:text-box>
          <text:p text:style-name="a373" text:class-names="" text:cond-style-name=""><text:span text:style-name="a372" text:class-names=""/></text:p>
        </draw:text-box>
        <svg:title/>
        <svg:desc/>
      </draw:frame>
      <draw:frame draw:id="id80" presentation:style-name="a377" draw:name="Slide Number Placeholder 6" svg:x="11.49826in" svg:y="6.5625in" svg:width="0.82409in" svg:height="0.39931in" presentation:class="page-number" presentation:placeholder="false">
        <draw:text-box>
          <text:p text:style-name="a376" text:class-names="" text:cond-style-name=""><text:span text:style-name="a375" text:class-names=""><text:page-number style:num-format="1" text:fixed="false"/></text:span></text:p>
        </draw:text-box>
        <svg:title/>
        <svg:desc/>
      </draw:frame>
    </style:master-page>
    <style:master-page style:name="Master1-Layout14-cust-3-Column" style:page-layout-name="pageLayout1" draw:style-name="a379">
      <draw:frame draw:id="id81" presentation:style-name="a382" draw:name="Title 1" svg:x="0.99934in" svg:y="0.66667in" svg:width="11.32301in" svg:height="1.0613in" presentation:class="title" presentation:placeholder="false">
        <draw:text-box>
          <text:p text:style-name="a381" text:class-names="" text:cond-style-name=""><text:span text:style-name="a380" text:class-names="">Click to edit Master title style</text:span></text:p>
        </draw:text-box>
        <svg:title/>
        <svg:desc/>
      </draw:frame>
      <draw:frame draw:id="id82" presentation:style-name="a386" draw:name="Text Placeholder 2" svg:x="0.99934in" svg:y="2.0625in" svg:width="3.61in" svg:height="0.83638in" presentation:class="outline" presentation:placeholder="false">
        <draw:text-box>
          <text:list text:style-name="a385">
            <text:list-item>
              <text:p text:style-name="a384" text:class-names="" text:cond-style-name=""><text:span text:style-name="a383" text:class-names="">Click to edit Master text styles</text:span></text:p>
            </text:list-item>
          </text:list>
        </draw:text-box>
        <svg:title/>
        <svg:desc/>
      </draw:frame>
      <draw:frame draw:id="id83" presentation:style-name="a390" draw:name="Text Placeholder 3" svg:x="0.99934in" svg:y="3.02724in" svg:width="3.61in" svg:height="3.30609in" presentation:class="outline" presentation:placeholder="false">
        <draw:text-box>
          <text:list text:style-name="a389">
            <text:list-item>
              <text:p text:style-name="a388" text:class-names="" text:cond-style-name=""><text:span text:style-name="a387" text:class-names="">Click to edit Master text styles</text:span></text:p>
            </text:list-item>
          </text:list>
        </draw:text-box>
        <svg:title/>
        <svg:desc/>
      </draw:frame>
      <draw:frame draw:id="id84" presentation:style-name="a394" draw:name="Text Placeholder 4" svg:x="4.86298in" svg:y="2.0625in" svg:width="3.61in" svg:height="0.83638in" presentation:class="outline" presentation:placeholder="false">
        <draw:text-box>
          <text:list text:style-name="a393">
            <text:list-item>
              <text:p text:style-name="a392" text:class-names="" text:cond-style-name=""><text:span text:style-name="a391" text:class-names="">Click to edit Master text styles</text:span></text:p>
            </text:list-item>
          </text:list>
        </draw:text-box>
        <svg:title/>
        <svg:desc/>
      </draw:frame>
      <draw:frame draw:id="id85" presentation:style-name="a398" draw:name="Text Placeholder 3" svg:x="4.85721in" svg:y="3.02724in" svg:width="3.61in" svg:height="3.30609in" presentation:class="outline" presentation:placeholder="false">
        <draw:text-box>
          <text:list text:style-name="a397">
            <text:list-item>
              <text:p text:style-name="a396" text:class-names="" text:cond-style-name=""><text:span text:style-name="a395" text:class-names="">Click to edit Master text styles</text:span></text:p>
            </text:list-item>
          </text:list>
        </draw:text-box>
        <svg:title/>
        <svg:desc/>
      </draw:frame>
      <draw:frame draw:id="id86" presentation:style-name="a402" draw:name="Text Placeholder 4" svg:x="8.71235in" svg:y="2.0625in" svg:width="3.61in" svg:height="0.83638in" presentation:class="outline" presentation:placeholder="false">
        <draw:text-box>
          <text:list text:style-name="a401">
            <text:list-item>
              <text:p text:style-name="a400" text:class-names="" text:cond-style-name=""><text:span text:style-name="a399" text:class-names="">Click to edit Master text styles</text:span></text:p>
            </text:list-item>
          </text:list>
        </draw:text-box>
        <svg:title/>
        <svg:desc/>
      </draw:frame>
      <draw:frame draw:id="id87" presentation:style-name="a406" draw:name="Text Placeholder 3" svg:x="8.71235in" svg:y="3.02724in" svg:width="3.61in" svg:height="3.30609in" presentation:class="outline" presentation:placeholder="false">
        <draw:text-box>
          <text:list text:style-name="a405">
            <text:list-item>
              <text:p text:style-name="a404" text:class-names="" text:cond-style-name=""><text:span text:style-name="a403" text:class-names="">Click to edit Master text styles</text:span></text:p>
            </text:list-item>
          </text:list>
        </draw:text-box>
        <svg:title/>
        <svg:desc/>
      </draw:frame>
      <draw:frame draw:id="id88" presentation:style-name="a410" draw:name="Date Placeholder 2" svg:x="8.39757in" svg:y="6.5625in" svg:width="3in" svg:height="0.39931in" presentation:class="date-time" presentation:placeholder="false">
        <draw:text-box>
          <text:p text:style-name="a409" text:class-names="" text:cond-style-name=""><text:span text:style-name="a407" text:class-names=""><text:date text:fixed="false" style:data-style-name="a408">11/15/2024</text:date></text:span></text:p>
        </draw:text-box>
        <svg:title/>
        <svg:desc/>
      </draw:frame>
      <draw:frame draw:id="id89" presentation:style-name="a413" draw:name="Footer Placeholder 3" svg:x="0.99934in" svg:y="6.5625in" svg:width="7.29753in" svg:height="0.39931in" presentation:class="footer" presentation:placeholder="false">
        <draw:text-box>
          <text:p text:style-name="a412" text:class-names="" text:cond-style-name=""><text:span text:style-name="a411" text:class-names=""/></text:p>
        </draw:text-box>
        <svg:title/>
        <svg:desc/>
      </draw:frame>
      <draw:frame draw:id="id90" presentation:style-name="a416" draw:name="Slide Number Placeholder 4" svg:x="11.49826in" svg:y="6.5625in" svg:width="0.82409in" svg:height="0.39931in" presentation:class="page-number" presentation:placeholder="false">
        <draw:text-box>
          <text:p text:style-name="a415" text:class-names="" text:cond-style-name=""><text:span text:style-name="a414" text:class-names=""><text:page-number style:num-format="1" text:fixed="false"/></text:span></text:p>
        </draw:text-box>
        <svg:title/>
        <svg:desc/>
      </draw:frame>
    </style:master-page>
    <style:master-page style:name="Master1-Layout15-cust-3-Picture-Column" style:page-layout-name="pageLayout1" draw:style-name="a418">
      <draw:frame draw:id="id91" draw:style-name="a419" draw:name="Picture 1" svg:x="0.98202in" svg:y="1.98842in" svg:width="3.65264in" svg:height="2.02083in" style:rel-width="scale" style:rel-height="scale">
        <draw:image xlink:href="media/image9.png" xlink:type="simple" xlink:show="embed" xlink:actuate="onLoad"/>
        <svg:title/>
        <svg:desc>Slate-V2-HD-3colPhotoInset.png</svg:desc>
      </draw:frame>
      <draw:frame draw:id="id92" draw:style-name="a420" draw:name="Picture 35" svg:x="4.81605in" svg:y="1.98842in" svg:width="3.65264in" svg:height="2.02083in" style:rel-width="scale" style:rel-height="scale">
        <draw:image xlink:href="media/image9.png" xlink:type="simple" xlink:show="embed" xlink:actuate="onLoad"/>
        <svg:title/>
        <svg:desc>Slate-V2-HD-3colPhotoInset.png</svg:desc>
      </draw:frame>
      <draw:frame draw:id="id93" draw:style-name="a421" draw:name="Picture 36" svg:x="8.67897in" svg:y="1.98842in" svg:width="3.65264in" svg:height="2.02083in" style:rel-width="scale" style:rel-height="scale">
        <draw:image xlink:href="media/image9.png" xlink:type="simple" xlink:show="embed" xlink:actuate="onLoad"/>
        <svg:title/>
        <svg:desc>Slate-V2-HD-3colPhotoInset.png</svg:desc>
      </draw:frame>
      <draw:frame draw:id="id94" presentation:style-name="a424" draw:name="Title 1" svg:x="0.99934in" svg:y="0.66667in" svg:width="11.32301in" svg:height="1.0613in" presentation:class="title" presentation:placeholder="false">
        <draw:text-box>
          <text:p text:style-name="a423" text:class-names="" text:cond-style-name=""><text:span text:style-name="a422" text:class-names="">Click to edit Master title style</text:span></text:p>
        </draw:text-box>
        <svg:title/>
        <svg:desc/>
      </draw:frame>
      <draw:frame draw:id="id95" presentation:style-name="a428" draw:name="Text Placeholder 2" svg:x="0.99934in" svg:y="4.26958in" svg:width="3.61in" svg:height="0.63021in" presentation:class="outline" presentation:placeholder="false">
        <draw:text-box>
          <text:list text:style-name="a427">
            <text:list-item>
              <text:p text:style-name="a426" text:class-names="" text:cond-style-name=""><text:span text:style-name="a425" text:class-names="">Click to edit Master text styles</text:span></text:p>
            </text:list-item>
          </text:list>
        </draw:text-box>
        <svg:title/>
        <svg:desc/>
      </draw:frame>
      <draw:frame draw:id="id96" presentation:style-name="a431" draw:name="Picture Placeholder 2" svg:x="1.11341in" svg:y="2.12043in" svg:width="3.38185in" svg:height="1.75301in" presentation:class="graphic" presentation:placeholder="false">
        <draw:text-box>
          <text:p text:style-name="a430" text:class-names="" text:cond-style-name=""><text:span text:style-name="a429" text:class-names="">Click icon to add picture</text:span></text:p>
        </draw:text-box>
        <svg:title/>
        <svg:desc/>
      </draw:frame>
      <draw:frame draw:id="id97" presentation:style-name="a435" draw:name="Text Placeholder 3" svg:x="0.99934in" svg:y="5.00048in" svg:width="3.61in" svg:height="1.33285in" presentation:class="outline" presentation:placeholder="false">
        <draw:text-box>
          <text:list text:style-name="a434">
            <text:list-item>
              <text:p text:style-name="a433" text:class-names="" text:cond-style-name=""><text:span text:style-name="a432" text:class-names="">Click to edit Master text styles</text:span></text:p>
            </text:list-item>
          </text:list>
        </draw:text-box>
        <svg:title/>
        <svg:desc/>
      </draw:frame>
      <draw:frame draw:id="id98" presentation:style-name="a439" draw:name="Text Placeholder 4" svg:x="4.85869in" svg:y="4.26958in" svg:width="3.61in" svg:height="0.63021in" presentation:class="outline" presentation:placeholder="false">
        <draw:text-box>
          <text:list text:style-name="a438">
            <text:list-item>
              <text:p text:style-name="a437" text:class-names="" text:cond-style-name=""><text:span text:style-name="a436" text:class-names="">Click to edit Master text styles</text:span></text:p>
            </text:list-item>
          </text:list>
        </draw:text-box>
        <svg:title/>
        <svg:desc/>
      </draw:frame>
      <draw:frame draw:id="id99" presentation:style-name="a442" draw:name="Picture Placeholder 2" svg:x="4.97128in" svg:y="2.12062in" svg:width="3.38185in" svg:height="1.75871in" presentation:class="graphic" presentation:placeholder="false">
        <draw:text-box>
          <text:p text:style-name="a441" text:class-names="" text:cond-style-name=""><text:span text:style-name="a440" text:class-names="">Click icon to add picture</text:span></text:p>
        </draw:text-box>
        <svg:title/>
        <svg:desc/>
      </draw:frame>
      <draw:frame draw:id="id100" presentation:style-name="a446" draw:name="Text Placeholder 3" svg:x="4.85721in" svg:y="5.00048in" svg:width="3.61in" svg:height="1.33285in" presentation:class="outline" presentation:placeholder="false">
        <draw:text-box>
          <text:list text:style-name="a445">
            <text:list-item>
              <text:p text:style-name="a444" text:class-names="" text:cond-style-name=""><text:span text:style-name="a443" text:class-names="">Click to edit Master text styles</text:span></text:p>
            </text:list-item>
          </text:list>
        </draw:text-box>
        <svg:title/>
        <svg:desc/>
      </draw:frame>
      <draw:frame draw:id="id101" presentation:style-name="a450" draw:name="Text Placeholder 4" svg:x="8.71249in" svg:y="4.26958in" svg:width="3.61in" svg:height="0.63021in" presentation:class="outline" presentation:placeholder="false">
        <draw:text-box>
          <text:list text:style-name="a449">
            <text:list-item>
              <text:p text:style-name="a448" text:class-names="" text:cond-style-name=""><text:span text:style-name="a447" text:class-names="">Click to edit Master text styles</text:span></text:p>
            </text:list-item>
          </text:list>
        </draw:text-box>
        <svg:title/>
        <svg:desc/>
      </draw:frame>
      <draw:frame draw:id="id102" presentation:style-name="a453" draw:name="Picture Placeholder 2" svg:x="8.83169in" svg:y="2.11552in" svg:width="3.38185in" svg:height="1.75776in" presentation:class="graphic" presentation:placeholder="false">
        <draw:text-box>
          <text:p text:style-name="a452" text:class-names="" text:cond-style-name=""><text:span text:style-name="a451" text:class-names="">Click icon to add picture</text:span></text:p>
        </draw:text-box>
        <svg:title/>
        <svg:desc/>
      </draw:frame>
      <draw:frame draw:id="id103" presentation:style-name="a457" draw:name="Text Placeholder 3" svg:x="8.71235in" svg:y="5.00048in" svg:width="3.61in" svg:height="1.33285in" presentation:class="outline" presentation:placeholder="false">
        <draw:text-box>
          <text:list text:style-name="a456">
            <text:list-item>
              <text:p text:style-name="a455" text:class-names="" text:cond-style-name=""><text:span text:style-name="a454" text:class-names="">Click to edit Master text styles</text:span></text:p>
            </text:list-item>
          </text:list>
        </draw:text-box>
        <svg:title/>
        <svg:desc/>
      </draw:frame>
      <draw:frame draw:id="id104" presentation:style-name="a461" draw:name="Date Placeholder 2" svg:x="8.39757in" svg:y="6.5625in" svg:width="3in" svg:height="0.39931in" presentation:class="date-time" presentation:placeholder="false">
        <draw:text-box>
          <text:p text:style-name="a460" text:class-names="" text:cond-style-name=""><text:span text:style-name="a458" text:class-names=""><text:date text:fixed="false" style:data-style-name="a459">11/15/2024</text:date></text:span></text:p>
        </draw:text-box>
        <svg:title/>
        <svg:desc/>
      </draw:frame>
      <draw:frame draw:id="id105" presentation:style-name="a464" draw:name="Footer Placeholder 3" svg:x="0.99934in" svg:y="6.5625in" svg:width="7.29753in" svg:height="0.39931in" presentation:class="footer" presentation:placeholder="false">
        <draw:text-box>
          <text:p text:style-name="a463" text:class-names="" text:cond-style-name=""><text:span text:style-name="a462" text:class-names=""/></text:p>
        </draw:text-box>
        <svg:title/>
        <svg:desc/>
      </draw:frame>
      <draw:frame draw:id="id106" presentation:style-name="a467" draw:name="Slide Number Placeholder 4" svg:x="11.49826in" svg:y="6.5625in" svg:width="0.82409in" svg:height="0.39931in" presentation:class="page-number" presentation:placeholder="false">
        <draw:text-box>
          <text:p text:style-name="a466" text:class-names="" text:cond-style-name=""><text:span text:style-name="a465" text:class-names=""><text:page-number style:num-format="1" text:fixed="false"/></text:span></text:p>
        </draw:text-box>
        <svg:title/>
        <svg:desc/>
      </draw:frame>
    </style:master-page>
    <style:master-page style:name="Master1-Layout16-vertTx-Title-and-Vertical-Text" style:page-layout-name="pageLayout1" draw:style-name="a469">
      <draw:frame draw:id="id107" presentation:style-name="a472" draw:name="Title 1" svg:x="0.99934in" svg:y="0.66667in" svg:width="11.32301in" svg:height="1.375in" presentation:class="title" presentation:placeholder="false">
        <draw:text-box>
          <text:p text:style-name="a471" text:class-names="" text:cond-style-name=""><text:span text:style-name="a470" text:class-names="">Click to edit Master title style</text:span></text:p>
        </draw:text-box>
        <svg:title/>
        <svg:desc/>
      </draw:frame>
      <draw:frame draw:id="id108" presentation:style-name="a488" draw:name="Vertical Text Placeholder 2" svg:x="0.99934in" svg:y="2.27083in" svg:width="11.32301in" svg:height="4.0625in" presentation:class="outline" presentation:placeholder="false">
        <draw:text-box>
          <text:list text:style-name="a475">
            <text:list-item>
              <text:p text:style-name="a474" text:class-names="" text:cond-style-name=""><text:span text:style-name="a473" text:class-names="">Click to edit Master text styles</text:span></text:p>
            </text:list-item>
          </text:list>
          <text:list text:style-name="a478">
            <text:list-item>
              <text:list text:style-name="a478">
                <text:list-item>
                  <text:p text:style-name="a477" text:class-names="" text:cond-style-name=""><text:span text:style-name="a476" text:class-names="">Second level</text:span></text:p>
                </text:list-item>
              </text:list>
            </text:list-item>
          </text:list>
          <text:list text:style-name="a481">
            <text:list-item>
              <text:list text:style-name="a481">
                <text:list-item>
                  <text:list text:style-name="a481">
                    <text:list-item>
                      <text:p text:style-name="a480" text:class-names="" text:cond-style-name=""><text:span text:style-name="a479" text:class-names="">Third level</text:span></text:p>
                    </text:list-item>
                  </text:list>
                </text:list-item>
              </text:list>
            </text:list-item>
          </text:list>
          <text:list text:style-name="a484">
            <text:list-item>
              <text:list text:style-name="a484">
                <text:list-item>
                  <text:list text:style-name="a484">
                    <text:list-item>
                      <text:list text:style-name="a484">
                        <text:list-item>
                          <text:p text:style-name="a483" text:class-names="" text:cond-style-name=""><text:span text:style-name="a482" text:class-names="">Fourth level</text:span></text:p>
                        </text:list-item>
                      </text:list>
                    </text:list-item>
                  </text:list>
                </text:list-item>
              </text:list>
            </text:list-item>
          </text:list>
          <text:list text:style-name="a487">
            <text:list-item>
              <text:list text:style-name="a487">
                <text:list-item>
                  <text:list text:style-name="a487">
                    <text:list-item>
                      <text:list text:style-name="a487">
                        <text:list-item>
                          <text:list text:style-name="a487">
                            <text:list-item>
                              <text:p text:style-name="a486" text:class-names="" text:cond-style-name=""><text:span text:style-name="a485" text:class-names="">Fifth level</text:span></text:p>
                            </text:list-item>
                          </text:list>
                        </text:list-item>
                      </text:list>
                    </text:list-item>
                  </text:list>
                </text:list-item>
              </text:list>
            </text:list-item>
          </text:list>
        </draw:text-box>
        <svg:title/>
        <svg:desc/>
      </draw:frame>
      <draw:frame draw:id="id109" presentation:style-name="a492" draw:name="Date Placeholder 3" svg:x="8.39757in" svg:y="6.5625in" svg:width="3in" svg:height="0.39931in" presentation:class="date-time" presentation:placeholder="false">
        <draw:text-box>
          <text:p text:style-name="a491" text:class-names="" text:cond-style-name=""><text:span text:style-name="a489" text:class-names=""><text:date text:fixed="false" style:data-style-name="a490">11/15/2024</text:date></text:span></text:p>
        </draw:text-box>
        <svg:title/>
        <svg:desc/>
      </draw:frame>
      <draw:frame draw:id="id110" presentation:style-name="a495" draw:name="Footer Placeholder 4" svg:x="0.99934in" svg:y="6.5625in" svg:width="7.29753in" svg:height="0.39931in" presentation:class="footer" presentation:placeholder="false">
        <draw:text-box>
          <text:p text:style-name="a494" text:class-names="" text:cond-style-name=""><text:span text:style-name="a493" text:class-names=""/></text:p>
        </draw:text-box>
        <svg:title/>
        <svg:desc/>
      </draw:frame>
      <draw:frame draw:id="id111" presentation:style-name="a498" draw:name="Slide Number Placeholder 5" svg:x="11.49826in" svg:y="6.5625in" svg:width="0.82409in" svg:height="0.39931in" presentation:class="page-number" presentation:placeholder="false">
        <draw:text-box>
          <text:p text:style-name="a497" text:class-names="" text:cond-style-name=""><text:span text:style-name="a496" text:class-names=""><text:page-number style:num-format="1" text:fixed="false"/></text:span></text:p>
        </draw:text-box>
        <svg:title/>
        <svg:desc/>
      </draw:frame>
    </style:master-page>
    <style:master-page style:name="Master1-Layout17-vertTitleAndTx-Vertical-Title-and-Text" style:page-layout-name="pageLayout1" draw:style-name="a500">
      <draw:frame draw:id="id112" presentation:style-name="a503" draw:name="Vertical Title 1" svg:x="9.824in" svg:y="0.66667in" svg:width="2.49835in" svg:height="5.66667in" presentation:class="title" presentation:placeholder="false">
        <draw:text-box>
          <text:p text:style-name="a502" text:class-names="" text:cond-style-name=""><text:span text:style-name="a501" text:class-names="">Click to edit Master title style</text:span></text:p>
        </draw:text-box>
        <svg:title/>
        <svg:desc/>
      </draw:frame>
      <draw:frame draw:id="id113" presentation:style-name="a519" draw:name="Vertical Text Placeholder 2" svg:x="0.99934in" svg:y="0.66667in" svg:width="8.658in" svg:height="5.66667in" presentation:class="outline" presentation:placeholder="false">
        <draw:text-box>
          <text:list text:style-name="a506">
            <text:list-item>
              <text:p text:style-name="a505" text:class-names="" text:cond-style-name=""><text:span text:style-name="a504" text:class-names="">Click to edit Master text styles</text:span></text:p>
            </text:list-item>
          </text:list>
          <text:list text:style-name="a509">
            <text:list-item>
              <text:list text:style-name="a509">
                <text:list-item>
                  <text:p text:style-name="a508" text:class-names="" text:cond-style-name=""><text:span text:style-name="a507" text:class-names="">Second level</text:span></text:p>
                </text:list-item>
              </text:list>
            </text:list-item>
          </text:list>
          <text:list text:style-name="a512">
            <text:list-item>
              <text:list text:style-name="a512">
                <text:list-item>
                  <text:list text:style-name="a512">
                    <text:list-item>
                      <text:p text:style-name="a511" text:class-names="" text:cond-style-name=""><text:span text:style-name="a510" text:class-names="">Third level</text:span></text:p>
                    </text:list-item>
                  </text:list>
                </text:list-item>
              </text:list>
            </text:list-item>
          </text:list>
          <text:list text:style-name="a515">
            <text:list-item>
              <text:list text:style-name="a515">
                <text:list-item>
                  <text:list text:style-name="a515">
                    <text:list-item>
                      <text:list text:style-name="a515">
                        <text:list-item>
                          <text:p text:style-name="a514" text:class-names="" text:cond-style-name=""><text:span text:style-name="a513" text:class-names="">Fourth level</text:span></text:p>
                        </text:list-item>
                      </text:list>
                    </text:list-item>
                  </text:list>
                </text:list-item>
              </text:list>
            </text:list-item>
          </text:list>
          <text:list text:style-name="a518">
            <text:list-item>
              <text:list text:style-name="a518">
                <text:list-item>
                  <text:list text:style-name="a518">
                    <text:list-item>
                      <text:list text:style-name="a518">
                        <text:list-item>
                          <text:list text:style-name="a518">
                            <text:list-item>
                              <text:p text:style-name="a517" text:class-names="" text:cond-style-name=""><text:span text:style-name="a516" text:class-names="">Fifth level</text:span></text:p>
                            </text:list-item>
                          </text:list>
                        </text:list-item>
                      </text:list>
                    </text:list-item>
                  </text:list>
                </text:list-item>
              </text:list>
            </text:list-item>
          </text:list>
        </draw:text-box>
        <svg:title/>
        <svg:desc/>
      </draw:frame>
      <draw:frame draw:id="id114" presentation:style-name="a523" draw:name="Date Placeholder 3" svg:x="8.39757in" svg:y="6.5625in" svg:width="3in" svg:height="0.39931in" presentation:class="date-time" presentation:placeholder="false">
        <draw:text-box>
          <text:p text:style-name="a522" text:class-names="" text:cond-style-name=""><text:span text:style-name="a520" text:class-names=""><text:date text:fixed="false" style:data-style-name="a521">11/15/2024</text:date></text:span></text:p>
        </draw:text-box>
        <svg:title/>
        <svg:desc/>
      </draw:frame>
      <draw:frame draw:id="id115" presentation:style-name="a526" draw:name="Footer Placeholder 4" svg:x="0.99934in" svg:y="6.5625in" svg:width="7.29753in" svg:height="0.39931in" presentation:class="footer" presentation:placeholder="false">
        <draw:text-box>
          <text:p text:style-name="a525" text:class-names="" text:cond-style-name=""><text:span text:style-name="a524" text:class-names=""/></text:p>
        </draw:text-box>
        <svg:title/>
        <svg:desc/>
      </draw:frame>
      <draw:frame draw:id="id116" presentation:style-name="a529" draw:name="Slide Number Placeholder 5" svg:x="11.49826in" svg:y="6.5625in" svg:width="0.82409in" svg:height="0.39931in" presentation:class="page-number" presentation:placeholder="false">
        <draw:text-box>
          <text:p text:style-name="a528" text:class-names="" text:cond-style-name=""><text:span text:style-name="a527"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Shazib Ahmad</meta:initial-creator>
    <dc:creator>Shazib Ahmad</dc:creator>
    <meta:creation-date>2024-09-06T08:42:07Z</meta:creation-date>
    <dc:date>2024-11-15T09:44:23Z</dc:date>
    <meta:editing-cycles>1</meta:editing-cycles>
    <meta:editing-duration>PT5893S</meta:editing-duration>
    <meta:document-statistic meta:paragraph-count="12" meta:word-count="16"/>
  </office:meta>
</office:document-meta>
</file>